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36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71.29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82.4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78.69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35.21pt"/>
    </style:style>
    <style:style style:name="co11" style:family="table-column">
      <style:table-column-properties fo:break-before="auto" style:column-width="75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Activity_20_Budget">
      <style:table-properties table:display="true" style:writing-mode="lr-tb"/>
    </style:style>
    <style:style style:name="ta2" style:family="table" style:master-page-name="PageStyle_5f_Neighbour_20_Budg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Excel_20_Built-in_20_Heading_20_1" style:data-style-name="N10127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546a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127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127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Excel_20_Built-in_20_Heading_20_1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546a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2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133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133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Excel_20_Built-in_20_Heading_20_1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546a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3" style:family="table-cell" style:parent-style-name="Excel_20_Built-in_20_Heading_20_1" style:data-style-name="N2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rotation-align="none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tivity Budget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5" table:default-cell-style-name="ce12"/>
        <table:table-column table:style-name="co6" table:number-columns-repeated="1007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ge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Juvenile age</text:p>
          </table:table-cell>
          <table:table-cell table:style-name="ce11" office:value-type="string" calcext:value-type="string">
            <text:p>EA mins</text:p>
          </table:table-cell>
          <table:table-cell table:style-name="ce11" office:value-type="string" calcext:value-type="string">
            <text:p>FO mins</text:p>
          </table:table-cell>
          <table:table-cell table:style-name="ce11" office:value-type="string" calcext:value-type="string">
            <text:p>RE mins</text:p>
          </table:table-cell>
          <table:table-cell table:style-name="ce11" office:value-type="string" calcext:value-type="string">
            <text:p>SO mins</text:p>
          </table:table-cell>
          <table:table-cell table:style-name="ce11" office:value-type="string" calcext:value-type="string">
            <text:p>TR mins</text:p>
          </table:table-cell>
          <table:table-cell table:style-name="ce11" office:value-type="string" calcext:value-type="string">
            <text:p>Total mins</text:p>
          </table:table-cell>
          <table:table-cell table:style-name="ce13" office:value-type="string" calcext:value-type="string">
            <text:p>EA Div Total</text:p>
          </table:table-cell>
          <table:table-cell table:style-name="ce13" office:value-type="string" calcext:value-type="string">
            <text:p>FO Div Total</text:p>
          </table:table-cell>
          <table:table-cell table:style-name="ce13" office:value-type="string" calcext:value-type="string">
            <text:p>RE Div Total</text:p>
          </table:table-cell>
          <table:table-cell table:style-name="ce13" office:value-type="string" calcext:value-type="string">
            <text:p>SO Div Total</text:p>
          </table:table-cell>
          <table:table-cell table:style-name="ce13" office:value-type="string" calcext:value-type="string">
            <text:p>TR Div Total</text:p>
          </table:table-cell>
          <table:table-cell table:number-columns-repeated="1007"/>
        </table:table-row>
        <table:table-row table:style-name="ro1">
          <table:table-cell office:value-type="date" office:date-value="2017-06-15" calcext:value-type="date">
            <text:p>6/15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38M00S" calcext:value-type="time">
            <text:p>10:3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G2]/[.L2]" office:value-type="float" office:value="0" calcext:value-type="float">
            <text:p>0.00</text:p>
          </table:table-cell>
          <table:table-cell table:formula="of:=[.H2]/[.L2]" office:value-type="float" office:value="0" calcext:value-type="float">
            <text:p>0.00</text:p>
          </table:table-cell>
          <table:table-cell table:formula="of:=[.I2]/[.L2]" office:value-type="float" office:value="0.4" calcext:value-type="float">
            <text:p>0.40</text:p>
          </table:table-cell>
          <table:table-cell table:formula="of:=[.J2]/[.L2]" office:value-type="float" office:value="0.2" calcext:value-type="float">
            <text:p>0.20</text:p>
          </table:table-cell>
          <table:table-cell table:formula="of:=[.K2]/[.L2]"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6-15" calcext:value-type="date">
            <text:p>6/15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18M00S" calcext:value-type="time">
            <text:p>11:1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G3]/[.L3]" office:value-type="float" office:value="0.142857142857143" calcext:value-type="float">
            <text:p>0.14</text:p>
          </table:table-cell>
          <table:table-cell table:formula="of:=[.H3]/[.L3]" office:value-type="float" office:value="0.428571428571429" calcext:value-type="float">
            <text:p>0.43</text:p>
          </table:table-cell>
          <table:table-cell table:formula="of:=[.I3]/[.L3]" office:value-type="float" office:value="0" calcext:value-type="float">
            <text:p>0.00</text:p>
          </table:table-cell>
          <table:table-cell table:formula="of:=[.J3]/[.L3]" office:value-type="float" office:value="0" calcext:value-type="float">
            <text:p>0.00</text:p>
          </table:table-cell>
          <table:table-cell table:formula="of:=[.K3]/[.L3]" office:value-type="float" office:value="0.428571428571429" calcext:value-type="float">
            <text:p>0.43</text:p>
          </table:table-cell>
          <table:table-cell table:number-columns-repeated="1007"/>
        </table:table-row>
        <table:table-row table:style-name="ro2">
          <table:table-cell office:value-type="date" office:date-value="2017-06-15" calcext:value-type="date">
            <text:p>6/15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27M00S" calcext:value-type="time">
            <text:p>11:2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G4]/[.L4]" office:value-type="float" office:value="0.111111111111111" calcext:value-type="float">
            <text:p>0.11</text:p>
          </table:table-cell>
          <table:table-cell table:formula="of:=[.H4]/[.L4]" office:value-type="float" office:value="0.666666666666667" calcext:value-type="float">
            <text:p>0.67</text:p>
          </table:table-cell>
          <table:table-cell table:formula="of:=[.I4]/[.L4]" office:value-type="float" office:value="0.222222222222222" calcext:value-type="float">
            <text:p>0.22</text:p>
          </table:table-cell>
          <table:table-cell table:formula="of:=[.J4]/[.L4]" office:value-type="float" office:value="0" calcext:value-type="float">
            <text:p>0.00</text:p>
          </table:table-cell>
          <table:table-cell table:formula="of:=[.K4]/[.L4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13M00S" calcext:value-type="time">
            <text:p>11:1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G5]/[.L5]" office:value-type="float" office:value="0.142857142857143" calcext:value-type="float">
            <text:p>0.14</text:p>
          </table:table-cell>
          <table:table-cell table:formula="of:=[.H5]/[.L5]" office:value-type="float" office:value="0" calcext:value-type="float">
            <text:p>0.00</text:p>
          </table:table-cell>
          <table:table-cell table:formula="of:=[.I5]/[.L5]" office:value-type="float" office:value="0.142857142857143" calcext:value-type="float">
            <text:p>0.14</text:p>
          </table:table-cell>
          <table:table-cell table:formula="of:=[.J5]/[.L5]" office:value-type="float" office:value="0" calcext:value-type="float">
            <text:p>0.00</text:p>
          </table:table-cell>
          <table:table-cell table:formula="of:=[.K5]/[.L5]" office:value-type="float" office:value="0.714285714285714" calcext:value-type="float">
            <text:p>0.71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25M00S" calcext:value-type="time">
            <text:p>11:2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G6]/[.L6]" office:value-type="float" office:value="0.333333333333333" calcext:value-type="float">
            <text:p>0.33</text:p>
          </table:table-cell>
          <table:table-cell table:formula="of:=[.H6]/[.L6]" office:value-type="float" office:value="0.555555555555556" calcext:value-type="float">
            <text:p>0.56</text:p>
          </table:table-cell>
          <table:table-cell table:formula="of:=[.I6]/[.L6]" office:value-type="float" office:value="0.111111111111111" calcext:value-type="float">
            <text:p>0.11</text:p>
          </table:table-cell>
          <table:table-cell table:formula="of:=[.J6]/[.L6]" office:value-type="float" office:value="0" calcext:value-type="float">
            <text:p>0.00</text:p>
          </table:table-cell>
          <table:table-cell table:formula="of:=[.K6]/[.L6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36M00S" calcext:value-type="time">
            <text:p>11:3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G7]/[.L7]" office:value-type="float" office:value="0.111111111111111" calcext:value-type="float">
            <text:p>0.11</text:p>
          </table:table-cell>
          <table:table-cell table:formula="of:=[.H7]/[.L7]" office:value-type="float" office:value="0.666666666666667" calcext:value-type="float">
            <text:p>0.67</text:p>
          </table:table-cell>
          <table:table-cell table:formula="of:=[.I7]/[.L7]" office:value-type="float" office:value="0.111111111111111" calcext:value-type="float">
            <text:p>0.11</text:p>
          </table:table-cell>
          <table:table-cell table:formula="of:=[.J7]/[.L7]" office:value-type="float" office:value="0" calcext:value-type="float">
            <text:p>0.00</text:p>
          </table:table-cell>
          <table:table-cell table:formula="of:=[.K7]/[.L7]" office:value-type="float" office:value="0.111111111111111" calcext:value-type="float">
            <text:p>0.11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45M00S" calcext:value-type="time">
            <text:p>11:4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G8]/[.L8]" office:value-type="float" office:value="0.2" calcext:value-type="float">
            <text:p>0.20</text:p>
          </table:table-cell>
          <table:table-cell table:formula="of:=[.H8]/[.L8]" office:value-type="float" office:value="0.2" calcext:value-type="float">
            <text:p>0.20</text:p>
          </table:table-cell>
          <table:table-cell table:formula="of:=[.I8]/[.L8]" office:value-type="float" office:value="0.2" calcext:value-type="float">
            <text:p>0.20</text:p>
          </table:table-cell>
          <table:table-cell table:formula="of:=[.J8]/[.L8]" office:value-type="float" office:value="0" calcext:value-type="float">
            <text:p>0.00</text:p>
          </table:table-cell>
          <table:table-cell table:formula="of:=[.K8]/[.L8]"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52M00S" calcext:value-type="time">
            <text:p>11:5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G9]/[.L9]" office:value-type="float" office:value="0" calcext:value-type="float">
            <text:p>0.00</text:p>
          </table:table-cell>
          <table:table-cell table:formula="of:=[.H9]/[.L9]" office:value-type="float" office:value="0.333333333333333" calcext:value-type="float">
            <text:p>0.33</text:p>
          </table:table-cell>
          <table:table-cell table:formula="of:=[.I9]/[.L9]" office:value-type="float" office:value="0" calcext:value-type="float">
            <text:p>0.00</text:p>
          </table:table-cell>
          <table:table-cell table:formula="of:=[.J9]/[.L9]" office:value-type="float" office:value="0" calcext:value-type="float">
            <text:p>0.00</text:p>
          </table:table-cell>
          <table:table-cell table:formula="of:=[.K9]/[.L9]" office:value-type="float" office:value="0.666666666666667" calcext:value-type="float">
            <text:p>0.67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15M00S" calcext:value-type="time">
            <text:p>12:1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G10]/[.L10]" office:value-type="float" office:value="0" calcext:value-type="float">
            <text:p>0.00</text:p>
          </table:table-cell>
          <table:table-cell table:formula="of:=[.H10]/[.L10]" office:value-type="float" office:value="0" calcext:value-type="float">
            <text:p>0.00</text:p>
          </table:table-cell>
          <table:table-cell table:formula="of:=[.I10]/[.L10]" office:value-type="float" office:value="0.2" calcext:value-type="float">
            <text:p>0.20</text:p>
          </table:table-cell>
          <table:table-cell table:formula="of:=[.J10]/[.L10]" office:value-type="float" office:value="0" calcext:value-type="float">
            <text:p>0.00</text:p>
          </table:table-cell>
          <table:table-cell table:formula="of:=[.K10]/[.L10]" office:value-type="float" office:value="0.8" calcext:value-type="float">
            <text:p>0.80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24M00S" calcext:value-type="time">
            <text:p>12:2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G11]/[.L11]" office:value-type="float" office:value="0.142857142857143" calcext:value-type="float">
            <text:p>0.14</text:p>
          </table:table-cell>
          <table:table-cell table:formula="of:=[.H11]/[.L11]" office:value-type="float" office:value="0" calcext:value-type="float">
            <text:p>0.00</text:p>
          </table:table-cell>
          <table:table-cell table:formula="of:=[.I11]/[.L11]" office:value-type="float" office:value="0.571428571428571" calcext:value-type="float">
            <text:p>0.57</text:p>
          </table:table-cell>
          <table:table-cell table:formula="of:=[.J11]/[.L11]" office:value-type="float" office:value="0" calcext:value-type="float">
            <text:p>0.00</text:p>
          </table:table-cell>
          <table:table-cell table:formula="of:=[.K11]/[.L11]" office:value-type="float" office:value="0.285714285714286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40M00S" calcext:value-type="time">
            <text:p>12:4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G12]/[.L12]" office:value-type="float" office:value="0" calcext:value-type="float">
            <text:p>0.00</text:p>
          </table:table-cell>
          <table:table-cell table:formula="of:=[.H12]/[.L12]" office:value-type="float" office:value="0.6" calcext:value-type="float">
            <text:p>0.60</text:p>
          </table:table-cell>
          <table:table-cell table:formula="of:=[.I12]/[.L12]" office:value-type="float" office:value="0" calcext:value-type="float">
            <text:p>0.00</text:p>
          </table:table-cell>
          <table:table-cell table:formula="of:=[.J12]/[.L12]" office:value-type="float" office:value="0" calcext:value-type="float">
            <text:p>0.00</text:p>
          </table:table-cell>
          <table:table-cell table:formula="of:=[.K12]/[.L12]"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6-17" calcext:value-type="date">
            <text:p>6/1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26M00S" calcext:value-type="time">
            <text:p>10:2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G13]/[.L13]" office:value-type="float" office:value="0" calcext:value-type="float">
            <text:p>0.00</text:p>
          </table:table-cell>
          <table:table-cell table:formula="of:=[.H13]/[.L13]" office:value-type="float" office:value="0.25" calcext:value-type="float">
            <text:p>0.25</text:p>
          </table:table-cell>
          <table:table-cell table:formula="of:=[.I13]/[.L13]" office:value-type="float" office:value="0.125" calcext:value-type="float">
            <text:p>0.13</text:p>
          </table:table-cell>
          <table:table-cell table:formula="of:=[.J13]/[.L13]" office:value-type="float" office:value="0" calcext:value-type="float">
            <text:p>0.00</text:p>
          </table:table-cell>
          <table:table-cell table:formula="of:=[.K13]/[.L13]" office:value-type="float" office:value="0.625" calcext:value-type="float">
            <text:p>0.63</text:p>
          </table:table-cell>
          <table:table-cell table:number-columns-repeated="1007"/>
        </table:table-row>
        <table:table-row table:style-name="ro2">
          <table:table-cell office:value-type="date" office:date-value="2017-06-17" calcext:value-type="date">
            <text:p>6/1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36M00S" calcext:value-type="time">
            <text:p>10:3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14]/[.L14]" office:value-type="float" office:value="0" calcext:value-type="float">
            <text:p>0.00</text:p>
          </table:table-cell>
          <table:table-cell table:formula="of:=[.H14]/[.L14]" office:value-type="float" office:value="0.285714285714286" calcext:value-type="float">
            <text:p>0.29</text:p>
          </table:table-cell>
          <table:table-cell table:formula="of:=[.I14]/[.L14]" office:value-type="float" office:value="0.571428571428571" calcext:value-type="float">
            <text:p>0.57</text:p>
          </table:table-cell>
          <table:table-cell table:formula="of:=[.J14]/[.L14]" office:value-type="float" office:value="0" calcext:value-type="float">
            <text:p>0.00</text:p>
          </table:table-cell>
          <table:table-cell table:formula="of:=[.K14]/[.L14]" office:value-type="float" office:value="0.142857142857143" calcext:value-type="float">
            <text:p>0.14</text:p>
          </table:table-cell>
          <table:table-cell table:number-columns-repeated="1007"/>
        </table:table-row>
        <table:table-row table:style-name="ro2">
          <table:table-cell office:value-type="date" office:date-value="2017-06-17" calcext:value-type="date">
            <text:p>6/1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31M00S" calcext:value-type="time">
            <text:p>11:3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G15]/[.L15]" office:value-type="float" office:value="0" calcext:value-type="float">
            <text:p>0.00</text:p>
          </table:table-cell>
          <table:table-cell table:formula="of:=[.H15]/[.L15]" office:value-type="float" office:value="0" calcext:value-type="float">
            <text:p>0.00</text:p>
          </table:table-cell>
          <table:table-cell table:formula="of:=[.I15]/[.L15]" office:value-type="float" office:value="0.714285714285714" calcext:value-type="float">
            <text:p>0.71</text:p>
          </table:table-cell>
          <table:table-cell table:formula="of:=[.J15]/[.L15]" office:value-type="float" office:value="0" calcext:value-type="float">
            <text:p>0.00</text:p>
          </table:table-cell>
          <table:table-cell table:formula="of:=[.K15]/[.L15]" office:value-type="float" office:value="0.285714285714286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7-06-17" calcext:value-type="date">
            <text:p>6/1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37M00S" calcext:value-type="time">
            <text:p>11:3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G16]/[.L16]" office:value-type="float" office:value="0" calcext:value-type="float">
            <text:p>0.00</text:p>
          </table:table-cell>
          <table:table-cell table:formula="of:=[.H16]/[.L16]" office:value-type="float" office:value="0.2" calcext:value-type="float">
            <text:p>0.20</text:p>
          </table:table-cell>
          <table:table-cell table:formula="of:=[.I16]/[.L16]" office:value-type="float" office:value="0.2" calcext:value-type="float">
            <text:p>0.20</text:p>
          </table:table-cell>
          <table:table-cell table:formula="of:=[.J16]/[.L16]" office:value-type="float" office:value="0" calcext:value-type="float">
            <text:p>0.00</text:p>
          </table:table-cell>
          <table:table-cell table:formula="of:=[.K16]/[.L16]"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office:value-type="date" office:date-value="2017-06-17" calcext:value-type="date">
            <text:p>6/1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30M00S" calcext:value-type="time">
            <text:p>12:3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G17]/[.L17]" office:value-type="float" office:value="0" calcext:value-type="float">
            <text:p>0.00</text:p>
          </table:table-cell>
          <table:table-cell table:formula="of:=[.H17]/[.L17]" office:value-type="float" office:value="0" calcext:value-type="float">
            <text:p>0.00</text:p>
          </table:table-cell>
          <table:table-cell table:formula="of:=[.I17]/[.L17]" office:value-type="float" office:value="0.2" calcext:value-type="float">
            <text:p>0.20</text:p>
          </table:table-cell>
          <table:table-cell table:formula="of:=[.J17]/[.L17]" office:value-type="float" office:value="0" calcext:value-type="float">
            <text:p>0.00</text:p>
          </table:table-cell>
          <table:table-cell table:formula="of:=[.K17]/[.L17]" office:value-type="float" office:value="0.8" calcext:value-type="float">
            <text:p>0.80</text:p>
          </table:table-cell>
          <table:table-cell table:number-columns-repeated="1007"/>
        </table:table-row>
        <table:table-row table:style-name="ro2">
          <table:table-cell office:value-type="date" office:date-value="2017-06-19" calcext:value-type="date">
            <text:p>6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58M00S" calcext:value-type="time">
            <text:p>10:5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18]/[.L18]" office:value-type="float" office:value="0" calcext:value-type="float">
            <text:p>0.00</text:p>
          </table:table-cell>
          <table:table-cell table:formula="of:=[.H18]/[.L18]" office:value-type="float" office:value="0.8" calcext:value-type="float">
            <text:p>0.80</text:p>
          </table:table-cell>
          <table:table-cell table:formula="of:=[.I18]/[.L18]" office:value-type="float" office:value="0" calcext:value-type="float">
            <text:p>0.00</text:p>
          </table:table-cell>
          <table:table-cell table:formula="of:=[.J18]/[.L18]" office:value-type="float" office:value="0" calcext:value-type="float">
            <text:p>0.00</text:p>
          </table:table-cell>
          <table:table-cell table:formula="of:=[.K18]/[.L18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6-19" calcext:value-type="date">
            <text:p>6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10M00S" calcext:value-type="time">
            <text:p>11:1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G19]/[.L19]" office:value-type="float" office:value="0.2" calcext:value-type="float">
            <text:p>0.20</text:p>
          </table:table-cell>
          <table:table-cell table:formula="of:=[.H19]/[.L19]" office:value-type="float" office:value="0" calcext:value-type="float">
            <text:p>0.00</text:p>
          </table:table-cell>
          <table:table-cell table:formula="of:=[.I19]/[.L19]" office:value-type="float" office:value="0.4" calcext:value-type="float">
            <text:p>0.40</text:p>
          </table:table-cell>
          <table:table-cell table:formula="of:=[.J19]/[.L19]" office:value-type="float" office:value="0" calcext:value-type="float">
            <text:p>0.00</text:p>
          </table:table-cell>
          <table:table-cell table:formula="of:=[.K19]/[.L19]"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6-19" calcext:value-type="date">
            <text:p>6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27M00S" calcext:value-type="time">
            <text:p>11:2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20]/[.L20]" office:value-type="float" office:value="0.4" calcext:value-type="float">
            <text:p>0.40</text:p>
          </table:table-cell>
          <table:table-cell table:formula="of:=[.H20]/[.L20]" office:value-type="float" office:value="0.2" calcext:value-type="float">
            <text:p>0.20</text:p>
          </table:table-cell>
          <table:table-cell table:formula="of:=[.I20]/[.L20]" office:value-type="float" office:value="0.2" calcext:value-type="float">
            <text:p>0.20</text:p>
          </table:table-cell>
          <table:table-cell table:formula="of:=[.J20]/[.L20]" office:value-type="float" office:value="0" calcext:value-type="float">
            <text:p>0.00</text:p>
          </table:table-cell>
          <table:table-cell table:formula="of:=[.K20]/[.L20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6-19" calcext:value-type="date">
            <text:p>6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48M00S" calcext:value-type="time">
            <text:p>11:4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G21]/[.L21]" office:value-type="float" office:value="0.111111111111111" calcext:value-type="float">
            <text:p>0.11</text:p>
          </table:table-cell>
          <table:table-cell table:formula="of:=[.H21]/[.L21]" office:value-type="float" office:value="0.111111111111111" calcext:value-type="float">
            <text:p>0.11</text:p>
          </table:table-cell>
          <table:table-cell table:formula="of:=[.I21]/[.L21]" office:value-type="float" office:value="0.111111111111111" calcext:value-type="float">
            <text:p>0.11</text:p>
          </table:table-cell>
          <table:table-cell table:formula="of:=[.J21]/[.L21]" office:value-type="float" office:value="0" calcext:value-type="float">
            <text:p>0.00</text:p>
          </table:table-cell>
          <table:table-cell table:formula="of:=[.K21]/[.L21]" office:value-type="float" office:value="0.666666666666667" calcext:value-type="float">
            <text:p>0.67</text:p>
          </table:table-cell>
          <table:table-cell table:number-columns-repeated="1007"/>
        </table:table-row>
        <table:table-row table:style-name="ro2">
          <table:table-cell office:value-type="date" office:date-value="2017-06-19" calcext:value-type="date">
            <text:p>6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45M00S" calcext:value-type="time">
            <text:p>12:4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G22]/[.L22]" office:value-type="float" office:value="0.285714285714286" calcext:value-type="float">
            <text:p>0.29</text:p>
          </table:table-cell>
          <table:table-cell table:formula="of:=[.H22]/[.L22]" office:value-type="float" office:value="0.142857142857143" calcext:value-type="float">
            <text:p>0.14</text:p>
          </table:table-cell>
          <table:table-cell table:formula="of:=[.I22]/[.L22]" office:value-type="float" office:value="0.285714285714286" calcext:value-type="float">
            <text:p>0.29</text:p>
          </table:table-cell>
          <table:table-cell table:formula="of:=[.J22]/[.L22]" office:value-type="float" office:value="0" calcext:value-type="float">
            <text:p>0.00</text:p>
          </table:table-cell>
          <table:table-cell table:formula="of:=[.K22]/[.L22]" office:value-type="float" office:value="0.285714285714286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7-06-19" calcext:value-type="date">
            <text:p>6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3H09M00S" calcext:value-type="time">
            <text:p>13:0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G23]/[.L23]" office:value-type="float" office:value="0" calcext:value-type="float">
            <text:p>0.00</text:p>
          </table:table-cell>
          <table:table-cell table:formula="of:=[.H23]/[.L23]" office:value-type="float" office:value="0.111111111111111" calcext:value-type="float">
            <text:p>0.11</text:p>
          </table:table-cell>
          <table:table-cell table:formula="of:=[.I23]/[.L23]" office:value-type="float" office:value="0.666666666666667" calcext:value-type="float">
            <text:p>0.67</text:p>
          </table:table-cell>
          <table:table-cell table:formula="of:=[.J23]/[.L23]" office:value-type="float" office:value="0" calcext:value-type="float">
            <text:p>0.00</text:p>
          </table:table-cell>
          <table:table-cell table:formula="of:=[.K23]/[.L23]" office:value-type="float" office:value="0.222222222222222" calcext:value-type="float">
            <text:p>0.22</text:p>
          </table:table-cell>
          <table:table-cell table:number-columns-repeated="1007"/>
        </table:table-row>
        <table:table-row table:style-name="ro2">
          <table:table-cell office:value-type="date" office:date-value="2017-06-19" calcext:value-type="date">
            <text:p>6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3H20M00S" calcext:value-type="time">
            <text:p>13:2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G24]/[.L24]" office:value-type="float" office:value="0.6" calcext:value-type="float">
            <text:p>0.60</text:p>
          </table:table-cell>
          <table:table-cell table:formula="of:=[.H24]/[.L24]" office:value-type="float" office:value="0" calcext:value-type="float">
            <text:p>0.00</text:p>
          </table:table-cell>
          <table:table-cell table:formula="of:=[.I24]/[.L24]" office:value-type="float" office:value="0" calcext:value-type="float">
            <text:p>0.00</text:p>
          </table:table-cell>
          <table:table-cell table:formula="of:=[.J24]/[.L24]" office:value-type="float" office:value="0" calcext:value-type="float">
            <text:p>0.00</text:p>
          </table:table-cell>
          <table:table-cell table:formula="of:=[.K24]/[.L24]"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46M00S" calcext:value-type="time">
            <text:p>10:4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25]/[.L25]" office:value-type="float" office:value="0.428571428571429" calcext:value-type="float">
            <text:p>0.43</text:p>
          </table:table-cell>
          <table:table-cell table:formula="of:=[.H25]/[.L25]" office:value-type="float" office:value="0.142857142857143" calcext:value-type="float">
            <text:p>0.14</text:p>
          </table:table-cell>
          <table:table-cell table:formula="of:=[.I25]/[.L25]" office:value-type="float" office:value="0.285714285714286" calcext:value-type="float">
            <text:p>0.29</text:p>
          </table:table-cell>
          <table:table-cell table:formula="of:=[.J25]/[.L25]" office:value-type="float" office:value="0" calcext:value-type="float">
            <text:p>0.00</text:p>
          </table:table-cell>
          <table:table-cell table:formula="of:=[.K25]/[.L25]" office:value-type="float" office:value="0.142857142857143" calcext:value-type="float">
            <text:p>0.14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54M00S" calcext:value-type="time">
            <text:p>10:5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G26]/[.L26]" office:value-type="float" office:value="0" calcext:value-type="float">
            <text:p>0.00</text:p>
          </table:table-cell>
          <table:table-cell table:formula="of:=[.H26]/[.L26]" office:value-type="float" office:value="0" calcext:value-type="float">
            <text:p>0.00</text:p>
          </table:table-cell>
          <table:table-cell table:formula="of:=[.I26]/[.L26]" office:value-type="float" office:value="0.222222222222222" calcext:value-type="float">
            <text:p>0.22</text:p>
          </table:table-cell>
          <table:table-cell table:formula="of:=[.J26]/[.L26]" office:value-type="float" office:value="0" calcext:value-type="float">
            <text:p>0.00</text:p>
          </table:table-cell>
          <table:table-cell table:formula="of:=[.K26]/[.L26]" office:value-type="float" office:value="0.777777777777778" calcext:value-type="float">
            <text:p>0.78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21M00S" calcext:value-type="time">
            <text:p>10:2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G27]/[.L27]" office:value-type="float" office:value="0.166666666666667" calcext:value-type="float">
            <text:p>0.17</text:p>
          </table:table-cell>
          <table:table-cell table:formula="of:=[.H27]/[.L27]" office:value-type="float" office:value="0" calcext:value-type="float">
            <text:p>0.00</text:p>
          </table:table-cell>
          <table:table-cell table:formula="of:=[.I27]/[.L27]" office:value-type="float" office:value="0.5" calcext:value-type="float">
            <text:p>0.50</text:p>
          </table:table-cell>
          <table:table-cell table:formula="of:=[.J27]/[.L27]" office:value-type="float" office:value="0" calcext:value-type="float">
            <text:p>0.00</text:p>
          </table:table-cell>
          <table:table-cell table:formula="of:=[.K27]/[.L27]" office:value-type="float" office:value="0.333333333333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31M00S" calcext:value-type="time">
            <text:p>12:3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28]/[.L28]" office:value-type="float" office:value="0" calcext:value-type="float">
            <text:p>0.00</text:p>
          </table:table-cell>
          <table:table-cell table:formula="of:=[.H28]/[.L28]" office:value-type="float" office:value="0.4" calcext:value-type="float">
            <text:p>0.40</text:p>
          </table:table-cell>
          <table:table-cell table:formula="of:=[.I28]/[.L28]" office:value-type="float" office:value="0.4" calcext:value-type="float">
            <text:p>0.40</text:p>
          </table:table-cell>
          <table:table-cell table:formula="of:=[.J28]/[.L28]" office:value-type="float" office:value="0" calcext:value-type="float">
            <text:p>0.00</text:p>
          </table:table-cell>
          <table:table-cell table:formula="of:=[.K28]/[.L28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56M00S" calcext:value-type="time">
            <text:p>12:5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29]/[.L29]" office:value-type="float" office:value="0.166666666666667" calcext:value-type="float">
            <text:p>0.17</text:p>
          </table:table-cell>
          <table:table-cell table:formula="of:=[.H29]/[.L29]" office:value-type="float" office:value="0" calcext:value-type="float">
            <text:p>0.00</text:p>
          </table:table-cell>
          <table:table-cell table:formula="of:=[.I29]/[.L29]" office:value-type="float" office:value="0.333333333333333" calcext:value-type="float">
            <text:p>0.33</text:p>
          </table:table-cell>
          <table:table-cell table:formula="of:=[.J29]/[.L29]" office:value-type="float" office:value="0.333333333333333" calcext:value-type="float">
            <text:p>0.33</text:p>
          </table:table-cell>
          <table:table-cell table:formula="of:=[.K29]/[.L29]" office:value-type="float" office:value="0.1666666666666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3H07M00S" calcext:value-type="time">
            <text:p>13:0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G30]/[.L30]" office:value-type="float" office:value="0.285714285714286" calcext:value-type="float">
            <text:p>0.29</text:p>
          </table:table-cell>
          <table:table-cell table:formula="of:=[.H30]/[.L30]" office:value-type="float" office:value="0.142857142857143" calcext:value-type="float">
            <text:p>0.14</text:p>
          </table:table-cell>
          <table:table-cell table:formula="of:=[.I30]/[.L30]" office:value-type="float" office:value="0.285714285714286" calcext:value-type="float">
            <text:p>0.29</text:p>
          </table:table-cell>
          <table:table-cell table:formula="of:=[.J30]/[.L30]" office:value-type="float" office:value="0" calcext:value-type="float">
            <text:p>0.00</text:p>
          </table:table-cell>
          <table:table-cell table:formula="of:=[.K30]/[.L30]" office:value-type="float" office:value="0.285714285714286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3H14M00S" calcext:value-type="time">
            <text:p>13:1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31]/[.L31]" office:value-type="float" office:value="0" calcext:value-type="float">
            <text:p>0.00</text:p>
          </table:table-cell>
          <table:table-cell table:formula="of:=[.H31]/[.L31]" office:value-type="float" office:value="0" calcext:value-type="float">
            <text:p>0.00</text:p>
          </table:table-cell>
          <table:table-cell table:formula="of:=[.I31]/[.L31]" office:value-type="float" office:value="0.8" calcext:value-type="float">
            <text:p>0.80</text:p>
          </table:table-cell>
          <table:table-cell table:formula="of:=[.J31]/[.L31]" office:value-type="float" office:value="0" calcext:value-type="float">
            <text:p>0.00</text:p>
          </table:table-cell>
          <table:table-cell table:formula="of:=[.K31]/[.L31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3H40M00S" calcext:value-type="time">
            <text:p>13:4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G32]/[.L32]" office:value-type="float" office:value="0" calcext:value-type="float">
            <text:p>0.00</text:p>
          </table:table-cell>
          <table:table-cell table:formula="of:=[.H32]/[.L32]" office:value-type="float" office:value="0" calcext:value-type="float">
            <text:p>0.00</text:p>
          </table:table-cell>
          <table:table-cell table:formula="of:=[.I32]/[.L32]" office:value-type="float" office:value="0.625" calcext:value-type="float">
            <text:p>0.63</text:p>
          </table:table-cell>
          <table:table-cell table:formula="of:=[.J32]/[.L32]" office:value-type="float" office:value="0" calcext:value-type="float">
            <text:p>0.00</text:p>
          </table:table-cell>
          <table:table-cell table:formula="of:=[.K32]/[.L32]" office:value-type="float" office:value="0.375" calcext:value-type="float">
            <text:p>0.38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35M00S" calcext:value-type="time">
            <text:p>10:3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G33]/[.L33]" office:value-type="float" office:value="0" calcext:value-type="float">
            <text:p>0.00</text:p>
          </table:table-cell>
          <table:table-cell table:formula="of:=[.H33]/[.L33]" office:value-type="float" office:value="0" calcext:value-type="float">
            <text:p>0.00</text:p>
          </table:table-cell>
          <table:table-cell table:formula="of:=[.I33]/[.L33]" office:value-type="float" office:value="1" calcext:value-type="float">
            <text:p>1.00</text:p>
          </table:table-cell>
          <table:table-cell table:formula="of:=[.J33]/[.L33]" office:value-type="float" office:value="0" calcext:value-type="float">
            <text:p>0.00</text:p>
          </table:table-cell>
          <table:table-cell table:formula="of:=[.K33]/[.L33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42M00S" calcext:value-type="time">
            <text:p>10:4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G34]/[.L34]" office:value-type="float" office:value="0.125" calcext:value-type="float">
            <text:p>0.13</text:p>
          </table:table-cell>
          <table:table-cell table:formula="of:=[.H34]/[.L34]" office:value-type="float" office:value="0.25" calcext:value-type="float">
            <text:p>0.25</text:p>
          </table:table-cell>
          <table:table-cell table:formula="of:=[.I34]/[.L34]" office:value-type="float" office:value="0.25" calcext:value-type="float">
            <text:p>0.25</text:p>
          </table:table-cell>
          <table:table-cell table:formula="of:=[.J34]/[.L34]" office:value-type="float" office:value="0" calcext:value-type="float">
            <text:p>0.00</text:p>
          </table:table-cell>
          <table:table-cell table:formula="of:=[.K34]/[.L34]" office:value-type="float" office:value="0.375" calcext:value-type="float">
            <text:p>0.38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59M00S" calcext:value-type="time">
            <text:p>10:5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G35]/[.L35]" office:value-type="float" office:value="0" calcext:value-type="float">
            <text:p>0.00</text:p>
          </table:table-cell>
          <table:table-cell table:formula="of:=[.H35]/[.L35]" office:value-type="float" office:value="0" calcext:value-type="float">
            <text:p>0.00</text:p>
          </table:table-cell>
          <table:table-cell table:formula="of:=[.I35]/[.L35]" office:value-type="float" office:value="0.714285714285714" calcext:value-type="float">
            <text:p>0.71</text:p>
          </table:table-cell>
          <table:table-cell table:formula="of:=[.J35]/[.L35]" office:value-type="float" office:value="0" calcext:value-type="float">
            <text:p>0.00</text:p>
          </table:table-cell>
          <table:table-cell table:formula="of:=[.K35]/[.L35]" office:value-type="float" office:value="0.285714285714286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17M00S" calcext:value-type="time">
            <text:p>11:1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36]/[.L36]" office:value-type="float" office:value="0" calcext:value-type="float">
            <text:p>0.00</text:p>
          </table:table-cell>
          <table:table-cell table:formula="of:=[.H36]/[.L36]" office:value-type="float" office:value="0.2" calcext:value-type="float">
            <text:p>0.20</text:p>
          </table:table-cell>
          <table:table-cell table:formula="of:=[.I36]/[.L36]" office:value-type="float" office:value="0.6" calcext:value-type="float">
            <text:p>0.60</text:p>
          </table:table-cell>
          <table:table-cell table:formula="of:=[.J36]/[.L36]" office:value-type="float" office:value="0" calcext:value-type="float">
            <text:p>0.00</text:p>
          </table:table-cell>
          <table:table-cell table:formula="of:=[.K36]/[.L36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07M00S" calcext:value-type="time">
            <text:p>12:0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G37]/[.L37]" office:value-type="float" office:value="0" calcext:value-type="float">
            <text:p>0.00</text:p>
          </table:table-cell>
          <table:table-cell table:formula="of:=[.H37]/[.L37]" office:value-type="float" office:value="0" calcext:value-type="float">
            <text:p>0.00</text:p>
          </table:table-cell>
          <table:table-cell table:formula="of:=[.I37]/[.L37]" office:value-type="float" office:value="0.666666666666667" calcext:value-type="float">
            <text:p>0.67</text:p>
          </table:table-cell>
          <table:table-cell table:formula="of:=[.J37]/[.L37]" office:value-type="float" office:value="0" calcext:value-type="float">
            <text:p>0.00</text:p>
          </table:table-cell>
          <table:table-cell table:formula="of:=[.K37]/[.L37]" office:value-type="float" office:value="0.333333333333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17M00S" calcext:value-type="time">
            <text:p>12:1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38]/[.L38]" office:value-type="float" office:value="0" calcext:value-type="float">
            <text:p>0.00</text:p>
          </table:table-cell>
          <table:table-cell table:formula="of:=[.H38]/[.L38]" office:value-type="float" office:value="0.166666666666667" calcext:value-type="float">
            <text:p>0.17</text:p>
          </table:table-cell>
          <table:table-cell table:formula="of:=[.I38]/[.L38]" office:value-type="float" office:value="0.333333333333333" calcext:value-type="float">
            <text:p>0.33</text:p>
          </table:table-cell>
          <table:table-cell table:formula="of:=[.J38]/[.L38]" office:value-type="float" office:value="0" calcext:value-type="float">
            <text:p>0.00</text:p>
          </table:table-cell>
          <table:table-cell table:formula="of:=[.K38]/[.L38]"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3H10M00S" calcext:value-type="time">
            <text:p>13:1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G39]/[.L39]" office:value-type="float" office:value="0" calcext:value-type="float">
            <text:p>0.00</text:p>
          </table:table-cell>
          <table:table-cell table:formula="of:=[.H39]/[.L39]" office:value-type="float" office:value="0.4" calcext:value-type="float">
            <text:p>0.40</text:p>
          </table:table-cell>
          <table:table-cell table:formula="of:=[.I39]/[.L39]" office:value-type="float" office:value="0.3" calcext:value-type="float">
            <text:p>0.30</text:p>
          </table:table-cell>
          <table:table-cell table:formula="of:=[.J39]/[.L39]" office:value-type="float" office:value="0" calcext:value-type="float">
            <text:p>0.00</text:p>
          </table:table-cell>
          <table:table-cell table:formula="of:=[.K39]/[.L39]" office:value-type="float" office:value="0.3" calcext:value-type="float">
            <text:p>0.30</text:p>
          </table:table-cell>
          <table:table-cell table:number-columns-repeated="1007"/>
        </table:table-row>
        <table:table-row table:style-name="ro2">
          <table:table-cell office:value-type="date" office:date-value="2017-06-26" calcext:value-type="date">
            <text:p>6/2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04M00S" calcext:value-type="time">
            <text:p>10:0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G40]/[.L40]" office:value-type="float" office:value="0" calcext:value-type="float">
            <text:p>0.00</text:p>
          </table:table-cell>
          <table:table-cell table:formula="of:=[.H40]/[.L40]" office:value-type="float" office:value="0.8" calcext:value-type="float">
            <text:p>0.80</text:p>
          </table:table-cell>
          <table:table-cell table:formula="of:=[.I40]/[.L40]" office:value-type="float" office:value="0.2" calcext:value-type="float">
            <text:p>0.20</text:p>
          </table:table-cell>
          <table:table-cell table:formula="of:=[.J40]/[.L40]" office:value-type="float" office:value="0" calcext:value-type="float">
            <text:p>0.00</text:p>
          </table:table-cell>
          <table:table-cell table:formula="of:=[.K40]/[.L40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6-26" calcext:value-type="date">
            <text:p>6/2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19M00S" calcext:value-type="time">
            <text:p>10:1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41]/[.L41]" office:value-type="float" office:value="0" calcext:value-type="float">
            <text:p>0.00</text:p>
          </table:table-cell>
          <table:table-cell table:formula="of:=[.H41]/[.L41]" office:value-type="float" office:value="0.666666666666667" calcext:value-type="float">
            <text:p>0.67</text:p>
          </table:table-cell>
          <table:table-cell table:formula="of:=[.I41]/[.L41]" office:value-type="float" office:value="0.166666666666667" calcext:value-type="float">
            <text:p>0.17</text:p>
          </table:table-cell>
          <table:table-cell table:formula="of:=[.J41]/[.L41]" office:value-type="float" office:value="0" calcext:value-type="float">
            <text:p>0.00</text:p>
          </table:table-cell>
          <table:table-cell table:formula="of:=[.K41]/[.L41]" office:value-type="float" office:value="0.1666666666666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7-06-26" calcext:value-type="date">
            <text:p>6/2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26M00S" calcext:value-type="time">
            <text:p>10:2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G42]/[.L42]" office:value-type="float" office:value="0" calcext:value-type="float">
            <text:p>0.00</text:p>
          </table:table-cell>
          <table:table-cell table:formula="of:=[.H42]/[.L42]" office:value-type="float" office:value="0.5" calcext:value-type="float">
            <text:p>0.50</text:p>
          </table:table-cell>
          <table:table-cell table:formula="of:=[.I42]/[.L42]" office:value-type="float" office:value="0.125" calcext:value-type="float">
            <text:p>0.13</text:p>
          </table:table-cell>
          <table:table-cell table:formula="of:=[.J42]/[.L42]" office:value-type="float" office:value="0" calcext:value-type="float">
            <text:p>0.00</text:p>
          </table:table-cell>
          <table:table-cell table:formula="of:=[.K42]/[.L42]" office:value-type="float" office:value="0.375" calcext:value-type="float">
            <text:p>0.38</text:p>
          </table:table-cell>
          <table:table-cell table:number-columns-repeated="1007"/>
        </table:table-row>
        <table:table-row table:style-name="ro2">
          <table:table-cell office:value-type="date" office:date-value="2017-06-26" calcext:value-type="date">
            <text:p>6/2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41M00S" calcext:value-type="time">
            <text:p>10:4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G43]/[.L43]" office:value-type="float" office:value="0.833333333333333" calcext:value-type="float">
            <text:p>0.83</text:p>
          </table:table-cell>
          <table:table-cell table:formula="of:=[.H43]/[.L43]" office:value-type="float" office:value="0.166666666666667" calcext:value-type="float">
            <text:p>0.17</text:p>
          </table:table-cell>
          <table:table-cell table:formula="of:=[.I43]/[.L43]" office:value-type="float" office:value="0" calcext:value-type="float">
            <text:p>0.00</text:p>
          </table:table-cell>
          <table:table-cell table:formula="of:=[.J43]/[.L43]" office:value-type="float" office:value="0" calcext:value-type="float">
            <text:p>0.00</text:p>
          </table:table-cell>
          <table:table-cell table:formula="of:=[.K43]/[.L43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6-26" calcext:value-type="date">
            <text:p>6/2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46M00S" calcext:value-type="time">
            <text:p>10: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G44]/[.L44]" office:value-type="float" office:value="0.1" calcext:value-type="float">
            <text:p>0.10</text:p>
          </table:table-cell>
          <table:table-cell table:formula="of:=[.H44]/[.L44]" office:value-type="float" office:value="0.2" calcext:value-type="float">
            <text:p>0.20</text:p>
          </table:table-cell>
          <table:table-cell table:formula="of:=[.I44]/[.L44]" office:value-type="float" office:value="0.5" calcext:value-type="float">
            <text:p>0.50</text:p>
          </table:table-cell>
          <table:table-cell table:formula="of:=[.J44]/[.L44]" office:value-type="float" office:value="0" calcext:value-type="float">
            <text:p>0.00</text:p>
          </table:table-cell>
          <table:table-cell table:formula="of:=[.K44]/[.L44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6-26" calcext:value-type="date">
            <text:p>6/2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55M00S" calcext:value-type="time">
            <text:p>10:5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G45]/[.L45]" office:value-type="float" office:value="0" calcext:value-type="float">
            <text:p>0.00</text:p>
          </table:table-cell>
          <table:table-cell table:formula="of:=[.H45]/[.L45]" office:value-type="float" office:value="0.333333333333333" calcext:value-type="float">
            <text:p>0.33</text:p>
          </table:table-cell>
          <table:table-cell table:formula="of:=[.I45]/[.L45]" office:value-type="float" office:value="0.222222222222222" calcext:value-type="float">
            <text:p>0.22</text:p>
          </table:table-cell>
          <table:table-cell table:formula="of:=[.J45]/[.L45]" office:value-type="float" office:value="0" calcext:value-type="float">
            <text:p>0.00</text:p>
          </table:table-cell>
          <table:table-cell table:formula="of:=[.K45]/[.L45]" office:value-type="float" office:value="0.444444444444444" calcext:value-type="float">
            <text:p>0.44</text:p>
          </table:table-cell>
          <table:table-cell table:number-columns-repeated="1007"/>
        </table:table-row>
        <table:table-row table:style-name="ro2">
          <table:table-cell office:value-type="date" office:date-value="2017-06-26" calcext:value-type="date">
            <text:p>6/2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05M00S" calcext:value-type="time">
            <text:p>11:0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46]/[.L46]" office:value-type="float" office:value="0" calcext:value-type="float">
            <text:p>0.00</text:p>
          </table:table-cell>
          <table:table-cell table:formula="of:=[.H46]/[.L46]" office:value-type="float" office:value="0.125" calcext:value-type="float">
            <text:p>0.13</text:p>
          </table:table-cell>
          <table:table-cell table:formula="of:=[.I46]/[.L46]" office:value-type="float" office:value="0.625" calcext:value-type="float">
            <text:p>0.63</text:p>
          </table:table-cell>
          <table:table-cell table:formula="of:=[.J46]/[.L46]" office:value-type="float" office:value="0" calcext:value-type="float">
            <text:p>0.00</text:p>
          </table:table-cell>
          <table:table-cell table:formula="of:=[.K46]/[.L46]" office:value-type="float" office:value="0.25" calcext:value-type="float">
            <text:p>0.25</text:p>
          </table:table-cell>
          <table:table-cell table:number-columns-repeated="1007"/>
        </table:table-row>
        <table:table-row table:style-name="ro2">
          <table:table-cell office:value-type="date" office:date-value="2017-06-26" calcext:value-type="date">
            <text:p>6/2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17M00S" calcext:value-type="time">
            <text:p>11:1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G47]/[.L47]" office:value-type="float" office:value="0" calcext:value-type="float">
            <text:p>0.00</text:p>
          </table:table-cell>
          <table:table-cell table:formula="of:=[.H47]/[.L47]" office:value-type="float" office:value="0.166666666666667" calcext:value-type="float">
            <text:p>0.17</text:p>
          </table:table-cell>
          <table:table-cell table:formula="of:=[.I47]/[.L47]" office:value-type="float" office:value="0.166666666666667" calcext:value-type="float">
            <text:p>0.17</text:p>
          </table:table-cell>
          <table:table-cell table:formula="of:=[.J47]/[.L47]" office:value-type="float" office:value="0" calcext:value-type="float">
            <text:p>0.00</text:p>
          </table:table-cell>
          <table:table-cell table:formula="of:=[.K47]/[.L47]" office:value-type="float" office:value="0.666666666666667" calcext:value-type="float">
            <text:p>0.67</text:p>
          </table:table-cell>
          <table:table-cell table:number-columns-repeated="1007"/>
        </table:table-row>
        <table:table-row table:style-name="ro2">
          <table:table-cell office:value-type="date" office:date-value="2017-06-26" calcext:value-type="date">
            <text:p>6/2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34M00S" calcext:value-type="time">
            <text:p>11:3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G48]/[.L48]" office:value-type="float" office:value="0.5" calcext:value-type="float">
            <text:p>0.50</text:p>
          </table:table-cell>
          <table:table-cell table:formula="of:=[.H48]/[.L48]" office:value-type="float" office:value="0" calcext:value-type="float">
            <text:p>0.00</text:p>
          </table:table-cell>
          <table:table-cell table:formula="of:=[.I48]/[.L48]" office:value-type="float" office:value="0.166666666666667" calcext:value-type="float">
            <text:p>0.17</text:p>
          </table:table-cell>
          <table:table-cell table:formula="of:=[.J48]/[.L48]" office:value-type="float" office:value="0" calcext:value-type="float">
            <text:p>0.00</text:p>
          </table:table-cell>
          <table:table-cell table:formula="of:=[.K48]/[.L48]" office:value-type="float" office:value="0.333333333333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6-26" calcext:value-type="date">
            <text:p>6/26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55M00S" calcext:value-type="time">
            <text:p>11:5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G49]/[.L49]" office:value-type="float" office:value="0" calcext:value-type="float">
            <text:p>0.00</text:p>
          </table:table-cell>
          <table:table-cell table:formula="of:=[.H49]/[.L49]" office:value-type="float" office:value="0.2" calcext:value-type="float">
            <text:p>0.20</text:p>
          </table:table-cell>
          <table:table-cell table:formula="of:=[.I49]/[.L49]" office:value-type="float" office:value="0" calcext:value-type="float">
            <text:p>0.00</text:p>
          </table:table-cell>
          <table:table-cell table:formula="of:=[.J49]/[.L49]" office:value-type="float" office:value="0" calcext:value-type="float">
            <text:p>0.00</text:p>
          </table:table-cell>
          <table:table-cell table:formula="of:=[.K49]/[.L49]" office:value-type="float" office:value="0.8" calcext:value-type="float">
            <text:p>0.80</text:p>
          </table:table-cell>
          <table:table-cell table:number-columns-repeated="1007"/>
        </table:table-row>
        <table:table-row table:style-name="ro2">
          <table:table-cell office:value-type="date" office:date-value="2017-06-27" calcext:value-type="date">
            <text:p>6/2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21M00S" calcext:value-type="time">
            <text:p>11:2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50]/[.L50]" office:value-type="float" office:value="0" calcext:value-type="float">
            <text:p>0.00</text:p>
          </table:table-cell>
          <table:table-cell table:formula="of:=[.H50]/[.L50]" office:value-type="float" office:value="0.333333333333333" calcext:value-type="float">
            <text:p>0.33</text:p>
          </table:table-cell>
          <table:table-cell table:formula="of:=[.I50]/[.L50]" office:value-type="float" office:value="0.5" calcext:value-type="float">
            <text:p>0.50</text:p>
          </table:table-cell>
          <table:table-cell table:formula="of:=[.J50]/[.L50]" office:value-type="float" office:value="0" calcext:value-type="float">
            <text:p>0.00</text:p>
          </table:table-cell>
          <table:table-cell table:formula="of:=[.K50]/[.L50]" office:value-type="float" office:value="0.1666666666666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7-06-27" calcext:value-type="date">
            <text:p>6/2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31M00S" calcext:value-type="time">
            <text:p>12:3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51]/[.L51]" office:value-type="float" office:value="0" calcext:value-type="float">
            <text:p>0.00</text:p>
          </table:table-cell>
          <table:table-cell table:formula="of:=[.H51]/[.L51]" office:value-type="float" office:value="0.166666666666667" calcext:value-type="float">
            <text:p>0.17</text:p>
          </table:table-cell>
          <table:table-cell table:formula="of:=[.I51]/[.L51]" office:value-type="float" office:value="0.666666666666667" calcext:value-type="float">
            <text:p>0.67</text:p>
          </table:table-cell>
          <table:table-cell table:formula="of:=[.J51]/[.L51]" office:value-type="float" office:value="0" calcext:value-type="float">
            <text:p>0.00</text:p>
          </table:table-cell>
          <table:table-cell table:formula="of:=[.K51]/[.L51]" office:value-type="float" office:value="0.1666666666666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7-06-27" calcext:value-type="date">
            <text:p>6/2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43M00S" calcext:value-type="time">
            <text:p>12:4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G52]/[.L52]" office:value-type="float" office:value="0" calcext:value-type="float">
            <text:p>0.00</text:p>
          </table:table-cell>
          <table:table-cell table:formula="of:=[.H52]/[.L52]" office:value-type="float" office:value="0" calcext:value-type="float">
            <text:p>0.00</text:p>
          </table:table-cell>
          <table:table-cell table:formula="of:=[.I52]/[.L52]" office:value-type="float" office:value="0.2" calcext:value-type="float">
            <text:p>0.20</text:p>
          </table:table-cell>
          <table:table-cell table:formula="of:=[.J52]/[.L52]" office:value-type="float" office:value="0" calcext:value-type="float">
            <text:p>0.00</text:p>
          </table:table-cell>
          <table:table-cell table:formula="of:=[.K52]/[.L52]" office:value-type="float" office:value="0.8" calcext:value-type="float">
            <text:p>0.80</text:p>
          </table:table-cell>
          <table:table-cell table:number-columns-repeated="1007"/>
        </table:table-row>
        <table:table-row table:style-name="ro2">
          <table:table-cell office:value-type="date" office:date-value="2017-06-27" calcext:value-type="date">
            <text:p>6/2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3H37M00S" calcext:value-type="time">
            <text:p>13:3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G53]/[.L53]" office:value-type="float" office:value="0" calcext:value-type="float">
            <text:p>0.00</text:p>
          </table:table-cell>
          <table:table-cell table:formula="of:=[.H53]/[.L53]" office:value-type="float" office:value="0.4" calcext:value-type="float">
            <text:p>0.40</text:p>
          </table:table-cell>
          <table:table-cell table:formula="of:=[.I53]/[.L53]" office:value-type="float" office:value="0.2" calcext:value-type="float">
            <text:p>0.20</text:p>
          </table:table-cell>
          <table:table-cell table:formula="of:=[.J53]/[.L53]" office:value-type="float" office:value="0" calcext:value-type="float">
            <text:p>0.00</text:p>
          </table:table-cell>
          <table:table-cell table:formula="of:=[.K53]/[.L53]"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6-28" calcext:value-type="date">
            <text:p>6/28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08H45M00S" calcext:value-type="time">
            <text:p>8:4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54]/[.L54]" office:value-type="float" office:value="0" calcext:value-type="float">
            <text:p>0.00</text:p>
          </table:table-cell>
          <table:table-cell table:formula="of:=[.H54]/[.L54]" office:value-type="float" office:value="0.4" calcext:value-type="float">
            <text:p>0.40</text:p>
          </table:table-cell>
          <table:table-cell table:formula="of:=[.I54]/[.L54]" office:value-type="float" office:value="0.4" calcext:value-type="float">
            <text:p>0.40</text:p>
          </table:table-cell>
          <table:table-cell table:formula="of:=[.J54]/[.L54]" office:value-type="float" office:value="0" calcext:value-type="float">
            <text:p>0.00</text:p>
          </table:table-cell>
          <table:table-cell table:formula="of:=[.K54]/[.L54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6-28" calcext:value-type="date">
            <text:p>6/28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09H30M00S" calcext:value-type="time">
            <text:p>9:3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G55]/[.L55]" office:value-type="float" office:value="0" calcext:value-type="float">
            <text:p>0.00</text:p>
          </table:table-cell>
          <table:table-cell table:formula="of:=[.H55]/[.L55]" office:value-type="float" office:value="0.2" calcext:value-type="float">
            <text:p>0.20</text:p>
          </table:table-cell>
          <table:table-cell table:formula="of:=[.I55]/[.L55]" office:value-type="float" office:value="0" calcext:value-type="float">
            <text:p>0.00</text:p>
          </table:table-cell>
          <table:table-cell table:formula="of:=[.J55]/[.L55]" office:value-type="float" office:value="0" calcext:value-type="float">
            <text:p>0.00</text:p>
          </table:table-cell>
          <table:table-cell table:formula="of:=[.K55]/[.L55]" office:value-type="float" office:value="0.8" calcext:value-type="float">
            <text:p>0.80</text:p>
          </table:table-cell>
          <table:table-cell table:number-columns-repeated="1007"/>
        </table:table-row>
        <table:table-row table:style-name="ro2">
          <table:table-cell office:value-type="date" office:date-value="2017-06-28" calcext:value-type="date">
            <text:p>6/28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15M00S" calcext:value-type="time">
            <text:p>10:1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G56]/[.L56]" office:value-type="float" office:value="0" calcext:value-type="float">
            <text:p>0.00</text:p>
          </table:table-cell>
          <table:table-cell table:formula="of:=[.H56]/[.L56]" office:value-type="float" office:value="0" calcext:value-type="float">
            <text:p>0.00</text:p>
          </table:table-cell>
          <table:table-cell table:formula="of:=[.I56]/[.L56]" office:value-type="float" office:value="0.2" calcext:value-type="float">
            <text:p>0.20</text:p>
          </table:table-cell>
          <table:table-cell table:formula="of:=[.J56]/[.L56]" office:value-type="float" office:value="0" calcext:value-type="float">
            <text:p>0.00</text:p>
          </table:table-cell>
          <table:table-cell table:formula="of:=[.K56]/[.L56]" office:value-type="float" office:value="0.8" calcext:value-type="float">
            <text:p>0.80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7/4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12M00S" calcext:value-type="time">
            <text:p>10:1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G57]/[.L57]" office:value-type="float" office:value="0" calcext:value-type="float">
            <text:p>0.00</text:p>
          </table:table-cell>
          <table:table-cell table:formula="of:=[.H57]/[.L57]" office:value-type="float" office:value="0.571428571428571" calcext:value-type="float">
            <text:p>0.57</text:p>
          </table:table-cell>
          <table:table-cell table:formula="of:=[.I57]/[.L57]" office:value-type="float" office:value="0.142857142857143" calcext:value-type="float">
            <text:p>0.14</text:p>
          </table:table-cell>
          <table:table-cell table:formula="of:=[.J57]/[.L57]" office:value-type="float" office:value="0" calcext:value-type="float">
            <text:p>0.00</text:p>
          </table:table-cell>
          <table:table-cell table:formula="of:=[.K57]/[.L57]" office:value-type="float" office:value="0.285714285714286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7/4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32M00S" calcext:value-type="time">
            <text:p>10:3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58]/[.L58]" office:value-type="float" office:value="0.5" calcext:value-type="float">
            <text:p>0.50</text:p>
          </table:table-cell>
          <table:table-cell table:formula="of:=[.H58]/[.L58]" office:value-type="float" office:value="0.166666666666667" calcext:value-type="float">
            <text:p>0.17</text:p>
          </table:table-cell>
          <table:table-cell table:formula="of:=[.I58]/[.L58]" office:value-type="float" office:value="0.166666666666667" calcext:value-type="float">
            <text:p>0.17</text:p>
          </table:table-cell>
          <table:table-cell table:formula="of:=[.J58]/[.L58]" office:value-type="float" office:value="0" calcext:value-type="float">
            <text:p>0.00</text:p>
          </table:table-cell>
          <table:table-cell table:formula="of:=[.K58]/[.L58]" office:value-type="float" office:value="0.1666666666666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7/4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32M00S" calcext:value-type="time">
            <text:p>11:3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G59]/[.L59]" office:value-type="float" office:value="0" calcext:value-type="float">
            <text:p>0.00</text:p>
          </table:table-cell>
          <table:table-cell table:formula="of:=[.H59]/[.L59]" office:value-type="float" office:value="0.222222222222222" calcext:value-type="float">
            <text:p>0.22</text:p>
          </table:table-cell>
          <table:table-cell table:formula="of:=[.I59]/[.L59]" office:value-type="float" office:value="0.333333333333333" calcext:value-type="float">
            <text:p>0.33</text:p>
          </table:table-cell>
          <table:table-cell table:formula="of:=[.J59]/[.L59]" office:value-type="float" office:value="0" calcext:value-type="float">
            <text:p>0.00</text:p>
          </table:table-cell>
          <table:table-cell table:formula="of:=[.K59]/[.L59]" office:value-type="float" office:value="0.444444444444444" calcext:value-type="float">
            <text:p>0.44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7/4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43M00S" calcext:value-type="time">
            <text:p>11:4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G60]/[.L60]" office:value-type="float" office:value="0.2" calcext:value-type="float">
            <text:p>0.20</text:p>
          </table:table-cell>
          <table:table-cell table:formula="of:=[.H60]/[.L60]" office:value-type="float" office:value="0" calcext:value-type="float">
            <text:p>0.00</text:p>
          </table:table-cell>
          <table:table-cell table:formula="of:=[.I60]/[.L60]" office:value-type="float" office:value="0.4" calcext:value-type="float">
            <text:p>0.40</text:p>
          </table:table-cell>
          <table:table-cell table:formula="of:=[.J60]/[.L60]" office:value-type="float" office:value="0" calcext:value-type="float">
            <text:p>0.00</text:p>
          </table:table-cell>
          <table:table-cell table:formula="of:=[.K60]/[.L60]"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7-05" calcext:value-type="date">
            <text:p>7/5/2017</text:p>
          </table:table-cell>
          <table:table-cell office:value-type="string" calcext:value-type="string">
            <text:p>C</text:p>
          </table:table-cell>
          <table:table-cell table:style-name="ce7" office:value-type="time" office:time-value="PT11H14M00S" calcext:value-type="time">
            <text:p>11:1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G61]/[.L61]" office:value-type="float" office:value="0" calcext:value-type="float">
            <text:p>0.00</text:p>
          </table:table-cell>
          <table:table-cell table:formula="of:=[.H61]/[.L61]" office:value-type="float" office:value="0.2" calcext:value-type="float">
            <text:p>0.20</text:p>
          </table:table-cell>
          <table:table-cell table:formula="of:=[.I61]/[.L61]" office:value-type="float" office:value="0.4" calcext:value-type="float">
            <text:p>0.40</text:p>
          </table:table-cell>
          <table:table-cell table:formula="of:=[.J61]/[.L61]" office:value-type="float" office:value="0" calcext:value-type="float">
            <text:p>0.00</text:p>
          </table:table-cell>
          <table:table-cell table:formula="of:=[.K61]/[.L61]"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7-05" calcext:value-type="date">
            <text:p>7/5/2017</text:p>
          </table:table-cell>
          <table:table-cell office:value-type="string" calcext:value-type="string">
            <text:p>C</text:p>
          </table:table-cell>
          <table:table-cell table:style-name="ce7" office:value-type="time" office:time-value="PT11H26M00S" calcext:value-type="time">
            <text:p>11:2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G62]/[.L62]" office:value-type="float" office:value="0" calcext:value-type="float">
            <text:p>0.00</text:p>
          </table:table-cell>
          <table:table-cell table:formula="of:=[.H62]/[.L62]" office:value-type="float" office:value="0.555555555555556" calcext:value-type="float">
            <text:p>0.56</text:p>
          </table:table-cell>
          <table:table-cell table:formula="of:=[.I62]/[.L62]" office:value-type="float" office:value="0.333333333333333" calcext:value-type="float">
            <text:p>0.33</text:p>
          </table:table-cell>
          <table:table-cell table:formula="of:=[.J62]/[.L62]" office:value-type="float" office:value="0" calcext:value-type="float">
            <text:p>0.00</text:p>
          </table:table-cell>
          <table:table-cell table:formula="of:=[.K62]/[.L62]" office:value-type="float" office:value="0.111111111111111" calcext:value-type="float">
            <text:p>0.11</text:p>
          </table:table-cell>
          <table:table-cell table:number-columns-repeated="1007"/>
        </table:table-row>
        <table:table-row table:style-name="ro2">
          <table:table-cell office:value-type="date" office:date-value="2017-07-06" calcext:value-type="date">
            <text:p>7/6/2017</text:p>
          </table:table-cell>
          <table:table-cell office:value-type="string" calcext:value-type="string">
            <text:p>C</text:p>
          </table:table-cell>
          <table:table-cell table:style-name="ce7" office:value-type="time" office:time-value="PT08H19M00S" calcext:value-type="time">
            <text:p>8:1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G63]/[.L63]" office:value-type="float" office:value="0.285714285714286" calcext:value-type="float">
            <text:p>0.29</text:p>
          </table:table-cell>
          <table:table-cell table:formula="of:=[.H63]/[.L63]" office:value-type="float" office:value="0.142857142857143" calcext:value-type="float">
            <text:p>0.14</text:p>
          </table:table-cell>
          <table:table-cell table:formula="of:=[.I63]/[.L63]" office:value-type="float" office:value="0.285714285714286" calcext:value-type="float">
            <text:p>0.29</text:p>
          </table:table-cell>
          <table:table-cell table:formula="of:=[.J63]/[.L63]" office:value-type="float" office:value="0" calcext:value-type="float">
            <text:p>0.00</text:p>
          </table:table-cell>
          <table:table-cell table:formula="of:=[.K63]/[.L63]" office:value-type="float" office:value="0.285714285714286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7-07-06" calcext:value-type="date">
            <text:p>7/6/2017</text:p>
          </table:table-cell>
          <table:table-cell office:value-type="string" calcext:value-type="string">
            <text:p>C</text:p>
          </table:table-cell>
          <table:table-cell table:style-name="ce7" office:value-type="time" office:time-value="PT09H23M00S" calcext:value-type="time">
            <text:p>9:2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G64]/[.L64]" office:value-type="float" office:value="0.3" calcext:value-type="float">
            <text:p>0.30</text:p>
          </table:table-cell>
          <table:table-cell table:formula="of:=[.H64]/[.L64]" office:value-type="float" office:value="0.5" calcext:value-type="float">
            <text:p>0.50</text:p>
          </table:table-cell>
          <table:table-cell table:formula="of:=[.I64]/[.L64]" office:value-type="float" office:value="0" calcext:value-type="float">
            <text:p>0.00</text:p>
          </table:table-cell>
          <table:table-cell table:formula="of:=[.J64]/[.L64]" office:value-type="float" office:value="0" calcext:value-type="float">
            <text:p>0.00</text:p>
          </table:table-cell>
          <table:table-cell table:formula="of:=[.K64]/[.L64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7-06" calcext:value-type="date">
            <text:p>7/6/2017</text:p>
          </table:table-cell>
          <table:table-cell office:value-type="string" calcext:value-type="string">
            <text:p>C</text:p>
          </table:table-cell>
          <table:table-cell table:style-name="ce7" office:value-type="time" office:time-value="PT10H14M00S" calcext:value-type="time">
            <text:p>10:1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G65]/[.L65]" office:value-type="float" office:value="0" calcext:value-type="float">
            <text:p>0.00</text:p>
          </table:table-cell>
          <table:table-cell table:formula="of:=[.H65]/[.L65]" office:value-type="float" office:value="0" calcext:value-type="float">
            <text:p>0.00</text:p>
          </table:table-cell>
          <table:table-cell table:formula="of:=[.I65]/[.L65]" office:value-type="float" office:value="0.4" calcext:value-type="float">
            <text:p>0.40</text:p>
          </table:table-cell>
          <table:table-cell table:formula="of:=[.J65]/[.L65]" office:value-type="float" office:value="0" calcext:value-type="float">
            <text:p>0.00</text:p>
          </table:table-cell>
          <table:table-cell table:formula="of:=[.K65]/[.L65]"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office:value-type="date" office:date-value="2017-07-06" calcext:value-type="date">
            <text:p>7/6/2017</text:p>
          </table:table-cell>
          <table:table-cell office:value-type="string" calcext:value-type="string">
            <text:p>C</text:p>
          </table:table-cell>
          <table:table-cell table:style-name="ce7" office:value-type="time" office:time-value="PT11H25M00S" calcext:value-type="time">
            <text:p>11:2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G66]/[.L66]" office:value-type="float" office:value="0.2" calcext:value-type="float">
            <text:p>0.20</text:p>
          </table:table-cell>
          <table:table-cell table:formula="of:=[.H66]/[.L66]" office:value-type="float" office:value="0" calcext:value-type="float">
            <text:p>0.00</text:p>
          </table:table-cell>
          <table:table-cell table:formula="of:=[.I66]/[.L66]" office:value-type="float" office:value="0.2" calcext:value-type="float">
            <text:p>0.20</text:p>
          </table:table-cell>
          <table:table-cell table:formula="of:=[.J66]/[.L66]" office:value-type="float" office:value="0" calcext:value-type="float">
            <text:p>0.00</text:p>
          </table:table-cell>
          <table:table-cell table:formula="of:=[.K66]/[.L66]"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office:value-type="date" office:date-value="2017-07-06" calcext:value-type="date">
            <text:p>7/6/2017</text:p>
          </table:table-cell>
          <table:table-cell office:value-type="string" calcext:value-type="string">
            <text:p>C</text:p>
          </table:table-cell>
          <table:table-cell table:style-name="ce7" office:value-type="time" office:time-value="PT12H05M00S" calcext:value-type="time">
            <text:p>12:0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G67]/[.L67]" office:value-type="float" office:value="0" calcext:value-type="float">
            <text:p>0.00</text:p>
          </table:table-cell>
          <table:table-cell table:formula="of:=[.H67]/[.L67]" office:value-type="float" office:value="0" calcext:value-type="float">
            <text:p>0.00</text:p>
          </table:table-cell>
          <table:table-cell table:formula="of:=[.I67]/[.L67]" office:value-type="float" office:value="0.666666666666667" calcext:value-type="float">
            <text:p>0.67</text:p>
          </table:table-cell>
          <table:table-cell table:formula="of:=[.J67]/[.L67]" office:value-type="float" office:value="0" calcext:value-type="float">
            <text:p>0.00</text:p>
          </table:table-cell>
          <table:table-cell table:formula="of:=[.K67]/[.L67]" office:value-type="float" office:value="0.333333333333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7-06" calcext:value-type="date">
            <text:p>7/6/2017</text:p>
          </table:table-cell>
          <table:table-cell office:value-type="string" calcext:value-type="string">
            <text:p>C</text:p>
          </table:table-cell>
          <table:table-cell table:style-name="ce7" office:value-type="time" office:time-value="PT12H18M00S" calcext:value-type="time">
            <text:p>12:1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68]/[.L68]" office:value-type="float" office:value="0" calcext:value-type="float">
            <text:p>0.00</text:p>
          </table:table-cell>
          <table:table-cell table:formula="of:=[.H68]/[.L68]" office:value-type="float" office:value="0" calcext:value-type="float">
            <text:p>0.00</text:p>
          </table:table-cell>
          <table:table-cell table:formula="of:=[.I68]/[.L68]" office:value-type="float" office:value="0.4" calcext:value-type="float">
            <text:p>0.40</text:p>
          </table:table-cell>
          <table:table-cell table:formula="of:=[.J68]/[.L68]" office:value-type="float" office:value="0.4" calcext:value-type="float">
            <text:p>0.40</text:p>
          </table:table-cell>
          <table:table-cell table:formula="of:=[.K68]/[.L68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7-06" calcext:value-type="date">
            <text:p>7/6/2017</text:p>
          </table:table-cell>
          <table:table-cell office:value-type="string" calcext:value-type="string">
            <text:p>C</text:p>
          </table:table-cell>
          <table:table-cell table:style-name="ce7" office:value-type="time" office:time-value="PT12H34M00S" calcext:value-type="time">
            <text:p>12:3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G69]/[.L69]" office:value-type="float" office:value="0.428571428571429" calcext:value-type="float">
            <text:p>0.43</text:p>
          </table:table-cell>
          <table:table-cell table:formula="of:=[.H69]/[.L69]" office:value-type="float" office:value="0.142857142857143" calcext:value-type="float">
            <text:p>0.14</text:p>
          </table:table-cell>
          <table:table-cell table:formula="of:=[.I69]/[.L69]" office:value-type="float" office:value="0.428571428571429" calcext:value-type="float">
            <text:p>0.43</text:p>
          </table:table-cell>
          <table:table-cell table:formula="of:=[.J69]/[.L69]" office:value-type="float" office:value="0" calcext:value-type="float">
            <text:p>0.00</text:p>
          </table:table-cell>
          <table:table-cell table:formula="of:=[.K69]/[.L69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07" calcext:value-type="date">
            <text:p>7/7/2017</text:p>
          </table:table-cell>
          <table:table-cell office:value-type="string" calcext:value-type="string">
            <text:p>C</text:p>
          </table:table-cell>
          <table:table-cell table:style-name="ce7" office:value-type="time" office:time-value="PT08H23M00S" calcext:value-type="time">
            <text:p>8:2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G70]/[.L70]" office:value-type="float" office:value="0.111111111111111" calcext:value-type="float">
            <text:p>0.11</text:p>
          </table:table-cell>
          <table:table-cell table:formula="of:=[.H70]/[.L70]" office:value-type="float" office:value="0.333333333333333" calcext:value-type="float">
            <text:p>0.33</text:p>
          </table:table-cell>
          <table:table-cell table:formula="of:=[.I70]/[.L70]" office:value-type="float" office:value="0.222222222222222" calcext:value-type="float">
            <text:p>0.22</text:p>
          </table:table-cell>
          <table:table-cell table:formula="of:=[.J70]/[.L70]" office:value-type="float" office:value="0" calcext:value-type="float">
            <text:p>0.00</text:p>
          </table:table-cell>
          <table:table-cell table:formula="of:=[.K70]/[.L70]" office:value-type="float" office:value="0.333333333333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7-07" calcext:value-type="date">
            <text:p>7/7/2017</text:p>
          </table:table-cell>
          <table:table-cell office:value-type="string" calcext:value-type="string">
            <text:p>C</text:p>
          </table:table-cell>
          <table:table-cell table:style-name="ce7" office:value-type="time" office:time-value="PT09H50M00S" calcext:value-type="time">
            <text:p>9:5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G71]/[.L71]" office:value-type="float" office:value="0" calcext:value-type="float">
            <text:p>0.00</text:p>
          </table:table-cell>
          <table:table-cell table:formula="of:=[.H71]/[.L71]" office:value-type="float" office:value="0.111111111111111" calcext:value-type="float">
            <text:p>0.11</text:p>
          </table:table-cell>
          <table:table-cell table:formula="of:=[.I71]/[.L71]" office:value-type="float" office:value="0.222222222222222" calcext:value-type="float">
            <text:p>0.22</text:p>
          </table:table-cell>
          <table:table-cell table:formula="of:=[.J71]/[.L71]" office:value-type="float" office:value="0.333333333333333" calcext:value-type="float">
            <text:p>0.33</text:p>
          </table:table-cell>
          <table:table-cell table:formula="of:=[.K71]/[.L71]" office:value-type="float" office:value="0.333333333333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7-10" calcext:value-type="date">
            <text:p>7/10/2017</text:p>
          </table:table-cell>
          <table:table-cell office:value-type="string" calcext:value-type="string">
            <text:p>B</text:p>
          </table:table-cell>
          <table:table-cell table:style-name="ce7" office:value-type="time" office:time-value="PT09H25M00S" calcext:value-type="time">
            <text:p>9:2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72]/[.L72]" office:value-type="float" office:value="0" calcext:value-type="float">
            <text:p>0.00</text:p>
          </table:table-cell>
          <table:table-cell table:formula="of:=[.H72]/[.L72]" office:value-type="float" office:value="0.2" calcext:value-type="float">
            <text:p>0.20</text:p>
          </table:table-cell>
          <table:table-cell table:formula="of:=[.I72]/[.L72]" office:value-type="float" office:value="0.4" calcext:value-type="float">
            <text:p>0.40</text:p>
          </table:table-cell>
          <table:table-cell table:formula="of:=[.J72]/[.L72]" office:value-type="float" office:value="0.2" calcext:value-type="float">
            <text:p>0.20</text:p>
          </table:table-cell>
          <table:table-cell table:formula="of:=[.K72]/[.L72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7-10" calcext:value-type="date">
            <text:p>7/10/2017</text:p>
          </table:table-cell>
          <table:table-cell office:value-type="string" calcext:value-type="string">
            <text:p>B</text:p>
          </table:table-cell>
          <table:table-cell table:style-name="ce7" office:value-type="time" office:time-value="PT09H51M00S" calcext:value-type="time">
            <text:p>9:5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73]/[.L73]" office:value-type="float" office:value="0.2" calcext:value-type="float">
            <text:p>0.20</text:p>
          </table:table-cell>
          <table:table-cell table:formula="of:=[.H73]/[.L73]" office:value-type="float" office:value="0.2" calcext:value-type="float">
            <text:p>0.20</text:p>
          </table:table-cell>
          <table:table-cell table:formula="of:=[.I73]/[.L73]" office:value-type="float" office:value="0" calcext:value-type="float">
            <text:p>0.00</text:p>
          </table:table-cell>
          <table:table-cell table:formula="of:=[.J73]/[.L73]" office:value-type="float" office:value="0.4" calcext:value-type="float">
            <text:p>0.40</text:p>
          </table:table-cell>
          <table:table-cell table:formula="of:=[.K73]/[.L73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7-10" calcext:value-type="date">
            <text:p>7/10/2017</text:p>
          </table:table-cell>
          <table:table-cell office:value-type="string" calcext:value-type="string">
            <text:p>B</text:p>
          </table:table-cell>
          <table:table-cell table:style-name="ce7" office:value-type="time" office:time-value="PT10H08M00S" calcext:value-type="time">
            <text:p>10:0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G74]/[.L74]" office:value-type="float" office:value="0.166666666666667" calcext:value-type="float">
            <text:p>0.17</text:p>
          </table:table-cell>
          <table:table-cell table:formula="of:=[.H74]/[.L74]" office:value-type="float" office:value="0.333333333333333" calcext:value-type="float">
            <text:p>0.33</text:p>
          </table:table-cell>
          <table:table-cell table:formula="of:=[.I74]/[.L74]" office:value-type="float" office:value="0.166666666666667" calcext:value-type="float">
            <text:p>0.17</text:p>
          </table:table-cell>
          <table:table-cell table:formula="of:=[.J74]/[.L74]" office:value-type="float" office:value="0" calcext:value-type="float">
            <text:p>0.00</text:p>
          </table:table-cell>
          <table:table-cell table:formula="of:=[.K74]/[.L74]" office:value-type="float" office:value="0.333333333333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7-10" calcext:value-type="date">
            <text:p>7/10/2017</text:p>
          </table:table-cell>
          <table:table-cell office:value-type="string" calcext:value-type="string">
            <text:p>B</text:p>
          </table:table-cell>
          <table:table-cell table:style-name="ce7" office:value-type="time" office:time-value="PT11H34M00S" calcext:value-type="time">
            <text:p>11:3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75]/[.L75]" office:value-type="float" office:value="0.2" calcext:value-type="float">
            <text:p>0.20</text:p>
          </table:table-cell>
          <table:table-cell table:formula="of:=[.H75]/[.L75]" office:value-type="float" office:value="0" calcext:value-type="float">
            <text:p>0.00</text:p>
          </table:table-cell>
          <table:table-cell table:formula="of:=[.I75]/[.L75]" office:value-type="float" office:value="0.6" calcext:value-type="float">
            <text:p>0.60</text:p>
          </table:table-cell>
          <table:table-cell table:formula="of:=[.J75]/[.L75]" office:value-type="float" office:value="0" calcext:value-type="float">
            <text:p>0.00</text:p>
          </table:table-cell>
          <table:table-cell table:formula="of:=[.K75]/[.L75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7-10" calcext:value-type="date">
            <text:p>7/10/2017</text:p>
          </table:table-cell>
          <table:table-cell office:value-type="string" calcext:value-type="string">
            <text:p>B</text:p>
          </table:table-cell>
          <table:table-cell table:style-name="ce7" office:value-type="time" office:time-value="PT11H41M00S" calcext:value-type="time">
            <text:p>11:4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76]/[.L76]" office:value-type="float" office:value="0" calcext:value-type="float">
            <text:p>0.00</text:p>
          </table:table-cell>
          <table:table-cell table:formula="of:=[.H76]/[.L76]" office:value-type="float" office:value="0.2" calcext:value-type="float">
            <text:p>0.20</text:p>
          </table:table-cell>
          <table:table-cell table:formula="of:=[.I76]/[.L76]" office:value-type="float" office:value="0.6" calcext:value-type="float">
            <text:p>0.60</text:p>
          </table:table-cell>
          <table:table-cell table:formula="of:=[.J76]/[.L76]" office:value-type="float" office:value="0" calcext:value-type="float">
            <text:p>0.00</text:p>
          </table:table-cell>
          <table:table-cell table:formula="of:=[.K76]/[.L76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7-10" calcext:value-type="date">
            <text:p>7/10/2017</text:p>
          </table:table-cell>
          <table:table-cell office:value-type="string" calcext:value-type="string">
            <text:p>B</text:p>
          </table:table-cell>
          <table:table-cell table:style-name="ce7" office:value-type="time" office:time-value="PT12H23M00S" calcext:value-type="time">
            <text:p>12:2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77]/[.L77]" office:value-type="float" office:value="0" calcext:value-type="float">
            <text:p>0.00</text:p>
          </table:table-cell>
          <table:table-cell table:formula="of:=[.H77]/[.L77]" office:value-type="float" office:value="0.142857142857143" calcext:value-type="float">
            <text:p>0.14</text:p>
          </table:table-cell>
          <table:table-cell table:formula="of:=[.I77]/[.L77]" office:value-type="float" office:value="0.714285714285714" calcext:value-type="float">
            <text:p>0.71</text:p>
          </table:table-cell>
          <table:table-cell table:formula="of:=[.J77]/[.L77]" office:value-type="float" office:value="0" calcext:value-type="float">
            <text:p>0.00</text:p>
          </table:table-cell>
          <table:table-cell table:formula="of:=[.K77]/[.L77]" office:value-type="float" office:value="0.142857142857143" calcext:value-type="float">
            <text:p>0.14</text:p>
          </table:table-cell>
          <table:table-cell table:number-columns-repeated="1007"/>
        </table:table-row>
        <table:table-row table:style-name="ro2">
          <table:table-cell office:value-type="date" office:date-value="2017-07-13" calcext:value-type="date">
            <text:p>7/1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08H02M00S" calcext:value-type="time">
            <text:p>8:0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G78]/[.L78]" office:value-type="float" office:value="0" calcext:value-type="float">
            <text:p>0.00</text:p>
          </table:table-cell>
          <table:table-cell table:formula="of:=[.H78]/[.L78]" office:value-type="float" office:value="0.285714285714286" calcext:value-type="float">
            <text:p>0.29</text:p>
          </table:table-cell>
          <table:table-cell table:formula="of:=[.I78]/[.L78]" office:value-type="float" office:value="0.285714285714286" calcext:value-type="float">
            <text:p>0.29</text:p>
          </table:table-cell>
          <table:table-cell table:formula="of:=[.J78]/[.L78]" office:value-type="float" office:value="0" calcext:value-type="float">
            <text:p>0.00</text:p>
          </table:table-cell>
          <table:table-cell table:formula="of:=[.K78]/[.L78]" office:value-type="float" office:value="0.428571428571429" calcext:value-type="float">
            <text:p>0.43</text:p>
          </table:table-cell>
          <table:table-cell table:number-columns-repeated="1007"/>
        </table:table-row>
        <table:table-row table:style-name="ro2">
          <table:table-cell office:value-type="date" office:date-value="2017-07-13" calcext:value-type="date">
            <text:p>7/1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08H15M00S" calcext:value-type="time">
            <text:p>8:1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G79]/[.L79]" office:value-type="float" office:value="0" calcext:value-type="float">
            <text:p>0.00</text:p>
          </table:table-cell>
          <table:table-cell table:formula="of:=[.H79]/[.L79]" office:value-type="float" office:value="0.571428571428571" calcext:value-type="float">
            <text:p>0.57</text:p>
          </table:table-cell>
          <table:table-cell table:formula="of:=[.I79]/[.L79]" office:value-type="float" office:value="0" calcext:value-type="float">
            <text:p>0.00</text:p>
          </table:table-cell>
          <table:table-cell table:formula="of:=[.J79]/[.L79]" office:value-type="float" office:value="0" calcext:value-type="float">
            <text:p>0.00</text:p>
          </table:table-cell>
          <table:table-cell table:formula="of:=[.K79]/[.L79]" office:value-type="float" office:value="0.428571428571429" calcext:value-type="float">
            <text:p>0.43</text:p>
          </table:table-cell>
          <table:table-cell table:number-columns-repeated="1007"/>
        </table:table-row>
        <table:table-row table:style-name="ro2">
          <table:table-cell office:value-type="date" office:date-value="2017-07-13" calcext:value-type="date">
            <text:p>7/1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08H46M00S" calcext:value-type="time">
            <text:p>8:4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80]/[.L80]" office:value-type="float" office:value="0" calcext:value-type="float">
            <text:p>0.00</text:p>
          </table:table-cell>
          <table:table-cell table:formula="of:=[.H80]/[.L80]" office:value-type="float" office:value="0.333333333333333" calcext:value-type="float">
            <text:p>0.33</text:p>
          </table:table-cell>
          <table:table-cell table:formula="of:=[.I80]/[.L80]" office:value-type="float" office:value="0.5" calcext:value-type="float">
            <text:p>0.50</text:p>
          </table:table-cell>
          <table:table-cell table:formula="of:=[.J80]/[.L80]" office:value-type="float" office:value="0" calcext:value-type="float">
            <text:p>0.00</text:p>
          </table:table-cell>
          <table:table-cell table:formula="of:=[.K80]/[.L80]" office:value-type="float" office:value="0.1666666666666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7-07-13" calcext:value-type="date">
            <text:p>7/1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09H21M00S" calcext:value-type="time">
            <text:p>9:2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G81]/[.L81]" office:value-type="float" office:value="0.222222222222222" calcext:value-type="float">
            <text:p>0.22</text:p>
          </table:table-cell>
          <table:table-cell table:formula="of:=[.H81]/[.L81]" office:value-type="float" office:value="0.444444444444444" calcext:value-type="float">
            <text:p>0.44</text:p>
          </table:table-cell>
          <table:table-cell table:formula="of:=[.I81]/[.L81]" office:value-type="float" office:value="0.111111111111111" calcext:value-type="float">
            <text:p>0.11</text:p>
          </table:table-cell>
          <table:table-cell table:formula="of:=[.J81]/[.L81]" office:value-type="float" office:value="0" calcext:value-type="float">
            <text:p>0.00</text:p>
          </table:table-cell>
          <table:table-cell table:formula="of:=[.K81]/[.L81]" office:value-type="float" office:value="0.222222222222222" calcext:value-type="float">
            <text:p>0.22</text:p>
          </table:table-cell>
          <table:table-cell table:number-columns-repeated="1007"/>
        </table:table-row>
        <table:table-row table:style-name="ro2">
          <table:table-cell office:value-type="date" office:date-value="2017-07-13" calcext:value-type="date">
            <text:p>7/1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09H30M00S" calcext:value-type="time">
            <text:p>9:3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G82]/[.L82]" office:value-type="float" office:value="0.333333333333333" calcext:value-type="float">
            <text:p>0.33</text:p>
          </table:table-cell>
          <table:table-cell table:formula="of:=[.H82]/[.L82]" office:value-type="float" office:value="0" calcext:value-type="float">
            <text:p>0.00</text:p>
          </table:table-cell>
          <table:table-cell table:formula="of:=[.I82]/[.L82]" office:value-type="float" office:value="0.111111111111111" calcext:value-type="float">
            <text:p>0.11</text:p>
          </table:table-cell>
          <table:table-cell table:formula="of:=[.J82]/[.L82]" office:value-type="float" office:value="0.111111111111111" calcext:value-type="float">
            <text:p>0.11</text:p>
          </table:table-cell>
          <table:table-cell table:formula="of:=[.K82]/[.L82]" office:value-type="float" office:value="0.444444444444444" calcext:value-type="float">
            <text:p>0.44</text:p>
          </table:table-cell>
          <table:table-cell table:number-columns-repeated="1007"/>
        </table:table-row>
        <table:table-row table:style-name="ro2">
          <table:table-cell office:value-type="date" office:date-value="2017-07-13" calcext:value-type="date">
            <text:p>7/1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09H45M00S" calcext:value-type="time">
            <text:p>9:4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83]/[.L83]" office:value-type="float" office:value="0.125" calcext:value-type="float">
            <text:p>0.13</text:p>
          </table:table-cell>
          <table:table-cell table:formula="of:=[.H83]/[.L83]" office:value-type="float" office:value="0.375" calcext:value-type="float">
            <text:p>0.38</text:p>
          </table:table-cell>
          <table:table-cell table:formula="of:=[.I83]/[.L83]" office:value-type="float" office:value="0.25" calcext:value-type="float">
            <text:p>0.25</text:p>
          </table:table-cell>
          <table:table-cell table:formula="of:=[.J83]/[.L83]" office:value-type="float" office:value="0" calcext:value-type="float">
            <text:p>0.00</text:p>
          </table:table-cell>
          <table:table-cell table:formula="of:=[.K83]/[.L83]" office:value-type="float" office:value="0.25" calcext:value-type="float">
            <text:p>0.25</text:p>
          </table:table-cell>
          <table:table-cell table:number-columns-repeated="1007"/>
        </table:table-row>
        <table:table-row table:style-name="ro2">
          <table:table-cell office:value-type="date" office:date-value="2017-07-13" calcext:value-type="date">
            <text:p>7/1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09H54M00S" calcext:value-type="time">
            <text:p>9:5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G84]/[.L84]" office:value-type="float" office:value="0" calcext:value-type="float">
            <text:p>0.00</text:p>
          </table:table-cell>
          <table:table-cell table:formula="of:=[.H84]/[.L84]" office:value-type="float" office:value="0.285714285714286" calcext:value-type="float">
            <text:p>0.29</text:p>
          </table:table-cell>
          <table:table-cell table:formula="of:=[.I84]/[.L84]" office:value-type="float" office:value="0" calcext:value-type="float">
            <text:p>0.00</text:p>
          </table:table-cell>
          <table:table-cell table:formula="of:=[.J84]/[.L84]" office:value-type="float" office:value="0.285714285714286" calcext:value-type="float">
            <text:p>0.29</text:p>
          </table:table-cell>
          <table:table-cell table:formula="of:=[.K84]/[.L84]" office:value-type="float" office:value="0.428571428571429" calcext:value-type="float">
            <text:p>0.43</text:p>
          </table:table-cell>
          <table:table-cell table:number-columns-repeated="1007"/>
        </table:table-row>
        <table:table-row table:style-name="ro2">
          <table:table-cell office:value-type="date" office:date-value="2017-07-13" calcext:value-type="date">
            <text:p>7/1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02M00S" calcext:value-type="time">
            <text:p>10:0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85]/[.L85]" office:value-type="float" office:value="0.166666666666667" calcext:value-type="float">
            <text:p>0.17</text:p>
          </table:table-cell>
          <table:table-cell table:formula="of:=[.H85]/[.L85]" office:value-type="float" office:value="0.333333333333333" calcext:value-type="float">
            <text:p>0.33</text:p>
          </table:table-cell>
          <table:table-cell table:formula="of:=[.I85]/[.L85]" office:value-type="float" office:value="0" calcext:value-type="float">
            <text:p>0.00</text:p>
          </table:table-cell>
          <table:table-cell table:formula="of:=[.J85]/[.L85]" office:value-type="float" office:value="0" calcext:value-type="float">
            <text:p>0.00</text:p>
          </table:table-cell>
          <table:table-cell table:formula="of:=[.K85]/[.L85]"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7-07-13" calcext:value-type="date">
            <text:p>7/1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35M00S" calcext:value-type="time">
            <text:p>10:3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86]/[.L86]" office:value-type="float" office:value="0" calcext:value-type="float">
            <text:p>0.00</text:p>
          </table:table-cell>
          <table:table-cell table:formula="of:=[.H86]/[.L86]" office:value-type="float" office:value="0" calcext:value-type="float">
            <text:p>0.00</text:p>
          </table:table-cell>
          <table:table-cell table:formula="of:=[.I86]/[.L86]" office:value-type="float" office:value="0.166666666666667" calcext:value-type="float">
            <text:p>0.17</text:p>
          </table:table-cell>
          <table:table-cell table:formula="of:=[.J86]/[.L86]" office:value-type="float" office:value="0.666666666666667" calcext:value-type="float">
            <text:p>0.67</text:p>
          </table:table-cell>
          <table:table-cell table:formula="of:=[.K86]/[.L86]" office:value-type="float" office:value="0.1666666666666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7-07-13" calcext:value-type="date">
            <text:p>7/1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15M00S" calcext:value-type="time">
            <text:p>11:1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87]/[.L87]" office:value-type="float" office:value="0.125" calcext:value-type="float">
            <text:p>0.13</text:p>
          </table:table-cell>
          <table:table-cell table:formula="of:=[.H87]/[.L87]" office:value-type="float" office:value="0.125" calcext:value-type="float">
            <text:p>0.13</text:p>
          </table:table-cell>
          <table:table-cell table:formula="of:=[.I87]/[.L87]" office:value-type="float" office:value="0.625" calcext:value-type="float">
            <text:p>0.63</text:p>
          </table:table-cell>
          <table:table-cell table:formula="of:=[.J87]/[.L87]" office:value-type="float" office:value="0" calcext:value-type="float">
            <text:p>0.00</text:p>
          </table:table-cell>
          <table:table-cell table:formula="of:=[.K87]/[.L87]" office:value-type="float" office:value="0.125" calcext:value-type="float">
            <text:p>0.13</text:p>
          </table:table-cell>
          <table:table-cell table:number-columns-repeated="1007"/>
        </table:table-row>
        <table:table-row table:style-name="ro2">
          <table:table-cell office:value-type="date" office:date-value="2017-07-13" calcext:value-type="date">
            <text:p>7/1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23M00S" calcext:value-type="time">
            <text:p>11:2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G88]/[.L88]" office:value-type="float" office:value="0" calcext:value-type="float">
            <text:p>0.00</text:p>
          </table:table-cell>
          <table:table-cell table:formula="of:=[.H88]/[.L88]" office:value-type="float" office:value="0" calcext:value-type="float">
            <text:p>0.00</text:p>
          </table:table-cell>
          <table:table-cell table:formula="of:=[.I88]/[.L88]" office:value-type="float" office:value="0.857142857142857" calcext:value-type="float">
            <text:p>0.86</text:p>
          </table:table-cell>
          <table:table-cell table:formula="of:=[.J88]/[.L88]" office:value-type="float" office:value="0.142857142857143" calcext:value-type="float">
            <text:p>0.14</text:p>
          </table:table-cell>
          <table:table-cell table:formula="of:=[.K88]/[.L88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13" calcext:value-type="date">
            <text:p>7/1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34M00S" calcext:value-type="time">
            <text:p>11:3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89]/[.L89]" office:value-type="float" office:value="0.333333333333333" calcext:value-type="float">
            <text:p>0.33</text:p>
          </table:table-cell>
          <table:table-cell table:formula="of:=[.H89]/[.L89]" office:value-type="float" office:value="0" calcext:value-type="float">
            <text:p>0.00</text:p>
          </table:table-cell>
          <table:table-cell table:formula="of:=[.I89]/[.L89]" office:value-type="float" office:value="0.333333333333333" calcext:value-type="float">
            <text:p>0.33</text:p>
          </table:table-cell>
          <table:table-cell table:formula="of:=[.J89]/[.L89]" office:value-type="float" office:value="0.166666666666667" calcext:value-type="float">
            <text:p>0.17</text:p>
          </table:table-cell>
          <table:table-cell table:formula="of:=[.K89]/[.L89]" office:value-type="float" office:value="0.1666666666666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7-07-13" calcext:value-type="date">
            <text:p>7/13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50M00S" calcext:value-type="time">
            <text:p>11:5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G90]/[.L90]" office:value-type="float" office:value="0" calcext:value-type="float">
            <text:p>0.00</text:p>
          </table:table-cell>
          <table:table-cell table:formula="of:=[.H90]/[.L90]" office:value-type="float" office:value="0" calcext:value-type="float">
            <text:p>0.00</text:p>
          </table:table-cell>
          <table:table-cell table:formula="of:=[.I90]/[.L90]" office:value-type="float" office:value="0.428571428571429" calcext:value-type="float">
            <text:p>0.43</text:p>
          </table:table-cell>
          <table:table-cell table:formula="of:=[.J90]/[.L90]" office:value-type="float" office:value="0" calcext:value-type="float">
            <text:p>0.00</text:p>
          </table:table-cell>
          <table:table-cell table:formula="of:=[.K90]/[.L90]" office:value-type="float" office:value="0.571428571428571" calcext:value-type="float">
            <text:p>0.57</text:p>
          </table:table-cell>
          <table:table-cell table:number-columns-repeated="1007"/>
        </table:table-row>
        <table:table-row table:style-name="ro2">
          <table:table-cell office:value-type="date" office:date-value="2017-07-15" calcext:value-type="date">
            <text:p>7/15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6H14M00S" calcext:value-type="time">
            <text:p>16:1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G91]/[.L91]" office:value-type="float" office:value="0.333333333333333" calcext:value-type="float">
            <text:p>0.33</text:p>
          </table:table-cell>
          <table:table-cell table:formula="of:=[.H91]/[.L91]" office:value-type="float" office:value="0.333333333333333" calcext:value-type="float">
            <text:p>0.33</text:p>
          </table:table-cell>
          <table:table-cell table:formula="of:=[.I91]/[.L91]" office:value-type="float" office:value="0" calcext:value-type="float">
            <text:p>0.00</text:p>
          </table:table-cell>
          <table:table-cell table:formula="of:=[.J91]/[.L91]" office:value-type="float" office:value="0" calcext:value-type="float">
            <text:p>0.00</text:p>
          </table:table-cell>
          <table:table-cell table:formula="of:=[.K91]/[.L91]" office:value-type="float" office:value="0.333333333333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7-17" calcext:value-type="date">
            <text:p>7/1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16M00S" calcext:value-type="time">
            <text:p>10:1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G92]/[.L92]" office:value-type="float" office:value="0.166666666666667" calcext:value-type="float">
            <text:p>0.17</text:p>
          </table:table-cell>
          <table:table-cell table:formula="of:=[.H92]/[.L92]" office:value-type="float" office:value="0" calcext:value-type="float">
            <text:p>0.00</text:p>
          </table:table-cell>
          <table:table-cell table:formula="of:=[.I92]/[.L92]" office:value-type="float" office:value="0.5" calcext:value-type="float">
            <text:p>0.50</text:p>
          </table:table-cell>
          <table:table-cell table:formula="of:=[.J92]/[.L92]" office:value-type="float" office:value="0" calcext:value-type="float">
            <text:p>0.00</text:p>
          </table:table-cell>
          <table:table-cell table:formula="of:=[.K92]/[.L92]" office:value-type="float" office:value="0.333333333333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7-17" calcext:value-type="date">
            <text:p>7/1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39M00S" calcext:value-type="time">
            <text:p>10:3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93]/[.L93]" office:value-type="float" office:value="0.166666666666667" calcext:value-type="float">
            <text:p>0.17</text:p>
          </table:table-cell>
          <table:table-cell table:formula="of:=[.H93]/[.L93]" office:value-type="float" office:value="0" calcext:value-type="float">
            <text:p>0.00</text:p>
          </table:table-cell>
          <table:table-cell table:formula="of:=[.I93]/[.L93]" office:value-type="float" office:value="0.333333333333333" calcext:value-type="float">
            <text:p>0.33</text:p>
          </table:table-cell>
          <table:table-cell table:formula="of:=[.J93]/[.L93]" office:value-type="float" office:value="0" calcext:value-type="float">
            <text:p>0.00</text:p>
          </table:table-cell>
          <table:table-cell table:formula="of:=[.K93]/[.L93]"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7-07-17" calcext:value-type="date">
            <text:p>7/1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04M00S" calcext:value-type="time">
            <text:p>11:0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G94]/[.L94]" office:value-type="float" office:value="0" calcext:value-type="float">
            <text:p>0.00</text:p>
          </table:table-cell>
          <table:table-cell table:formula="of:=[.H94]/[.L94]" office:value-type="float" office:value="0" calcext:value-type="float">
            <text:p>0.00</text:p>
          </table:table-cell>
          <table:table-cell table:formula="of:=[.I94]/[.L94]" office:value-type="float" office:value="0.625" calcext:value-type="float">
            <text:p>0.63</text:p>
          </table:table-cell>
          <table:table-cell table:formula="of:=[.J94]/[.L94]" office:value-type="float" office:value="0" calcext:value-type="float">
            <text:p>0.00</text:p>
          </table:table-cell>
          <table:table-cell table:formula="of:=[.K94]/[.L94]" office:value-type="float" office:value="0.375" calcext:value-type="float">
            <text:p>0.38</text:p>
          </table:table-cell>
          <table:table-cell table:number-columns-repeated="1007"/>
        </table:table-row>
        <table:table-row table:style-name="ro2">
          <table:table-cell office:value-type="date" office:date-value="2017-07-17" calcext:value-type="date">
            <text:p>7/1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30M00S" calcext:value-type="time">
            <text:p>11:3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G95]/[.L95]" office:value-type="float" office:value="0" calcext:value-type="float">
            <text:p>0.00</text:p>
          </table:table-cell>
          <table:table-cell table:formula="of:=[.H95]/[.L95]" office:value-type="float" office:value="0.428571428571429" calcext:value-type="float">
            <text:p>0.43</text:p>
          </table:table-cell>
          <table:table-cell table:formula="of:=[.I95]/[.L95]" office:value-type="float" office:value="0.142857142857143" calcext:value-type="float">
            <text:p>0.14</text:p>
          </table:table-cell>
          <table:table-cell table:formula="of:=[.J95]/[.L95]" office:value-type="float" office:value="0" calcext:value-type="float">
            <text:p>0.00</text:p>
          </table:table-cell>
          <table:table-cell table:formula="of:=[.K95]/[.L95]" office:value-type="float" office:value="0.428571428571429" calcext:value-type="float">
            <text:p>0.43</text:p>
          </table:table-cell>
          <table:table-cell table:number-columns-repeated="1007"/>
        </table:table-row>
        <table:table-row table:style-name="ro2">
          <table:table-cell office:value-type="date" office:date-value="2017-07-17" calcext:value-type="date">
            <text:p>7/1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47M00S" calcext:value-type="time">
            <text:p>11:4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G96]/[.L96]" office:value-type="float" office:value="0.166666666666667" calcext:value-type="float">
            <text:p>0.17</text:p>
          </table:table-cell>
          <table:table-cell table:formula="of:=[.H96]/[.L96]" office:value-type="float" office:value="0.333333333333333" calcext:value-type="float">
            <text:p>0.33</text:p>
          </table:table-cell>
          <table:table-cell table:formula="of:=[.I96]/[.L96]" office:value-type="float" office:value="0.333333333333333" calcext:value-type="float">
            <text:p>0.33</text:p>
          </table:table-cell>
          <table:table-cell table:formula="of:=[.J96]/[.L96]" office:value-type="float" office:value="0.166666666666667" calcext:value-type="float">
            <text:p>0.17</text:p>
          </table:table-cell>
          <table:table-cell table:formula="of:=[.K96]/[.L96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17" calcext:value-type="date">
            <text:p>7/1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16M00S" calcext:value-type="time">
            <text:p>12:1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97]/[.L97]" office:value-type="float" office:value="0" calcext:value-type="float">
            <text:p>0.00</text:p>
          </table:table-cell>
          <table:table-cell table:formula="of:=[.H97]/[.L97]" office:value-type="float" office:value="0" calcext:value-type="float">
            <text:p>0.00</text:p>
          </table:table-cell>
          <table:table-cell table:formula="of:=[.I97]/[.L97]" office:value-type="float" office:value="0.166666666666667" calcext:value-type="float">
            <text:p>0.17</text:p>
          </table:table-cell>
          <table:table-cell table:formula="of:=[.J97]/[.L97]" office:value-type="float" office:value="0.333333333333333" calcext:value-type="float">
            <text:p>0.33</text:p>
          </table:table-cell>
          <table:table-cell table:formula="of:=[.K97]/[.L97]"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7-07-17" calcext:value-type="date">
            <text:p>7/1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50M00S" calcext:value-type="time">
            <text:p>12:5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G98]/[.L98]" office:value-type="float" office:value="0.666666666666667" calcext:value-type="float">
            <text:p>0.67</text:p>
          </table:table-cell>
          <table:table-cell table:formula="of:=[.H98]/[.L98]" office:value-type="float" office:value="0.166666666666667" calcext:value-type="float">
            <text:p>0.17</text:p>
          </table:table-cell>
          <table:table-cell table:formula="of:=[.I98]/[.L98]" office:value-type="float" office:value="0.166666666666667" calcext:value-type="float">
            <text:p>0.17</text:p>
          </table:table-cell>
          <table:table-cell table:formula="of:=[.J98]/[.L98]" office:value-type="float" office:value="0" calcext:value-type="float">
            <text:p>0.00</text:p>
          </table:table-cell>
          <table:table-cell table:formula="of:=[.K98]/[.L98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17" calcext:value-type="date">
            <text:p>7/17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3H24M00S" calcext:value-type="time">
            <text:p>13:2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G99]/[.L99]" office:value-type="float" office:value="0.2" calcext:value-type="float">
            <text:p>0.20</text:p>
          </table:table-cell>
          <table:table-cell table:formula="of:=[.H99]/[.L99]" office:value-type="float" office:value="0.8" calcext:value-type="float">
            <text:p>0.80</text:p>
          </table:table-cell>
          <table:table-cell table:formula="of:=[.I99]/[.L99]" office:value-type="float" office:value="0" calcext:value-type="float">
            <text:p>0.00</text:p>
          </table:table-cell>
          <table:table-cell table:formula="of:=[.J99]/[.L99]" office:value-type="float" office:value="0" calcext:value-type="float">
            <text:p>0.00</text:p>
          </table:table-cell>
          <table:table-cell table:formula="of:=[.K99]/[.L99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18" calcext:value-type="date">
            <text:p>7/18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09H47M00S" calcext:value-type="time">
            <text:p>9:4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G100]/[.L100]" office:value-type="float" office:value="0" calcext:value-type="float">
            <text:p>0.00</text:p>
          </table:table-cell>
          <table:table-cell table:formula="of:=[.H100]/[.L100]" office:value-type="float" office:value="0.2" calcext:value-type="float">
            <text:p>0.20</text:p>
          </table:table-cell>
          <table:table-cell table:formula="of:=[.I100]/[.L100]" office:value-type="float" office:value="0" calcext:value-type="float">
            <text:p>0.00</text:p>
          </table:table-cell>
          <table:table-cell table:formula="of:=[.J100]/[.L100]" office:value-type="float" office:value="0" calcext:value-type="float">
            <text:p>0.00</text:p>
          </table:table-cell>
          <table:table-cell table:formula="of:=[.K100]/[.L100]" office:value-type="float" office:value="0.8" calcext:value-type="float">
            <text:p>0.80</text:p>
          </table:table-cell>
          <table:table-cell table:number-columns-repeated="1007"/>
        </table:table-row>
        <table:table-row table:style-name="ro2">
          <table:table-cell office:value-type="date" office:date-value="2017-07-18" calcext:value-type="date">
            <text:p>7/18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09H58M00S" calcext:value-type="time">
            <text:p>9:5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G101]/[.L101]" office:value-type="float" office:value="0" calcext:value-type="float">
            <text:p>0.00</text:p>
          </table:table-cell>
          <table:table-cell table:formula="of:=[.H101]/[.L101]" office:value-type="float" office:value="0" calcext:value-type="float">
            <text:p>0.00</text:p>
          </table:table-cell>
          <table:table-cell table:formula="of:=[.I101]/[.L101]" office:value-type="float" office:value="0.428571428571429" calcext:value-type="float">
            <text:p>0.43</text:p>
          </table:table-cell>
          <table:table-cell table:formula="of:=[.J101]/[.L101]" office:value-type="float" office:value="0" calcext:value-type="float">
            <text:p>0.00</text:p>
          </table:table-cell>
          <table:table-cell table:formula="of:=[.K101]/[.L101]" office:value-type="float" office:value="0.571428571428571" calcext:value-type="float">
            <text:p>0.57</text:p>
          </table:table-cell>
          <table:table-cell table:number-columns-repeated="1007"/>
        </table:table-row>
        <table:table-row table:style-name="ro2">
          <table:table-cell office:value-type="date" office:date-value="2017-07-18" calcext:value-type="date">
            <text:p>7/18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36M00S" calcext:value-type="time">
            <text:p>10:3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G102]/[.L102]" office:value-type="float" office:value="0.142857142857143" calcext:value-type="float">
            <text:p>0.14</text:p>
          </table:table-cell>
          <table:table-cell table:formula="of:=[.H102]/[.L102]" office:value-type="float" office:value="0" calcext:value-type="float">
            <text:p>0.00</text:p>
          </table:table-cell>
          <table:table-cell table:formula="of:=[.I102]/[.L102]" office:value-type="float" office:value="0.857142857142857" calcext:value-type="float">
            <text:p>0.86</text:p>
          </table:table-cell>
          <table:table-cell table:formula="of:=[.J102]/[.L102]" office:value-type="float" office:value="0" calcext:value-type="float">
            <text:p>0.00</text:p>
          </table:table-cell>
          <table:table-cell table:formula="of:=[.K102]/[.L102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18" calcext:value-type="date">
            <text:p>7/18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47M00S" calcext:value-type="time">
            <text:p>10:4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G103]/[.L103]" office:value-type="float" office:value="0" calcext:value-type="float">
            <text:p>0.00</text:p>
          </table:table-cell>
          <table:table-cell table:formula="of:=[.H103]/[.L103]" office:value-type="float" office:value="0" calcext:value-type="float">
            <text:p>0.00</text:p>
          </table:table-cell>
          <table:table-cell table:formula="of:=[.I103]/[.L103]" office:value-type="float" office:value="1" calcext:value-type="float">
            <text:p>1.00</text:p>
          </table:table-cell>
          <table:table-cell table:formula="of:=[.J103]/[.L103]" office:value-type="float" office:value="0" calcext:value-type="float">
            <text:p>0.00</text:p>
          </table:table-cell>
          <table:table-cell table:formula="of:=[.K103]/[.L103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18" calcext:value-type="date">
            <text:p>7/18/2017</text:p>
          </table:table-cell>
          <table:table-cell office:value-type="string" calcext:value-type="string">
            <text:p>A</text:p>
          </table:table-cell>
          <table:table-cell table:style-name="ce8" office:value-type="time" office:time-value="PT11H15M00S" calcext:value-type="time">
            <text:p>11:1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G104]/[.L104]" office:value-type="float" office:value="0" calcext:value-type="float">
            <text:p>0.00</text:p>
          </table:table-cell>
          <table:table-cell table:formula="of:=[.H104]/[.L104]" office:value-type="float" office:value="0.2" calcext:value-type="float">
            <text:p>0.20</text:p>
          </table:table-cell>
          <table:table-cell table:formula="of:=[.I104]/[.L104]" office:value-type="float" office:value="0.4" calcext:value-type="float">
            <text:p>0.40</text:p>
          </table:table-cell>
          <table:table-cell table:formula="of:=[.J104]/[.L104]" office:value-type="float" office:value="0" calcext:value-type="float">
            <text:p>0.00</text:p>
          </table:table-cell>
          <table:table-cell table:formula="of:=[.K104]/[.L104]"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7-18" calcext:value-type="date">
            <text:p>7/18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16M00S" calcext:value-type="time">
            <text:p>12:1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G105]/[.L105]" office:value-type="float" office:value="0" calcext:value-type="float">
            <text:p>0.00</text:p>
          </table:table-cell>
          <table:table-cell table:formula="of:=[.H105]/[.L105]" office:value-type="float" office:value="0" calcext:value-type="float">
            <text:p>0.00</text:p>
          </table:table-cell>
          <table:table-cell table:formula="of:=[.I105]/[.L105]" office:value-type="float" office:value="0.2" calcext:value-type="float">
            <text:p>0.20</text:p>
          </table:table-cell>
          <table:table-cell table:formula="of:=[.J105]/[.L105]" office:value-type="float" office:value="0.2" calcext:value-type="float">
            <text:p>0.20</text:p>
          </table:table-cell>
          <table:table-cell table:formula="of:=[.K105]/[.L105]"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office:value-type="date" office:date-value="2017-07-18" calcext:value-type="date">
            <text:p>7/18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2H37M00S" calcext:value-type="time">
            <text:p>12:3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106]/[.L106]" office:value-type="float" office:value="0" calcext:value-type="float">
            <text:p>0.00</text:p>
          </table:table-cell>
          <table:table-cell table:formula="of:=[.H106]/[.L106]" office:value-type="float" office:value="0.4" calcext:value-type="float">
            <text:p>0.40</text:p>
          </table:table-cell>
          <table:table-cell table:formula="of:=[.I106]/[.L106]" office:value-type="float" office:value="0.4" calcext:value-type="float">
            <text:p>0.40</text:p>
          </table:table-cell>
          <table:table-cell table:formula="of:=[.J106]/[.L106]" office:value-type="float" office:value="0" calcext:value-type="float">
            <text:p>0.00</text:p>
          </table:table-cell>
          <table:table-cell table:formula="of:=[.K106]/[.L106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7-19" calcext:value-type="date">
            <text:p>7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09H14M00S" calcext:value-type="time">
            <text:p>9: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G107]/[.L107]" office:value-type="float" office:value="0" calcext:value-type="float">
            <text:p>0.00</text:p>
          </table:table-cell>
          <table:table-cell table:formula="of:=[.H107]/[.L107]" office:value-type="float" office:value="0" calcext:value-type="float">
            <text:p>0.00</text:p>
          </table:table-cell>
          <table:table-cell table:formula="of:=[.I107]/[.L107]" office:value-type="float" office:value="0.333333333333333" calcext:value-type="float">
            <text:p>0.33</text:p>
          </table:table-cell>
          <table:table-cell table:formula="of:=[.J107]/[.L107]" office:value-type="float" office:value="0.333333333333333" calcext:value-type="float">
            <text:p>0.33</text:p>
          </table:table-cell>
          <table:table-cell table:formula="of:=[.K107]/[.L107]" office:value-type="float" office:value="0.333333333333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7-19" calcext:value-type="date">
            <text:p>7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04M00S" calcext:value-type="time">
            <text:p>10:0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G108]/[.L108]" office:value-type="float" office:value="0" calcext:value-type="float">
            <text:p>0.00</text:p>
          </table:table-cell>
          <table:table-cell table:formula="of:=[.H108]/[.L108]" office:value-type="float" office:value="0" calcext:value-type="float">
            <text:p>0.00</text:p>
          </table:table-cell>
          <table:table-cell table:formula="of:=[.I108]/[.L108]" office:value-type="float" office:value="0.6" calcext:value-type="float">
            <text:p>0.60</text:p>
          </table:table-cell>
          <table:table-cell table:formula="of:=[.J108]/[.L108]" office:value-type="float" office:value="0" calcext:value-type="float">
            <text:p>0.00</text:p>
          </table:table-cell>
          <table:table-cell table:formula="of:=[.K108]/[.L108]"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7-19" calcext:value-type="date">
            <text:p>7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14M00S" calcext:value-type="time">
            <text:p>10:1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09]/[.L109]" office:value-type="float" office:value="0.5" calcext:value-type="float">
            <text:p>0.50</text:p>
          </table:table-cell>
          <table:table-cell table:formula="of:=[.H109]/[.L109]" office:value-type="float" office:value="0.25" calcext:value-type="float">
            <text:p>0.25</text:p>
          </table:table-cell>
          <table:table-cell table:formula="of:=[.I109]/[.L109]" office:value-type="float" office:value="0.125" calcext:value-type="float">
            <text:p>0.13</text:p>
          </table:table-cell>
          <table:table-cell table:formula="of:=[.J109]/[.L109]" office:value-type="float" office:value="0" calcext:value-type="float">
            <text:p>0.00</text:p>
          </table:table-cell>
          <table:table-cell table:formula="of:=[.K109]/[.L109]" office:value-type="float" office:value="0.125" calcext:value-type="float">
            <text:p>0.13</text:p>
          </table:table-cell>
          <table:table-cell table:number-columns-repeated="1007"/>
        </table:table-row>
        <table:table-row table:style-name="ro2">
          <table:table-cell office:value-type="date" office:date-value="2017-07-19" calcext:value-type="date">
            <text:p>7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0H22M00S" calcext:value-type="time">
            <text:p>10:2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G110]/[.L110]" office:value-type="float" office:value="0.6" calcext:value-type="float">
            <text:p>0.60</text:p>
          </table:table-cell>
          <table:table-cell table:formula="of:=[.H110]/[.L110]" office:value-type="float" office:value="0.4" calcext:value-type="float">
            <text:p>0.40</text:p>
          </table:table-cell>
          <table:table-cell table:formula="of:=[.I110]/[.L110]" office:value-type="float" office:value="0" calcext:value-type="float">
            <text:p>0.00</text:p>
          </table:table-cell>
          <table:table-cell table:formula="of:=[.J110]/[.L110]" office:value-type="float" office:value="0" calcext:value-type="float">
            <text:p>0.00</text:p>
          </table:table-cell>
          <table:table-cell table:formula="of:=[.K110]/[.L110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19" calcext:value-type="date">
            <text:p>7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40M00S" calcext:value-type="time">
            <text:p>11:4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G111]/[.L111]" office:value-type="float" office:value="0.111111111111111" calcext:value-type="float">
            <text:p>0.11</text:p>
          </table:table-cell>
          <table:table-cell table:formula="of:=[.H111]/[.L111]" office:value-type="float" office:value="0.111111111111111" calcext:value-type="float">
            <text:p>0.11</text:p>
          </table:table-cell>
          <table:table-cell table:formula="of:=[.I111]/[.L111]" office:value-type="float" office:value="0.555555555555556" calcext:value-type="float">
            <text:p>0.56</text:p>
          </table:table-cell>
          <table:table-cell table:formula="of:=[.J111]/[.L111]" office:value-type="float" office:value="0" calcext:value-type="float">
            <text:p>0.00</text:p>
          </table:table-cell>
          <table:table-cell table:formula="of:=[.K111]/[.L111]" office:value-type="float" office:value="0.222222222222222" calcext:value-type="float">
            <text:p>0.22</text:p>
          </table:table-cell>
          <table:table-cell table:number-columns-repeated="1007"/>
        </table:table-row>
        <table:table-row table:style-name="ro2">
          <table:table-cell office:value-type="date" office:date-value="2017-07-19" calcext:value-type="date">
            <text:p>7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52M00S" calcext:value-type="time">
            <text:p>11:5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G112]/[.L112]" office:value-type="float" office:value="0" calcext:value-type="float">
            <text:p>0.00</text:p>
          </table:table-cell>
          <table:table-cell table:formula="of:=[.H112]/[.L112]" office:value-type="float" office:value="0" calcext:value-type="float">
            <text:p>0.00</text:p>
          </table:table-cell>
          <table:table-cell table:formula="of:=[.I112]/[.L112]" office:value-type="float" office:value="1" calcext:value-type="float">
            <text:p>1.00</text:p>
          </table:table-cell>
          <table:table-cell table:formula="of:=[.J112]/[.L112]" office:value-type="float" office:value="0" calcext:value-type="float">
            <text:p>0.00</text:p>
          </table:table-cell>
          <table:table-cell table:formula="of:=[.K112]/[.L112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19" calcext:value-type="date">
            <text:p>7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1H58M00S" calcext:value-type="time">
            <text:p>11:5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G113]/[.L113]" office:value-type="float" office:value="0" calcext:value-type="float">
            <text:p>0.00</text:p>
          </table:table-cell>
          <table:table-cell table:formula="of:=[.H113]/[.L113]" office:value-type="float" office:value="0" calcext:value-type="float">
            <text:p>0.00</text:p>
          </table:table-cell>
          <table:table-cell table:formula="of:=[.I113]/[.L113]" office:value-type="float" office:value="1" calcext:value-type="float">
            <text:p>1.00</text:p>
          </table:table-cell>
          <table:table-cell table:formula="of:=[.J113]/[.L113]" office:value-type="float" office:value="0" calcext:value-type="float">
            <text:p>0.00</text:p>
          </table:table-cell>
          <table:table-cell table:formula="of:=[.K113]/[.L113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19" calcext:value-type="date">
            <text:p>7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3H03M00S" calcext:value-type="time">
            <text:p>13:0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G114]/[.L114]" office:value-type="float" office:value="0.1" calcext:value-type="float">
            <text:p>0.10</text:p>
          </table:table-cell>
          <table:table-cell table:formula="of:=[.H114]/[.L114]" office:value-type="float" office:value="0" calcext:value-type="float">
            <text:p>0.00</text:p>
          </table:table-cell>
          <table:table-cell table:formula="of:=[.I114]/[.L114]" office:value-type="float" office:value="0.7" calcext:value-type="float">
            <text:p>0.70</text:p>
          </table:table-cell>
          <table:table-cell table:formula="of:=[.J114]/[.L114]" office:value-type="float" office:value="0" calcext:value-type="float">
            <text:p>0.00</text:p>
          </table:table-cell>
          <table:table-cell table:formula="of:=[.K114]/[.L114]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7-19" calcext:value-type="date">
            <text:p>7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3H14M00S" calcext:value-type="time">
            <text:p>13:1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15]/[.L115]" office:value-type="float" office:value="0.125" calcext:value-type="float">
            <text:p>0.13</text:p>
          </table:table-cell>
          <table:table-cell table:formula="of:=[.H115]/[.L115]" office:value-type="float" office:value="0.25" calcext:value-type="float">
            <text:p>0.25</text:p>
          </table:table-cell>
          <table:table-cell table:formula="of:=[.I115]/[.L115]" office:value-type="float" office:value="0.375" calcext:value-type="float">
            <text:p>0.38</text:p>
          </table:table-cell>
          <table:table-cell table:formula="of:=[.J115]/[.L115]" office:value-type="float" office:value="0.125" calcext:value-type="float">
            <text:p>0.13</text:p>
          </table:table-cell>
          <table:table-cell table:formula="of:=[.K115]/[.L115]" office:value-type="float" office:value="0.125" calcext:value-type="float">
            <text:p>0.13</text:p>
          </table:table-cell>
          <table:table-cell table:number-columns-repeated="1007"/>
        </table:table-row>
        <table:table-row table:style-name="ro2">
          <table:table-cell office:value-type="date" office:date-value="2017-07-19" calcext:value-type="date">
            <text:p>7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3H23M00S" calcext:value-type="time">
            <text:p>13:2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116]/[.L116]" office:value-type="float" office:value="0" calcext:value-type="float">
            <text:p>0.00</text:p>
          </table:table-cell>
          <table:table-cell table:formula="of:=[.H116]/[.L116]" office:value-type="float" office:value="0.571428571428571" calcext:value-type="float">
            <text:p>0.57</text:p>
          </table:table-cell>
          <table:table-cell table:formula="of:=[.I116]/[.L116]" office:value-type="float" office:value="0.285714285714286" calcext:value-type="float">
            <text:p>0.29</text:p>
          </table:table-cell>
          <table:table-cell table:formula="of:=[.J116]/[.L116]" office:value-type="float" office:value="0" calcext:value-type="float">
            <text:p>0.00</text:p>
          </table:table-cell>
          <table:table-cell table:formula="of:=[.K116]/[.L116]" office:value-type="float" office:value="0.142857142857143" calcext:value-type="float">
            <text:p>0.14</text:p>
          </table:table-cell>
          <table:table-cell table:number-columns-repeated="1007"/>
        </table:table-row>
        <table:table-row table:style-name="ro2">
          <table:table-cell office:value-type="date" office:date-value="2017-07-19" calcext:value-type="date">
            <text:p>7/19/2017</text:p>
          </table:table-cell>
          <table:table-cell office:value-type="string" calcext:value-type="string">
            <text:p>A</text:p>
          </table:table-cell>
          <table:table-cell table:style-name="ce7" office:value-type="time" office:time-value="PT13H30M00S" calcext:value-type="time">
            <text:p>13:3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G117]/[.L117]" office:value-type="float" office:value="0" calcext:value-type="float">
            <text:p>0.00</text:p>
          </table:table-cell>
          <table:table-cell table:formula="of:=[.H117]/[.L117]" office:value-type="float" office:value="0" calcext:value-type="float">
            <text:p>0.00</text:p>
          </table:table-cell>
          <table:table-cell table:formula="of:=[.I117]/[.L117]" office:value-type="float" office:value="0.888888888888889" calcext:value-type="float">
            <text:p>0.89</text:p>
          </table:table-cell>
          <table:table-cell table:formula="of:=[.J117]/[.L117]" office:value-type="float" office:value="0" calcext:value-type="float">
            <text:p>0.00</text:p>
          </table:table-cell>
          <table:table-cell table:formula="of:=[.K117]/[.L117]" office:value-type="float" office:value="0.111111111111111" calcext:value-type="float">
            <text:p>0.11</text:p>
          </table:table-cell>
          <table:table-cell table:number-columns-repeated="1007"/>
        </table:table-row>
        <table:table-row table:style-name="ro2">
          <table:table-cell office:value-type="date" office:date-value="2017-07-20" calcext:value-type="date">
            <text:p>7/20/2017</text:p>
          </table:table-cell>
          <table:table-cell office:value-type="string" calcext:value-type="string">
            <text:p>B</text:p>
          </table:table-cell>
          <table:table-cell table:style-name="ce7" office:value-type="time" office:time-value="PT11H20M00S" calcext:value-type="time">
            <text:p>11:2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G118]/[.L118]" office:value-type="float" office:value="0" calcext:value-type="float">
            <text:p>0.00</text:p>
          </table:table-cell>
          <table:table-cell table:formula="of:=[.H118]/[.L118]" office:value-type="float" office:value="0" calcext:value-type="float">
            <text:p>0.00</text:p>
          </table:table-cell>
          <table:table-cell table:formula="of:=[.I118]/[.L118]" office:value-type="float" office:value="0.2" calcext:value-type="float">
            <text:p>0.20</text:p>
          </table:table-cell>
          <table:table-cell table:formula="of:=[.J118]/[.L118]" office:value-type="float" office:value="0" calcext:value-type="float">
            <text:p>0.00</text:p>
          </table:table-cell>
          <table:table-cell table:formula="of:=[.K118]/[.L118]" office:value-type="float" office:value="0.8" calcext:value-type="float">
            <text:p>0.80</text:p>
          </table:table-cell>
          <table:table-cell table:number-columns-repeated="1007"/>
        </table:table-row>
        <table:table-row table:style-name="ro2">
          <table:table-cell office:value-type="date" office:date-value="2017-07-20" calcext:value-type="date">
            <text:p>7/20/2017</text:p>
          </table:table-cell>
          <table:table-cell office:value-type="string" calcext:value-type="string">
            <text:p>B</text:p>
          </table:table-cell>
          <table:table-cell table:style-name="ce7" office:value-type="time" office:time-value="PT12H19M00S" calcext:value-type="time">
            <text:p>12:1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G119]/[.L119]" office:value-type="float" office:value="0.428571428571429" calcext:value-type="float">
            <text:p>0.43</text:p>
          </table:table-cell>
          <table:table-cell table:formula="of:=[.H119]/[.L119]" office:value-type="float" office:value="0.428571428571429" calcext:value-type="float">
            <text:p>0.43</text:p>
          </table:table-cell>
          <table:table-cell table:formula="of:=[.I119]/[.L119]" office:value-type="float" office:value="0.142857142857143" calcext:value-type="float">
            <text:p>0.14</text:p>
          </table:table-cell>
          <table:table-cell table:formula="of:=[.J119]/[.L119]" office:value-type="float" office:value="0" calcext:value-type="float">
            <text:p>0.00</text:p>
          </table:table-cell>
          <table:table-cell table:formula="of:=[.K119]/[.L119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20" calcext:value-type="date">
            <text:p>7/20/2017</text:p>
          </table:table-cell>
          <table:table-cell office:value-type="string" calcext:value-type="string">
            <text:p>B</text:p>
          </table:table-cell>
          <table:table-cell table:style-name="ce7" office:value-type="time" office:time-value="PT12H39M00S" calcext:value-type="time">
            <text:p>12:3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G120]/[.L120]" office:value-type="float" office:value="0" calcext:value-type="float">
            <text:p>0.00</text:p>
          </table:table-cell>
          <table:table-cell table:formula="of:=[.H120]/[.L120]" office:value-type="float" office:value="0" calcext:value-type="float">
            <text:p>0.00</text:p>
          </table:table-cell>
          <table:table-cell table:formula="of:=[.I120]/[.L120]" office:value-type="float" office:value="0.6" calcext:value-type="float">
            <text:p>0.60</text:p>
          </table:table-cell>
          <table:table-cell table:formula="of:=[.J120]/[.L120]" office:value-type="float" office:value="0" calcext:value-type="float">
            <text:p>0.00</text:p>
          </table:table-cell>
          <table:table-cell table:formula="of:=[.K120]/[.L120]"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7-20" calcext:value-type="date">
            <text:p>7/20/2017</text:p>
          </table:table-cell>
          <table:table-cell office:value-type="string" calcext:value-type="string">
            <text:p>B</text:p>
          </table:table-cell>
          <table:table-cell table:style-name="ce7" office:value-type="time" office:time-value="PT13H02M00S" calcext:value-type="time">
            <text:p>13:0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121]/[.L121]" office:value-type="float" office:value="0.166666666666667" calcext:value-type="float">
            <text:p>0.17</text:p>
          </table:table-cell>
          <table:table-cell table:formula="of:=[.H121]/[.L121]" office:value-type="float" office:value="0" calcext:value-type="float">
            <text:p>0.00</text:p>
          </table:table-cell>
          <table:table-cell table:formula="of:=[.I121]/[.L121]" office:value-type="float" office:value="0.666666666666667" calcext:value-type="float">
            <text:p>0.67</text:p>
          </table:table-cell>
          <table:table-cell table:formula="of:=[.J121]/[.L121]" office:value-type="float" office:value="0" calcext:value-type="float">
            <text:p>0.00</text:p>
          </table:table-cell>
          <table:table-cell table:formula="of:=[.K121]/[.L121]" office:value-type="float" office:value="0.1666666666666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7-07-20" calcext:value-type="date">
            <text:p>7/20/2017</text:p>
          </table:table-cell>
          <table:table-cell office:value-type="string" calcext:value-type="string">
            <text:p>B</text:p>
          </table:table-cell>
          <table:table-cell table:style-name="ce7" office:value-type="time" office:time-value="PT13H14M00S" calcext:value-type="time">
            <text:p>13: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G122]/[.L122]" office:value-type="float" office:value="0.2" calcext:value-type="float">
            <text:p>0.20</text:p>
          </table:table-cell>
          <table:table-cell table:formula="of:=[.H122]/[.L122]" office:value-type="float" office:value="0" calcext:value-type="float">
            <text:p>0.00</text:p>
          </table:table-cell>
          <table:table-cell table:formula="of:=[.I122]/[.L122]" office:value-type="float" office:value="0.7" calcext:value-type="float">
            <text:p>0.70</text:p>
          </table:table-cell>
          <table:table-cell table:formula="of:=[.J122]/[.L122]" office:value-type="float" office:value="0" calcext:value-type="float">
            <text:p>0.00</text:p>
          </table:table-cell>
          <table:table-cell table:formula="of:=[.K122]/[.L122]" office:value-type="float" office:value="0.1" calcext:value-type="float">
            <text:p>0.10</text:p>
          </table:table-cell>
          <table:table-cell table:number-columns-repeated="1007"/>
        </table:table-row>
        <table:table-row table:style-name="ro2">
          <table:table-cell office:value-type="date" office:date-value="2017-07-20" calcext:value-type="date">
            <text:p>7/20/2017</text:p>
          </table:table-cell>
          <table:table-cell office:value-type="string" calcext:value-type="string">
            <text:p>B</text:p>
          </table:table-cell>
          <table:table-cell table:style-name="ce7" office:value-type="time" office:time-value="PT13H23M00S" calcext:value-type="time">
            <text:p>13:2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123]/[.L123]" office:value-type="float" office:value="0" calcext:value-type="float">
            <text:p>0.00</text:p>
          </table:table-cell>
          <table:table-cell table:formula="of:=[.H123]/[.L123]" office:value-type="float" office:value="0.166666666666667" calcext:value-type="float">
            <text:p>0.17</text:p>
          </table:table-cell>
          <table:table-cell table:formula="of:=[.I123]/[.L123]" office:value-type="float" office:value="0.666666666666667" calcext:value-type="float">
            <text:p>0.67</text:p>
          </table:table-cell>
          <table:table-cell table:formula="of:=[.J123]/[.L123]" office:value-type="float" office:value="0" calcext:value-type="float">
            <text:p>0.00</text:p>
          </table:table-cell>
          <table:table-cell table:formula="of:=[.K123]/[.L123]" office:value-type="float" office:value="0.1666666666666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7-06-15" calcext:value-type="date">
            <text:p>6/15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14M00S" calcext:value-type="time">
            <text:p>11:1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6-15" calcext:value-type="date">
            <text:p>6/15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40M00S" calcext:value-type="time">
            <text:p>11:4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42M00S" calcext:value-type="time">
            <text:p>10:4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11M00S" calcext:value-type="time">
            <text:p>11:1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24M00S" calcext:value-type="time">
            <text:p>11:2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43M00S" calcext:value-type="time">
            <text:p>11:4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3" office:value-type="float" office:value="0.1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14M00S" calcext:value-type="time">
            <text:p>12:1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20M00S" calcext:value-type="time">
            <text:p>12:2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11" calcext:value-type="float">
            <text:p>0.11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22" calcext:value-type="float">
            <text:p>0.22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06M00S" calcext:value-type="time">
            <text:p>1:0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5" calcext:value-type="float">
            <text:p>0.50</text:p>
          </table:table-cell>
          <table:table-cell office:value-type="float" office:value="0.16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6-16" calcext:value-type="date">
            <text:p>6/16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30M00S" calcext:value-type="time">
            <text:p>1:3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1007"/>
        </table:table-row>
        <table:table-row table:style-name="ro2">
          <table:table-cell office:value-type="date" office:date-value="2017-06-17" calcext:value-type="date">
            <text:p>6/17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19M00S" calcext:value-type="time">
            <text:p>10:1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2"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83" calcext:value-type="float">
            <text:p>0.83</text:p>
          </table:table-cell>
          <table:table-cell table:number-columns-repeated="1007"/>
        </table:table-row>
        <table:table-row table:style-name="ro2">
          <table:table-cell office:value-type="date" office:date-value="2017-06-17" calcext:value-type="date">
            <text:p>6/17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37M00S" calcext:value-type="time">
            <text:p>10:3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6-17" calcext:value-type="date">
            <text:p>6/17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56M00S" calcext:value-type="time">
            <text:p>10:5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6-17" calcext:value-type="date">
            <text:p>6/17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09M00S" calcext:value-type="time">
            <text:p>11:0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8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6-17" calcext:value-type="date">
            <text:p>6/17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29M00S" calcext:value-type="time">
            <text:p>11:2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office:value-type="date" office:date-value="2017-06-17" calcext:value-type="date">
            <text:p>6/17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46M00S" calcext:value-type="time">
            <text:p>11:4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table:number-columns-repeated="1007"/>
        </table:table-row>
        <table:table-row table:style-name="ro2">
          <table:table-cell office:value-type="date" office:date-value="2017-06-17" calcext:value-type="date">
            <text:p>6/17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08M00S" calcext:value-type="time">
            <text:p>12:0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6-19" calcext:value-type="date">
            <text:p>6/19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36M00S" calcext:value-type="time">
            <text:p>11:3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3"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6-19" calcext:value-type="date">
            <text:p>6/19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15M00S" calcext:value-type="time">
            <text:p>12:1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" calcext:value-type="float">
            <text:p>0.00</text:p>
          </table:table-cell>
          <table:table-cell office:value-type="float" office:value="0.375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float" office:value="0.625" calcext:value-type="float">
            <text:p>0.63</text:p>
          </table:table-cell>
          <table:table-cell table:number-columns-repeated="1007"/>
        </table:table-row>
        <table:table-row table:style-name="ro2">
          <table:table-cell office:value-type="date" office:date-value="2017-06-19" calcext:value-type="date">
            <text:p>6/19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44M00S" calcext:value-type="time">
            <text:p>12:4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6-19" calcext:value-type="date">
            <text:p>6/19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10M00S" calcext:value-type="time">
            <text:p>1:1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28M00S" calcext:value-type="time">
            <text:p>10:2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2" office:value-type="float" office:value="0.143" calcext:value-type="float">
            <text:p>0.14</text:p>
          </table:table-cell>
          <table:table-cell office:value-type="float" office:value="0.429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float" office:value="0.286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25M00S" calcext:value-type="time">
            <text:p>11:2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47M00S" calcext:value-type="time">
            <text:p>11:4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24M00S" calcext:value-type="time">
            <text:p>12:2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57M00S" calcext:value-type="time">
            <text:p>12:5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125" calcext:value-type="float">
            <text:p>0.13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0.375" calcext:value-type="float">
            <text:p>0.38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07M00S" calcext:value-type="time">
            <text:p>1:0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33" calcext:value-type="float">
            <text:p>0.33</text:p>
          </table:table-cell>
          <table:table-cell table:number-columns-repeated="2"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2H01M00S" calcext:value-type="time">
            <text:p>2:0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667" calcext:value-type="float">
            <text:p>0.67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2H11M00S" calcext:value-type="time">
            <text:p>2:1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6-21" calcext:value-type="date">
            <text:p>6/21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2H27M00S" calcext:value-type="time">
            <text:p>2:2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33" calcext:value-type="float">
            <text:p>0.33</text:p>
          </table:table-cell>
          <table:table-cell office:value-type="float" office:value="0.16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44M00S" calcext:value-type="time">
            <text:p>10:4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03M00S" calcext:value-type="time">
            <text:p>11:0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15M00S" calcext:value-type="time">
            <text:p>11:1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67" calcext:value-type="float">
            <text:p>0.17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30M00S" calcext:value-type="time">
            <text:p>11:3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2" office:value-type="float" office:value="0.11" calcext:value-type="float">
            <text:p>0.1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44" calcext:value-type="float">
            <text:p>0.44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06M00S" calcext:value-type="time">
            <text:p>12:0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17M00S" calcext:value-type="time">
            <text:p>12:1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2" office:value-type="float" office:value="0" calcext:value-type="float">
            <text:p>0.0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1007"/>
        </table:table-row>
        <table:table-row table:style-name="ro2">
          <table:table-cell office:value-type="date" office:date-value="2017-06-23" calcext:value-type="date">
            <text:p>6/23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14M00S" calcext:value-type="time">
            <text:p>1:1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6-27" calcext:value-type="date">
            <text:p>6/2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19M00S" calcext:value-type="time">
            <text:p>11:1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1" calcext:value-type="float">
            <text:p>0.1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6-27" calcext:value-type="date">
            <text:p>6/2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05M00S" calcext:value-type="time">
            <text:p>12:0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6-27" calcext:value-type="date">
            <text:p>6/2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27M00S" calcext:value-type="time">
            <text:p>12:2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2" office:value-type="float" office:value="0.33" calcext:value-type="float">
            <text:p>0.33</text:p>
          </table:table-cell>
          <table:table-cell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6-27" calcext:value-type="date">
            <text:p>6/2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48M00S" calcext:value-type="time">
            <text:p>12:4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4" office:value-type="float" office:value="0.16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6-27" calcext:value-type="date">
            <text:p>6/2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59M00S" calcext:value-type="time">
            <text:p>12:5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6-27" calcext:value-type="date">
            <text:p>6/2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39M00S" calcext:value-type="time">
            <text:p>1:3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44" calcext:value-type="float">
            <text:p>0.44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22" calcext:value-type="float">
            <text:p>0.22</text:p>
          </table:table-cell>
          <table:table-cell table:number-columns-repeated="1007"/>
        </table:table-row>
        <table:table-row table:style-name="ro2">
          <table:table-cell office:value-type="date" office:date-value="2017-06-28" calcext:value-type="date">
            <text:p>6/28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1H22M00S" calcext:value-type="time">
            <text:p>11:2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667" calcext:value-type="float">
            <text:p>0.6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7-07-01" calcext:value-type="date">
            <text:p>7/1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1H43M00S" calcext:value-type="time">
            <text:p>11:4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25" calcext:value-type="float">
            <text:p>0.1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0.375" calcext:value-type="float">
            <text:p>0.38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4" calcext:value-type="date">
            <text:p>7/4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45M00S" calcext:value-type="time">
            <text:p>9:4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143" calcext:value-type="float">
            <text:p>0.14</text:p>
          </table:table-cell>
          <table:table-cell/>
          <table:table-cell office:value-type="float" office:value="0.571" calcext:value-type="float">
            <text:p>0.57</text:p>
          </table:table-cell>
          <table:table-cell office:value-type="float" office:value="0.286" calcext:value-type="float">
            <text:p>0.29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4" calcext:value-type="date">
            <text:p>7/4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10M00S" calcext:value-type="time">
            <text:p>10:1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4" calcext:value-type="date">
            <text:p>7/4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52M00S" calcext:value-type="time">
            <text:p>10:5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11" calcext:value-type="float">
            <text:p>0.11</text:p>
          </table:table-cell>
          <table:table-cell office:value-type="float" office:value="0.556" calcext:value-type="float">
            <text:p>0.56</text:p>
          </table:table-cell>
          <table:table-cell office:value-type="float" office:value="0.2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111" calcext:value-type="float">
            <text:p>0.11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4" calcext:value-type="date">
            <text:p>7/4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1H06M00S" calcext:value-type="time">
            <text:p>11:0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2"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4" calcext:value-type="date">
            <text:p>7/4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51M00S" calcext:value-type="time">
            <text:p>11:5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67" calcext:value-type="float">
            <text:p>0.17</text:p>
          </table:table-cell>
          <table:table-cell office:value-type="float" office:value="0.333" calcext:value-type="float">
            <text:p>0.33</text:p>
          </table:table-cell>
          <table:table-cell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4" calcext:value-type="date">
            <text:p>7/4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40M00S" calcext:value-type="time">
            <text:p>12:4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111" calcext:value-type="float">
            <text:p>0.11</text:p>
          </table:table-cell>
          <table:table-cell office:value-type="float" office:value="0.889" calcext:value-type="float">
            <text:p>0.89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05" calcext:value-type="date">
            <text:p>7/5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08M00S" calcext:value-type="time">
            <text:p>10:0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7-05" calcext:value-type="date">
            <text:p>7/5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56M00S" calcext:value-type="time">
            <text:p>10:5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float" office:value="0.375" calcext:value-type="float">
            <text:p>0.38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5" calcext:value-type="date">
            <text:p>7/5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1H09M00S" calcext:value-type="time">
            <text:p>11:0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09H52M00S" calcext:value-type="time">
            <text:p>9:5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3"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13M00S" calcext:value-type="time">
            <text:p>10:1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19M00S" calcext:value-type="time">
            <text:p>10:1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59M00S" calcext:value-type="time">
            <text:p>10:5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86" calcext:value-type="float">
            <text:p>0.29</text:p>
          </table:table-cell>
          <table:table-cell office:value-type="float" office:value="0.143" calcext:value-type="float">
            <text:p>0.1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71" calcext:value-type="float">
            <text:p>0.57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1H18M00S" calcext:value-type="time">
            <text:p>11:1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1H26M00S" calcext:value-type="time">
            <text:p>11:2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556" calcext:value-type="float">
            <text:p>0.56</text:p>
          </table:table-cell>
          <table:table-cell office:value-type="float" office:value="0.2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222" calcext:value-type="float">
            <text:p>0.22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2H04M00S" calcext:value-type="time">
            <text:p>12:0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" calcext:value-type="float">
            <text:p>0.00</text:p>
          </table:table-cell>
          <table:table-cell office:value-type="float" office:value="0.4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556" calcext:value-type="float">
            <text:p>0.56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2H17M00S" calcext:value-type="time">
            <text:p>12:1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2H34M00S" calcext:value-type="time">
            <text:p>12:3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2H47M00S" calcext:value-type="time">
            <text:p>12:4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11" calcext:value-type="float">
            <text:p>0.11</text:p>
          </table:table-cell>
          <table:table-cell office:value-type="float" office:value="0.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56" calcext:value-type="float">
            <text:p>0.56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08H21M00S" calcext:value-type="time">
            <text:p>8:2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08H28M00S" calcext:value-type="time">
            <text:p>8:2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67" calcext:value-type="float">
            <text:p>0.17</text:p>
          </table:table-cell>
          <table:table-cell office:value-type="float" office:value="0.333" calcext:value-type="float">
            <text:p>0.33</text:p>
          </table:table-cell>
          <table:table-cell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09H41M00S" calcext:value-type="time">
            <text:p>9:4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09H55M00S" calcext:value-type="time">
            <text:p>9:5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25" calcext:value-type="float">
            <text:p>0.13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75" calcext:value-type="float">
            <text:p>0.38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17M00S" calcext:value-type="time">
            <text:p>10:1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67" calcext:value-type="float">
            <text:p>0.17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31M00S" calcext:value-type="time">
            <text:p>10:3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3"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53M00S" calcext:value-type="time">
            <text:p>10:5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1H23M00S" calcext:value-type="time">
            <text:p>11:2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556" calcext:value-type="float">
            <text:p>0.56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2H07M00S" calcext:value-type="time">
            <text:p>12:0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111" calcext:value-type="float">
            <text:p>0.11</text:p>
          </table:table-cell>
          <table:table-cell office:value-type="float" office:value="0.4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444" calcext:value-type="float">
            <text:p>0.44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2H40M00S" calcext:value-type="time">
            <text:p>12:4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5" calcext:value-type="float">
            <text:p>0.50</text:p>
          </table:table-cell>
          <table:table-cell office:value-type="float" office:value="0.333" calcext:value-type="float">
            <text:p>0.33</text:p>
          </table:table-cell>
          <table:table-cell office:value-type="float" office:value="0.167" calcext:value-type="float">
            <text:p>0.17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08" calcext:value-type="date">
            <text:p>7/8/2017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8H34M00S" calcext:value-type="time">
            <text:p>8:3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7-07-08" calcext:value-type="date">
            <text:p>7/8/2017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8H57M00S" calcext:value-type="time">
            <text:p>8:5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table:number-columns-repeated="2" office:value-type="float" office:value="0.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8" calcext:value-type="date">
            <text:p>7/8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0H02M00S" calcext:value-type="time">
            <text:p>10:0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67" calcext:value-type="float">
            <text:p>0.17</text:p>
          </table:table-cell>
          <table:table-cell office:value-type="float" office:value="0.333" calcext:value-type="float">
            <text:p>0.33</text:p>
          </table:table-cell>
          <table:table-cell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08" calcext:value-type="date">
            <text:p>7/8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0H54M00S" calcext:value-type="time">
            <text:p>10:5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1" calcext:value-type="date">
            <text:p>7/11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1H22M00S" calcext:value-type="time">
            <text:p>11:2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2" office:value-type="float" office:value="0.2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556" calcext:value-type="float">
            <text:p>0.56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1" calcext:value-type="date">
            <text:p>7/11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01H08M00S" calcext:value-type="time">
            <text:p>1:0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666" calcext:value-type="float">
            <text:p>0.6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5" calcext:value-type="date">
            <text:p>7/15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4H37M00S" calcext:value-type="time">
            <text:p>4:3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5" calcext:value-type="date">
            <text:p>7/15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5H03M00S" calcext:value-type="time">
            <text:p>5:0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" calcext:value-type="float">
            <text:p>0.00</text:p>
          </table:table-cell>
          <table:table-cell office:value-type="float" office:value="0.571" calcext:value-type="float">
            <text:p>0.57</text:p>
          </table:table-cell>
          <table:table-cell office:value-type="float" office:value="0.143" calcext:value-type="float">
            <text:p>0.14</text:p>
          </table:table-cell>
          <table:table-cell office:value-type="float" office:value="0.429" calcext:value-type="float">
            <text:p>0.43</text:p>
          </table:table-cell>
          <table:table-cell table:number-columns-repeated="1007"/>
        </table:table-row>
        <table:table-row table:style-name="ro2">
          <table:table-cell office:value-type="date" office:date-value="2017-07-17" calcext:value-type="date">
            <text:p>7/17/2017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9H01M00S" calcext:value-type="time">
            <text:p>9:0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12M00S" calcext:value-type="time">
            <text:p>9:1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31M00S" calcext:value-type="time">
            <text:p>9:3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2" office:value-type="float" office:value="0.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59M00S" calcext:value-type="time">
            <text:p>9:5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18M00S" calcext:value-type="time">
            <text:p>10:1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.143" calcext:value-type="float">
            <text:p>0.14</text:p>
          </table:table-cell>
          <table:table-cell office:value-type="float" office:value="0.286" calcext:value-type="float">
            <text:p>0.29</text:p>
          </table:table-cell>
          <table:table-cell office:value-type="float" office:value="0.143" calcext:value-type="float">
            <text:p>0.14</text:p>
          </table:table-cell>
          <table:table-cell office:value-type="float" office:value="0.286" calcext:value-type="float">
            <text:p>0.29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02M00S" calcext:value-type="time">
            <text:p>11:0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143" calcext:value-type="float">
            <text:p>0.14</text:p>
          </table:table-cell>
          <table:table-cell office:value-type="float" office:value="0.429" calcext:value-type="float">
            <text:p>0.43</text:p>
          </table:table-cell>
          <table:table-cell office:value-type="float" office:value="0.143" calcext:value-type="float">
            <text:p>0.14</text:p>
          </table:table-cell>
          <table:table-cell office:value-type="float" office:value="0.286" calcext:value-type="float">
            <text:p>0.29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19M00S" calcext:value-type="time">
            <text:p>11:1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table:number-columns-repeated="2"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667" calcext:value-type="float">
            <text:p>0.67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34M00S" calcext:value-type="time">
            <text:p>11:3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3"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office:value-type="float" office:value="0.833" calcext:value-type="float">
            <text:p>0.8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46M00S" calcext:value-type="time">
            <text:p>11: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2" office:value-type="float" office:value="0" calcext:value-type="float">
            <text:p>0.00</text:p>
          </table:table-cell>
          <table:table-cell office:value-type="float" office:value="0.714" calcext:value-type="float">
            <text:p>0.71</text:p>
          </table:table-cell>
          <table:table-cell office:value-type="float" office:value="0" calcext:value-type="float">
            <text:p>0.00</text:p>
          </table:table-cell>
          <table:table-cell office:value-type="float" office:value="0.286" calcext:value-type="float">
            <text:p>0.29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53M00S" calcext:value-type="time">
            <text:p>11:5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43" calcext:value-type="float">
            <text:p>0.14</text:p>
          </table:table-cell>
          <table:table-cell office:value-type="float" office:value="0.571" calcext:value-type="float">
            <text:p>0.5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86" calcext:value-type="float">
            <text:p>0.29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02M00S" calcext:value-type="time">
            <text:p>12:0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.167" calcext:value-type="float">
            <text:p>0.17</text:p>
          </table:table-cell>
          <table:table-cell office:value-type="float" office:value="0.333" calcext:value-type="float">
            <text:p>0.33</text:p>
          </table:table-cell>
          <table:table-cell table:number-columns-repeated="2" office:value-type="float" office:value="0.167" calcext:value-type="float">
            <text:p>0.17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15M00S" calcext:value-type="time">
            <text:p>12:1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43M00S" calcext:value-type="time">
            <text:p>12:4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3"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07M00S" calcext:value-type="time">
            <text:p>1:0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" calcext:value-type="float">
            <text:p>0.1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27M00S" calcext:value-type="time">
            <text:p>1:2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43M00S" calcext:value-type="time">
            <text:p>1:4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25M00S" calcext:value-type="time">
            <text:p>9:2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36M00S" calcext:value-type="time">
            <text:p>9:3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67" calcext:value-type="float">
            <text:p>0.17</text:p>
          </table:table-cell>
          <table:table-cell office:value-type="float" office:value="0.333" calcext:value-type="float">
            <text:p>0.33</text:p>
          </table:table-cell>
          <table:table-cell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57M00S" calcext:value-type="time">
            <text:p>9:5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06M00S" calcext:value-type="time">
            <text:p>10:0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375" calcext:value-type="float">
            <text:p>0.38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0.125" calcext:value-type="float">
            <text:p>0.1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23M00S" calcext:value-type="time">
            <text:p>10:2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32M00S" calcext:value-type="time">
            <text:p>10:3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11" calcext:value-type="float">
            <text:p>0.11</text:p>
          </table:table-cell>
          <table:table-cell office:value-type="float" office:value="0.333" calcext:value-type="float">
            <text:p>0.33</text:p>
          </table:table-cell>
          <table:table-cell office:value-type="float" office:value="0.111" calcext:value-type="float">
            <text:p>0.11</text:p>
          </table:table-cell>
          <table:table-cell table:number-columns-repeated="2" office:value-type="float" office:value="0.222" calcext:value-type="float">
            <text:p>0.22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36M00S" calcext:value-type="time">
            <text:p>11:3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office:value-type="float" office:value="0.111" calcext:value-type="float">
            <text:p>0.11</text:p>
          </table:table-cell>
          <table:table-cell office:value-type="float" office:value="0.444" calcext:value-type="float">
            <text:p>0.44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46M00S" calcext:value-type="time">
            <text:p>11:4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2" office:value-type="float" office:value="0.167" calcext:value-type="float">
            <text:p>0.17</text:p>
          </table:table-cell>
          <table:table-cell table:number-columns-repeated="2"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12M00S" calcext:value-type="time">
            <text:p>12:1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67" calcext:value-type="float">
            <text:p>0.17</text:p>
          </table:table-cell>
          <table:table-cell office:value-type="float" office:value="0.333" calcext:value-type="float">
            <text:p>0.33</text:p>
          </table:table-cell>
          <table:table-cell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19M00S" calcext:value-type="time">
            <text:p>12:1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22" calcext:value-type="float">
            <text:p>0.22</text:p>
          </table:table-cell>
          <table:table-cell office:value-type="float" office:value="0.444" calcext:value-type="float">
            <text:p>0.44</text:p>
          </table:table-cell>
          <table:table-cell office:value-type="float" office:value="0.222" calcext:value-type="float">
            <text:p>0.22</text:p>
          </table:table-cell>
          <table:table-cell office:value-type="float" office:value="0.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28M00S" calcext:value-type="time">
            <text:p>12:2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22" calcext:value-type="float">
            <text:p>0.22</text:p>
          </table:table-cell>
          <table:table-cell office:value-type="float" office:value="0.444" calcext:value-type="float">
            <text:p>0.4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37M00S" calcext:value-type="time">
            <text:p>12:3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45M00S" calcext:value-type="time">
            <text:p>12:4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56M00S" calcext:value-type="time">
            <text:p>12:5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07M00S" calcext:value-type="time">
            <text:p>9:0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3"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27M00S" calcext:value-type="time">
            <text:p>9:2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833" calcext:value-type="float">
            <text:p>0.8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33M00S" calcext:value-type="time">
            <text:p>9:3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46M00S" calcext:value-type="time">
            <text:p>9:4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43" calcext:value-type="float">
            <text:p>0.14</text:p>
          </table:table-cell>
          <table:table-cell office:value-type="float" office:value="0.286" calcext:value-type="float">
            <text:p>0.29</text:p>
          </table:table-cell>
          <table:table-cell office:value-type="float" office:value="0.429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float" office:value="0.143" calcext:value-type="float">
            <text:p>0.14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07M00S" calcext:value-type="time">
            <text:p>10:0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43" calcext:value-type="float">
            <text:p>0.14</text:p>
          </table:table-cell>
          <table:table-cell office:value-type="float" office:value="0.429" calcext:value-type="float">
            <text:p>0.43</text:p>
          </table:table-cell>
          <table:table-cell office:value-type="float" office:value="0.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286" calcext:value-type="float">
            <text:p>0.29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14M00S" calcext:value-type="time">
            <text:p>10:1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23M00S" calcext:value-type="time">
            <text:p>10:2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2" office:value-type="float" office:value="0.333" calcext:value-type="float">
            <text:p>0.33</text:p>
          </table:table-cell>
          <table:table-cell office:value-type="float" office:value="0.111" calcext:value-type="float">
            <text:p>0.11</text:p>
          </table:table-cell>
          <table:table-cell office:value-type="float" office:value="0.222" calcext:value-type="float">
            <text:p>0.22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41M00S" calcext:value-type="time">
            <text:p>10:4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667" calcext:value-type="float">
            <text:p>0.67</text:p>
          </table:table-cell>
          <table:table-cell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07M00S" calcext:value-type="time">
            <text:p>11:0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37M00S" calcext:value-type="time">
            <text:p>11:3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286" calcext:value-type="float">
            <text:p>0.29</text:p>
          </table:table-cell>
          <table:table-cell office:value-type="float" office:value="0.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571" calcext:value-type="float">
            <text:p>0.57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49M00S" calcext:value-type="time">
            <text:p>11:4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777" calcext:value-type="float">
            <text:p>0.78</text:p>
          </table:table-cell>
          <table:table-cell office:value-type="float" office:value="0.222" calcext:value-type="float">
            <text:p>0.22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13M00S" calcext:value-type="time">
            <text:p>12:1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59M00S" calcext:value-type="time">
            <text:p>12:5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10M00S" calcext:value-type="time">
            <text:p>1:1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15M00S" calcext:value-type="time">
            <text:p>1:1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21M00S" calcext:value-type="time">
            <text:p>1:2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31M00S" calcext:value-type="time">
            <text:p>1:3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777" calcext:value-type="float">
            <text:p>0.78</text:p>
          </table:table-cell>
          <table:table-cell office:value-type="float" office:value="0.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11" calcext:value-type="float">
            <text:p>0.11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0H12M00S" calcext:value-type="time">
            <text:p>10:1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286" calcext:value-type="float">
            <text:p>0.29</text:p>
          </table:table-cell>
          <table:table-cell office:value-type="float" office:value="0.429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float" office:value="0.286" calcext:value-type="float">
            <text:p>0.29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0H35M00S" calcext:value-type="time">
            <text:p>10:3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0H54M00S" calcext:value-type="time">
            <text:p>10:5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375" calcext:value-type="float">
            <text:p>0.38</text:p>
          </table:table-cell>
          <table:table-cell office:value-type="float" office:value="0.625" calcext:value-type="float">
            <text:p>0.63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1H04M00S" calcext:value-type="time">
            <text:p>11:0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143" calcext:value-type="float">
            <text:p>0.14</text:p>
          </table:table-cell>
          <table:table-cell office:value-type="float" office:value="0.286" calcext:value-type="float">
            <text:p>0.29</text:p>
          </table:table-cell>
          <table:table-cell office:value-type="float" office:value="0.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429" calcext:value-type="float">
            <text:p>0.43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1H12M00S" calcext:value-type="time">
            <text:p>11:1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" calcext:value-type="float">
            <text:p>0.1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1H30M00S" calcext:value-type="time">
            <text:p>11:3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" calcext:value-type="float">
            <text:p>0.1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2H14M00S" calcext:value-type="time">
            <text:p>12:1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2H20M00S" calcext:value-type="time">
            <text:p>12:2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429" calcext:value-type="float">
            <text:p>0.43</text:p>
          </table:table-cell>
          <table:table-cell office:value-type="float" office:value="0.286" calcext:value-type="float">
            <text:p>0.29</text:p>
          </table:table-cell>
          <table:table-cell office:value-type="float" office:value="0.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143" calcext:value-type="float">
            <text:p>0.14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2H42M00S" calcext:value-type="time">
            <text:p>12:4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01H03M00S" calcext:value-type="time">
            <text:p>1:0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667" calcext:value-type="float">
            <text:p>0.67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01H10M00S" calcext:value-type="time">
            <text:p>1:1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111" calcext:value-type="float">
            <text:p>0.11</text:p>
          </table:table-cell>
          <table:table-cell office:value-type="float" office:value="0.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555" calcext:value-type="float">
            <text:p>0.56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01H20M00S" calcext:value-type="time">
            <text:p>1:2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7-07-22" calcext:value-type="date">
            <text:p>7/22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27M00S" calcext:value-type="time">
            <text:p>10:2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office:value-type="float" office:value="0.4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222" calcext:value-type="float">
            <text:p>0.22</text:p>
          </table:table-cell>
          <table:table-cell table:number-columns-repeated="1007"/>
        </table:table-row>
        <table:table-row table:style-name="ro2">
          <table:table-cell office:value-type="date" office:date-value="2017-07-22" calcext:value-type="date">
            <text:p>7/22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39M00S" calcext:value-type="time">
            <text:p>11:3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143" calcext:value-type="float">
            <text:p>0.14</text:p>
          </table:table-cell>
          <table:table-cell office:value-type="float" office:value="0.28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571" calcext:value-type="float">
            <text:p>0.57</text:p>
          </table:table-cell>
          <table:table-cell table:number-columns-repeated="1007"/>
        </table:table-row>
        <table:table-row table:style-name="ro2">
          <table:table-cell office:value-type="date" office:date-value="2018-06-15" calcext:value-type="date">
            <text:p>6/1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8H08M00S" calcext:value-type="time">
            <text:p>8:0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444" calcext:value-type="float">
            <text:p>0.44</text:p>
          </table:table-cell>
          <table:table-cell office:value-type="float" office:value="0.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444" calcext:value-type="float">
            <text:p>0.44</text:p>
          </table:table-cell>
          <table:table-cell table:number-columns-repeated="1007"/>
        </table:table-row>
        <table:table-row table:style-name="ro2">
          <table:table-cell office:value-type="date" office:date-value="2018-06-16" calcext:value-type="date">
            <text:p>6/1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9H26M00S" calcext:value-type="time">
            <text:p>9:2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.333" calcext:value-type="float">
            <text:p>0.33</text:p>
          </table:table-cell>
          <table:table-cell office:value-type="float" office:value="0.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8-06-19" calcext:value-type="date">
            <text:p>6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06M00S" calcext:value-type="time">
            <text:p>11:0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429" calcext:value-type="float">
            <text:p>0.43</text:p>
          </table:table-cell>
          <table:table-cell office:value-type="float" office:value="0.286" calcext:value-type="float">
            <text:p>0.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86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8-06-20" calcext:value-type="date">
            <text:p>6/20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05M00S" calcext:value-type="time">
            <text:p>12:0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6-20" calcext:value-type="date">
            <text:p>6/20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18M00S" calcext:value-type="time">
            <text:p>12:1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29" calcext:value-type="float">
            <text:p>0.43</text:p>
          </table:table-cell>
          <table:table-cell office:value-type="float" office:value="0.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429" calcext:value-type="float">
            <text:p>0.43</text:p>
          </table:table-cell>
          <table:table-cell table:number-columns-repeated="1007"/>
        </table:table-row>
        <table:table-row table:style-name="ro2">
          <table:table-cell office:value-type="date" office:date-value="2018-06-20" calcext:value-type="date">
            <text:p>6/20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29M00S" calcext:value-type="time">
            <text:p>12:2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28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571" calcext:value-type="float">
            <text:p>0.57</text:p>
          </table:table-cell>
          <table:table-cell table:number-columns-repeated="1007"/>
        </table:table-row>
        <table:table-row table:style-name="ro2">
          <table:table-cell office:value-type="date" office:date-value="2018-06-20" calcext:value-type="date">
            <text:p>6/20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39M00S" calcext:value-type="time">
            <text:p>12:3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3"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6-23" calcext:value-type="date">
            <text:p>6/23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04M00S" calcext:value-type="time">
            <text:p>10:0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.1" calcext:value-type="float">
            <text:p>0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1007"/>
        </table:table-row>
        <table:table-row table:style-name="ro2">
          <table:table-cell office:value-type="date" office:date-value="2018-06-23" calcext:value-type="date">
            <text:p>6/23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03M00S" calcext:value-type="time">
            <text:p>11:0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3" office:value-type="float" office:value="0.1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8-06-23" calcext:value-type="date">
            <text:p>6/23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32M00S" calcext:value-type="time">
            <text:p>11:3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11" calcext:value-type="float">
            <text:p>0.11</text:p>
          </table:table-cell>
          <table:table-cell office:value-type="float" office:value="0.555" calcext:value-type="float">
            <text:p>0.56</text:p>
          </table:table-cell>
          <table:table-cell office:value-type="float" office:value="0.2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111" calcext:value-type="float">
            <text:p>0.11</text:p>
          </table:table-cell>
          <table:table-cell table:number-columns-repeated="1007"/>
        </table:table-row>
        <table:table-row table:style-name="ro2">
          <table:table-cell office:value-type="date" office:date-value="2018-06-23" calcext:value-type="date">
            <text:p>6/23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49M00S" calcext:value-type="time">
            <text:p>11:4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8" calcext:value-type="float">
            <text:p>0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6-23" calcext:value-type="date">
            <text:p>6/23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18M00S" calcext:value-type="time">
            <text:p>12:1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6-23" calcext:value-type="date">
            <text:p>6/23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42M00S" calcext:value-type="time">
            <text:p>12:4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8" calcext:value-type="float">
            <text:p>0.8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23M00S" calcext:value-type="time">
            <text:p>11:2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25" calcext:value-type="float">
            <text:p>0.13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0.125" calcext:value-type="float">
            <text:p>0.13</text:p>
          </table:table-cell>
          <table:table-cell table:number-columns-repeated="1007"/>
        </table:table-row>
        <table:table-row table:style-name="ro2"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50M00S" calcext:value-type="time">
            <text:p>11:5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41M00S" calcext:value-type="time">
            <text:p>12:4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777" calcext:value-type="float">
            <text:p>0.78</text:p>
          </table:table-cell>
          <table:table-cell office:value-type="float" office:value="0.333" calcext:value-type="float">
            <text:p>0.33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01M00S" calcext:value-type="time">
            <text:p>1: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2"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18M00S" calcext:value-type="time">
            <text:p>1:1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11" calcext:value-type="float">
            <text:p>0.11</text:p>
          </table:table-cell>
          <table:table-cell office:value-type="float" office:value="0.555" calcext:value-type="float">
            <text:p>0.56</text:p>
          </table:table-cell>
          <table:table-cell office:value-type="float" office:value="0.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222" calcext:value-type="float">
            <text:p>0.22</text:p>
          </table:table-cell>
          <table:table-cell table:number-columns-repeated="1007"/>
        </table:table-row>
        <table:table-row table:style-name="ro2"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51M00S" calcext:value-type="time">
            <text:p>1:5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2H28M00S" calcext:value-type="time">
            <text:p>2:2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2H35M00S" calcext:value-type="time">
            <text:p>2:3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54M00S" calcext:value-type="time">
            <text:p>10:5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1" calcext:value-type="float">
            <text:p>0.1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05M00S" calcext:value-type="time">
            <text:p>11:0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11M00S" calcext:value-type="time">
            <text:p>11:1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8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35M00S" calcext:value-type="time">
            <text:p>11:3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50M00S" calcext:value-type="time">
            <text:p>11:5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01M00S" calcext:value-type="time">
            <text:p>12: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01M00S" calcext:value-type="time">
            <text:p>1: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2" office:value-type="float" office:value="0.143" calcext:value-type="float">
            <text:p>0.14</text:p>
          </table:table-cell>
          <table:table-cell office:value-type="float" office:value="0.429" calcext:value-type="float">
            <text:p>0.43</text:p>
          </table:table-cell>
          <table:table-cell table:number-columns-repeated="2" office:value-type="float" office:value="0.143" calcext:value-type="float">
            <text:p>0.14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26M00S" calcext:value-type="time">
            <text:p>1:2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833" calcext:value-type="float">
            <text:p>0.8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8-06-29" calcext:value-type="date">
            <text:p>6/29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9H22M00S" calcext:value-type="time">
            <text:p>9:2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table:number-columns-repeated="1007"/>
        </table:table-row>
        <table:table-row table:style-name="ro2">
          <table:table-cell office:value-type="date" office:date-value="2018-06-29" calcext:value-type="date">
            <text:p>6/29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0H22M00S" calcext:value-type="time">
            <text:p>10:2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2"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6-29" calcext:value-type="date">
            <text:p>6/29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0H33M00S" calcext:value-type="time">
            <text:p>10:3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333" calcext:value-type="float">
            <text:p>0.33</text:p>
          </table:table-cell>
          <table:table-cell table:number-columns-repeated="2" office:value-type="float" office:value="0.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444" calcext:value-type="float">
            <text:p>0.44</text:p>
          </table:table-cell>
          <table:table-cell table:number-columns-repeated="1007"/>
        </table:table-row>
        <table:table-row table:style-name="ro2">
          <table:table-cell office:value-type="date" office:date-value="2018-07-05" calcext:value-type="date">
            <text:p>7/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49M00S" calcext:value-type="time">
            <text:p>10:4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7-05" calcext:value-type="date">
            <text:p>7/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58M00S" calcext:value-type="time">
            <text:p>10:5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25" calcext:value-type="float">
            <text:p>0.13</text:p>
          </table:table-cell>
          <table:table-cell office:value-type="float" office:value="0.375" calcext:value-type="float">
            <text:p>0.38</text:p>
          </table:table-cell>
          <table:table-cell office:value-type="float" office:value="0.125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0.375" calcext:value-type="float">
            <text:p>0.38</text:p>
          </table:table-cell>
          <table:table-cell table:number-columns-repeated="1007"/>
        </table:table-row>
        <table:table-row table:style-name="ro2">
          <table:table-cell office:value-type="date" office:date-value="2018-07-05" calcext:value-type="date">
            <text:p>7/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31M00S" calcext:value-type="time">
            <text:p>11:3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7-05" calcext:value-type="date">
            <text:p>7/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19M00S" calcext:value-type="time">
            <text:p>12:1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" calcext:value-type="float">
            <text:p>0.1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7-05" calcext:value-type="date">
            <text:p>7/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17M00S" calcext:value-type="time">
            <text:p>1:1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" calcext:value-type="float">
            <text:p>0.1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8H40M00S" calcext:value-type="time">
            <text:p>8:4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0H18M00S" calcext:value-type="time">
            <text:p>10:1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444" calcext:value-type="float">
            <text:p>0.4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55" calcext:value-type="float">
            <text:p>0.56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0H27M00S" calcext:value-type="time">
            <text:p>10:2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67" calcext:value-type="float">
            <text:p>0.17</text:p>
          </table:table-cell>
          <table:table-cell table:number-columns-repeated="2" office:value-type="float" office:value="0.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0H46M00S" calcext:value-type="time">
            <text:p>10:4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1H03M00S" calcext:value-type="time">
            <text:p>11:0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1H46M00S" calcext:value-type="time">
            <text:p>11: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667" calcext:value-type="float">
            <text:p>0.6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1H59M00S" calcext:value-type="time">
            <text:p>11:5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286" calcext:value-type="float">
            <text:p>0.29</text:p>
          </table:table-cell>
          <table:table-cell office:value-type="float" office:value="0.429" calcext:value-type="float">
            <text:p>0.4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86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2H07M00S" calcext:value-type="time">
            <text:p>12:0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22" calcext:value-type="float">
            <text:p>0.22</text:p>
          </table:table-cell>
          <table:table-cell office:value-type="float" office:value="0.444" calcext:value-type="float">
            <text:p>0.44</text:p>
          </table:table-cell>
          <table:table-cell office:value-type="float" office:value="0.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222" calcext:value-type="float">
            <text:p>0.22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2H23M00S" calcext:value-type="time">
            <text:p>12:2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2" office:value-type="float" office:value="0.167" calcext:value-type="float">
            <text:p>0.17</text:p>
          </table:table-cell>
          <table:table-cell table:number-columns-repeated="2"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8-07-10" calcext:value-type="date">
            <text:p>7/10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9H46M00S" calcext:value-type="time">
            <text:p>9: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7-10" calcext:value-type="date">
            <text:p>7/10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1H00M00S" calcext:value-type="time">
            <text:p>11:0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8-07-10" calcext:value-type="date">
            <text:p>7/10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1H08M00S" calcext:value-type="time">
            <text:p>11:0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25" calcext:value-type="float">
            <text:p>0.13</text:p>
          </table:table-cell>
          <table:table-cell table:number-columns-repeated="1007"/>
        </table:table-row>
        <table:table-row table:style-name="ro2">
          <table:table-cell office:value-type="date" office:date-value="2018-07-10" calcext:value-type="date">
            <text:p>7/10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2H23M00S" calcext:value-type="time">
            <text:p>12:2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7-10" calcext:value-type="date">
            <text:p>7/10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2H49M00S" calcext:value-type="time">
            <text:p>12:4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" calcext:value-type="float">
            <text:p>0.1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7-10" calcext:value-type="date">
            <text:p>7/10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1H30M00S" calcext:value-type="time">
            <text:p>1:3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7-10" calcext:value-type="date">
            <text:p>7/10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1H41M00S" calcext:value-type="time">
            <text:p>1:41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7-12" calcext:value-type="date">
            <text:p>7/12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5H05M00S" calcext:value-type="time">
            <text:p>5:0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833" calcext:value-type="float">
            <text:p>0.8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8-07-13" calcext:value-type="date">
            <text:p>7/13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37M00S" calcext:value-type="time">
            <text:p>10:3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7-13" calcext:value-type="date">
            <text:p>7/13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54M00S" calcext:value-type="time">
            <text:p>10:5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5" calcext:value-type="float">
            <text:p>0.50</text:p>
          </table:table-cell>
          <table:table-cell office:value-type="float" office:value="0.167" calcext:value-type="float">
            <text:p>0.1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8-07-13" calcext:value-type="date">
            <text:p>7/13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14M00S" calcext:value-type="time">
            <text:p>11:1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43" calcext:value-type="float">
            <text:p>0.14</text:p>
          </table:table-cell>
          <table:table-cell table:number-columns-repeated="2" office:value-type="float" office:value="0.28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286" calcext:value-type="float">
            <text:p>0.29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8-07-17" calcext:value-type="date">
            <text:p>7/17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8H48M00S" calcext:value-type="time">
            <text:p>8:4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8-07-17" calcext:value-type="date">
            <text:p>7/17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9H38M00S" calcext:value-type="time">
            <text:p>9:3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333" calcext:value-type="float">
            <text:p>0.33</text:p>
          </table:table-cell>
          <table:table-cell office:value-type="float" office:value="0.222" calcext:value-type="float">
            <text:p>0.2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44" calcext:value-type="float">
            <text:p>0.44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8-07-17" calcext:value-type="date">
            <text:p>7/17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0H27M00S" calcext:value-type="time">
            <text:p>10:2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22" calcext:value-type="float">
            <text:p>0.22</text:p>
          </table:table-cell>
          <table:table-cell office:value-type="float" office:value="0.4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111" calcext:value-type="float">
            <text:p>0.11</text:p>
          </table:table-cell>
          <table:table-cell office:value-type="float" office:value="0.222" calcext:value-type="float">
            <text:p>0.22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8-07-17" calcext:value-type="date">
            <text:p>7/17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1H25M00S" calcext:value-type="time">
            <text:p>11:2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5" calcext:value-type="float">
            <text:p>0.50</text:p>
          </table:table-cell>
          <table:table-cell office:value-type="float" office:value="0.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table:number-columns-repeated="1007"/>
        </table:table-row>
        <table:table-row table:style-name="ro2">
          <table:table-cell table:style-name="ce4" office:value-type="date" office:date-value="2018-07-17" calcext:value-type="date">
            <text:p>7/17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2H29M00S" calcext:value-type="time">
            <text:p>12:2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9H08M00S" calcext:value-type="time">
            <text:p>9:0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3"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9H28M00S" calcext:value-type="time">
            <text:p>9:28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table:style-name="ce3" office:value-type="string" calcext:value-type="string">
            <text:p>A</text:p>
          </table:table-cell>
          <table:table-cell table:style-name="ce9" office:value-type="time" office:time-value="PT09H49M00S" calcext:value-type="time">
            <text:p>9:4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67" calcext:value-type="float">
            <text:p>0.17</text:p>
          </table:table-cell>
          <table:table-cell office:value-type="float" office:value="0.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24M00S" calcext:value-type="time">
            <text:p>10:24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167" calcext:value-type="float">
            <text:p>0.17</text:p>
          </table:table-cell>
          <table:table-cell office:value-type="float" office:value="0.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09M00S" calcext:value-type="time">
            <text:p>11:0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143" calcext:value-type="float">
            <text:p>0.14</text:p>
          </table:table-cell>
          <table:table-cell office:value-type="float" office:value="0.429" calcext:value-type="float">
            <text:p>0.4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29" calcext:value-type="float">
            <text:p>0.43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54M00S" calcext:value-type="time">
            <text:p>11:5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.5" calcext:value-type="float">
            <text:p>0.5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03M00S" calcext:value-type="time">
            <text:p>12:0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3" office:value-type="float" office:value="0.1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33M00S" calcext:value-type="time">
            <text:p>12:3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667" calcext:value-type="float">
            <text:p>0.67</text:p>
          </table:table-cell>
          <table:table-cell office:value-type="float" office:value="0.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46M00S" calcext:value-type="time">
            <text:p>1:4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25M00S" calcext:value-type="time">
            <text:p>10:2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10M00S" calcext:value-type="time">
            <text:p>11:1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47M00S" calcext:value-type="time">
            <text:p>12:4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.625" calcext:value-type="float">
            <text:p>0.63</text:p>
          </table:table-cell>
          <table:table-cell table:number-columns-repeated="2" office:value-type="float" office:value="0.125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0.125" calcext:value-type="float">
            <text:p>0.13</text:p>
          </table:table-cell>
          <table:table-cell table:number-columns-repeated="1007"/>
        </table:table-row>
        <table:table-row table:style-name="ro2"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37M00S" calcext:value-type="time">
            <text:p>1:3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40M00S" calcext:value-type="time">
            <text:p>10:4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07M00S" calcext:value-type="time">
            <text:p>11:0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25M00S" calcext:value-type="time">
            <text:p>11:2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45M00S" calcext:value-type="time">
            <text:p>11:4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20M00S" calcext:value-type="time">
            <text:p>1:2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2H00M00S" calcext:value-type="time">
            <text:p>2:0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6-26" calcext:value-type="date">
            <text:p>6/2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05M00S" calcext:value-type="time">
            <text:p>10:0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6-28" calcext:value-type="date">
            <text:p>6/28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8H09M00S" calcext:value-type="time">
            <text:p>8:0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number-columns-repeated="2"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6-28" calcext:value-type="date">
            <text:p>6/28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8H45M00S" calcext:value-type="time">
            <text:p>8:4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6-28" calcext:value-type="date">
            <text:p>6/28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9H40M00S" calcext:value-type="time">
            <text:p>9:4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6-28" calcext:value-type="date">
            <text:p>6/28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9H56M00S" calcext:value-type="time">
            <text:p>9:5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6-28" calcext:value-type="date">
            <text:p>6/28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06M00S" calcext:value-type="time">
            <text:p>10:0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office:value-type="date" office:date-value="2018-06-28" calcext:value-type="date">
            <text:p>6/28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10M00S" calcext:value-type="time">
            <text:p>11:1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14" calcext:value-type="float">
            <text:p>0.14</text:p>
          </table:table-cell>
          <table:table-cell table:number-columns-repeated="1007"/>
        </table:table-row>
        <table:table-row table:style-name="ro2">
          <table:table-cell office:value-type="date" office:date-value="2018-06-28" calcext:value-type="date">
            <text:p>6/28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45M00S" calcext:value-type="time">
            <text:p>11:4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6-28" calcext:value-type="date">
            <text:p>6/28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05M00S" calcext:value-type="time">
            <text:p>12:0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6-29" calcext:value-type="date">
            <text:p>6/29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9H20M00S" calcext:value-type="time">
            <text:p>9:2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8-07-03" calcext:value-type="date">
            <text:p>7/3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9H25M00S" calcext:value-type="time">
            <text:p>9:2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8-07-03" calcext:value-type="date">
            <text:p>7/3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9H39M00S" calcext:value-type="time">
            <text:p>9:3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0.14" calcext:value-type="float">
            <text:p>0.14</text:p>
          </table:table-cell>
          <table:table-cell office:value-type="float" office:value="0.29" calcext:value-type="float">
            <text:p>0.29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7-03" calcext:value-type="date">
            <text:p>7/3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0H43M00S" calcext:value-type="time">
            <text:p>10:4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7-03" calcext:value-type="date">
            <text:p>7/3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9H43M00S" calcext:value-type="time">
            <text:p>9:4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8-07-05" calcext:value-type="date">
            <text:p>7/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51M00S" calcext:value-type="time">
            <text:p>10:5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office:value-type="float" office:value="0.14" calcext:value-type="float">
            <text:p>0.14</text:p>
          </table:table-cell>
          <table:table-cell office:value-type="float" office:value="0.29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8-07-05" calcext:value-type="date">
            <text:p>7/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03M00S" calcext:value-type="time">
            <text:p>11:0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table:number-columns-repeated="3"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7-05" calcext:value-type="date">
            <text:p>7/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25M00S" calcext:value-type="time">
            <text:p>12:2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7-05" calcext:value-type="date">
            <text:p>7/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02M00S" calcext:value-type="time">
            <text:p>1:0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7-05" calcext:value-type="date">
            <text:p>7/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1H20M00S" calcext:value-type="time">
            <text:p>1:2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8H35M00S" calcext:value-type="time">
            <text:p>8:3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29" calcext:value-type="float">
            <text:p>0.2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0.29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9H00M00S" calcext:value-type="time">
            <text:p>9:0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29" calcext:value-type="float">
            <text:p>0.29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0H25M00S" calcext:value-type="time">
            <text:p>10:2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2"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float" office:value="0.29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1H50M00S" calcext:value-type="time">
            <text:p>11:5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14" calcext:value-type="float">
            <text:p>0.14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29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2H06M00S" calcext:value-type="time">
            <text:p>12:0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29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8-07-06" calcext:value-type="date">
            <text:p>7/6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2H19M00S" calcext:value-type="time">
            <text:p>12:1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7-09" calcext:value-type="date">
            <text:p>7/9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8H50M00S" calcext:value-type="time">
            <text:p>8:5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office:value-type="date" office:date-value="2018-07-09" calcext:value-type="date">
            <text:p>7/9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9H28M00S" calcext:value-type="time">
            <text:p>9:28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7-10" calcext:value-type="date">
            <text:p>7/10/2018</text:p>
          </table:table-cell>
          <table:table-cell table:style-name="ce3" office:value-type="string" calcext:value-type="string">
            <text:p>B</text:p>
          </table:table-cell>
          <table:table-cell table:style-name="ce9" office:value-type="time" office:time-value="PT09H37M00S" calcext:value-type="time">
            <text:p>9:3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.43" calcext:value-type="float">
            <text:p>0.43</text:p>
          </table:table-cell>
          <table:table-cell office:value-type="float" office:value="0.14" calcext:value-type="float">
            <text:p>0.14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14" calcext:value-type="float">
            <text:p>0.14</text:p>
          </table:table-cell>
          <table:table-cell table:number-columns-repeated="1007"/>
        </table:table-row>
        <table:table-row table:style-name="ro2">
          <table:table-cell office:value-type="date" office:date-value="2018-07-10" calcext:value-type="date">
            <text:p>7/10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0H07M00S" calcext:value-type="time">
            <text:p>10:0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8-07-10" calcext:value-type="date">
            <text:p>7/10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0H41M00S" calcext:value-type="time">
            <text:p>10:4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number-columns-repeated="2"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7-13" calcext:value-type="date">
            <text:p>7/13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32M00S" calcext:value-type="time">
            <text:p>10:32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8-07-16" calcext:value-type="date">
            <text:p>7/1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8H37M00S" calcext:value-type="time">
            <text:p>8:37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8-07-16" calcext:value-type="date">
            <text:p>7/1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04M00S" calcext:value-type="time">
            <text:p>10:04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.14" calcext:value-type="float">
            <text:p>0.14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43" calcext:value-type="float">
            <text:p>0.43</text:p>
          </table:table-cell>
          <table:table-cell table:number-columns-repeated="1007"/>
        </table:table-row>
        <table:table-row table:style-name="ro2">
          <table:table-cell office:value-type="date" office:date-value="2018-07-16" calcext:value-type="date">
            <text:p>7/1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55M00S" calcext:value-type="time">
            <text:p>11:5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table:number-columns-repeated="1007"/>
        </table:table-row>
        <table:table-row table:style-name="ro2">
          <table:table-cell office:value-type="date" office:date-value="2018-07-16" calcext:value-type="date">
            <text:p>7/16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35M00S" calcext:value-type="time">
            <text:p>12:3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8-07-17" calcext:value-type="date">
            <text:p>7/17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08H29M00S" calcext:value-type="time">
            <text:p>8:29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14" calcext:value-type="float">
            <text:p>0.14</text:p>
          </table:table-cell>
          <table:table-cell table:number-columns-repeated="1007"/>
        </table:table-row>
        <table:table-row table:style-name="ro2">
          <table:table-cell office:value-type="date" office:date-value="2018-07-17" calcext:value-type="date">
            <text:p>7/17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0H15M00S" calcext:value-type="time">
            <text:p>10:1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1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8-07-17" calcext:value-type="date">
            <text:p>7/17/2018</text:p>
          </table:table-cell>
          <table:table-cell office:value-type="string" calcext:value-type="string">
            <text:p>B</text:p>
          </table:table-cell>
          <table:table-cell table:style-name="ce9" office:value-type="time" office:time-value="PT11H30M00S" calcext:value-type="time">
            <text:p>11:3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table:number-columns-repeated="3" office:value-type="float" office:value="0.125" calcext:value-type="float">
            <text:p>0.13</text:p>
          </table:table-cell>
          <table:table-cell office:value-type="float" office:value="0.625" calcext:value-type="float">
            <text:p>0.63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9H38M00S" calcext:value-type="time">
            <text:p>9:3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22" calcext:value-type="float">
            <text:p>0.2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float" office:value="0.22" calcext:value-type="float">
            <text:p>0.22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30M00S" calcext:value-type="time">
            <text:p>10:3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number-columns-repeated="2"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44" calcext:value-type="float">
            <text:p>0.44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45M00S" calcext:value-type="time">
            <text:p>10:4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13M00S" calcext:value-type="time">
            <text:p>11:1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22M00S" calcext:value-type="time">
            <text:p>11:2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1H56M00S" calcext:value-type="time">
            <text:p>11:56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5" calcext:value-type="float">
            <text:p>0.5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1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8-07-19" calcext:value-type="date">
            <text:p>7/19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37M00S" calcext:value-type="time">
            <text:p>12:37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>
          <table:table-cell office:value-type="date" office:date-value="2018-07-20" calcext:value-type="date">
            <text:p>7/20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8H30M00S" calcext:value-type="time">
            <text:p>8:3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7-20" calcext:value-type="date">
            <text:p>7/20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9H05M00S" calcext:value-type="time">
            <text:p>9:0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.14" calcext:value-type="float">
            <text:p>0.14</text:p>
          </table:table-cell>
          <table:table-cell office:value-type="float" office:value="0.29" calcext:value-type="float">
            <text:p>0.29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43" calcext:value-type="float">
            <text:p>0.43</text:p>
          </table:table-cell>
          <table:table-cell table:number-columns-repeated="1007"/>
        </table:table-row>
        <table:table-row table:style-name="ro2">
          <table:table-cell office:value-type="date" office:date-value="2018-07-20" calcext:value-type="date">
            <text:p>7/20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03M00S" calcext:value-type="time">
            <text:p>10:03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57" calcext:value-type="float">
            <text:p>0.5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9" calcext:value-type="float">
            <text:p>0.29</text:p>
          </table:table-cell>
          <table:table-cell table:number-columns-repeated="1007"/>
        </table:table-row>
        <table:table-row table:style-name="ro2">
          <table:table-cell office:value-type="date" office:date-value="2018-07-20" calcext:value-type="date">
            <text:p>7/20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50M00S" calcext:value-type="time">
            <text:p>10:5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2" calcext:value-type="float">
            <text:p>0.20</text:p>
          </table:table-cell>
          <table:table-cell table:number-columns-repeated="1007"/>
        </table:table-row>
        <table:table-row table:style-name="ro2">
          <table:table-cell office:value-type="date" office:date-value="2018-07-24" calcext:value-type="date">
            <text:p>7/24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9H35M00S" calcext:value-type="time">
            <text:p>9:3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number-columns-repeated="3"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8-07-24" calcext:value-type="date">
            <text:p>7/24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10M00S" calcext:value-type="time">
            <text:p>10:1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table:number-columns-repeated="2" office:value-type="float" office:value="0.1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0.17" calcext:value-type="float">
            <text:p>0.17</text:p>
          </table:table-cell>
          <table:table-cell table:number-columns-repeated="1007"/>
        </table:table-row>
        <table:table-row table:style-name="ro2">
          <table:table-cell office:value-type="date" office:date-value="2018-07-24" calcext:value-type="date">
            <text:p>7/24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45M00S" calcext:value-type="time">
            <text:p>10:45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.14" calcext:value-type="float">
            <text:p>0.14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14" calcext:value-type="float">
            <text:p>0.14</text:p>
          </table:table-cell>
          <table:table-cell table:number-columns-repeated="1007"/>
        </table:table-row>
        <table:table-row table:style-name="ro2">
          <table:table-cell office:value-type="date" office:date-value="2018-07-25" calcext:value-type="date">
            <text:p>7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09H30M00S" calcext:value-type="time">
            <text:p>9:3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1</text:p>
          </table:table-cell>
          <table:table-cell table:number-columns-repeated="6"/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table:number-columns-repeated="1007"/>
        </table:table-row>
        <table:table-row table:style-name="ro2">
          <table:table-cell office:value-type="date" office:date-value="2018-07-25" calcext:value-type="date">
            <text:p>7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0H00M00S" calcext:value-type="time">
            <text:p>10:0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number-columns-repeated="7"/>
          <table:table-cell office:value-type="float" office:value="0" calcext:value-type="float">
            <text:p>0.00</text:p>
          </table:table-cell>
          <table:table-cell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number-columns-repeated="1007"/>
        </table:table-row>
        <table:table-row table:style-name="ro2">
          <table:table-cell office:value-type="date" office:date-value="2018-07-25" calcext:value-type="date">
            <text:p>7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00M00S" calcext:value-type="time">
            <text:p>12:0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.5" calcext:value-type="float">
            <text:p>0.50</text:p>
          </table:table-cell>
          <table:table-cell table:number-columns-repeated="2" office:value-type="float" office:value="0.125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table:number-columns-repeated="1007"/>
        </table:table-row>
        <table:table-row table:style-name="ro2">
          <table:table-cell office:value-type="date" office:date-value="2018-07-25" calcext:value-type="date">
            <text:p>7/25/2018</text:p>
          </table:table-cell>
          <table:table-cell office:value-type="string" calcext:value-type="string">
            <text:p>A</text:p>
          </table:table-cell>
          <table:table-cell table:style-name="ce9" office:value-type="time" office:time-value="PT12H20M00S" calcext:value-type="time">
            <text:p>12:20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2</text:p>
          </table:table-cell>
          <table:table-cell table:number-columns-repeated="6"/>
          <table:table-cell office:value-type="float" office:value="0" calcext:value-type="float">
            <text:p>0.00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table:number-columns-repeated="1007"/>
        </table:table-row>
        <table:table-row table:style-name="ro2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ighbour Budget" table:style-name="ta2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6" table:number-columns-repeated="4" table:default-cell-style-name="ce16"/>
        <table:table-column table:style-name="co6" table:number-columns-repeated="1009" table:default-cell-style-name="Default"/>
        <table:table-row table:style-name="ro1">
          <table:table-cell table:style-name="ce5" office:value-type="string" calcext:value-type="string">
            <text:p>Date </text:p>
          </table:table-cell>
          <table:table-cell table:style-name="ce5" office:value-type="string" calcext:value-type="string">
            <text:p>Goup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ge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Juvenile age</text:p>
          </table:table-cell>
          <table:table-cell table:style-name="ce11" office:value-type="string" calcext:value-type="string">
            <text:p>AL mins</text:p>
          </table:table-cell>
          <table:table-cell table:style-name="ce11" office:value-type="string" calcext:value-type="string">
            <text:p>AF mins</text:p>
          </table:table-cell>
          <table:table-cell table:style-name="ce11" office:value-type="string" calcext:value-type="string">
            <text:p>AM mins</text:p>
          </table:table-cell>
          <table:table-cell table:style-name="ce11" office:value-type="string" calcext:value-type="string">
            <text:p>JV mins</text:p>
          </table:table-cell>
          <table:table-cell table:style-name="ce11" office:value-type="string" calcext:value-type="string">
            <text:p>Total mins</text:p>
          </table:table-cell>
          <table:table-cell table:style-name="ce13" office:value-type="string" calcext:value-type="string">
            <text:p>AL Div Total</text:p>
          </table:table-cell>
          <table:table-cell table:style-name="ce13" office:value-type="string" calcext:value-type="string">
            <text:p>AF Div Total</text:p>
          </table:table-cell>
          <table:table-cell table:style-name="ce13" office:value-type="string" calcext:value-type="string">
            <text:p>AM Div Total</text:p>
          </table:table-cell>
          <table:table-cell table:style-name="ce13" office:value-type="string" calcext:value-type="string">
            <text:p>JV Div Total</text:p>
          </table:table-cell>
          <table:table-cell table:style-name="ce17" table:number-columns-repeated="1009"/>
        </table:table-row>
        <table:table-row table:style-name="ro1">
          <table:table-cell table:style-name="ce3" office:value-type="date" office:date-value="2017-06-15" calcext:value-type="date">
            <text:p>6/15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38M00S" calcext:value-type="time">
            <text:p>10:38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2]/[.K2]" office:value-type="float" office:value="0.2" calcext:value-type="float">
            <text:p>0.20</text:p>
          </table:table-cell>
          <table:table-cell table:style-name="ce12" table:formula="of:=[.H2]/[.K2]" office:value-type="float" office:value="0" calcext:value-type="float">
            <text:p>0.00</text:p>
          </table:table-cell>
          <table:table-cell table:style-name="ce12" table:formula="of:=[.I2]/[.K2]" office:value-type="float" office:value="0" calcext:value-type="float">
            <text:p>0.00</text:p>
          </table:table-cell>
          <table:table-cell table:style-name="ce12" table:formula="of:=[.J2]/[.K2]" office:value-type="float" office:value="0.8" calcext:value-type="float">
            <text:p>0.8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5" calcext:value-type="date">
            <text:p>6/15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18M00S" calcext:value-type="time">
            <text:p>11:18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 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3]/[.K3]" office:value-type="float" office:value="0.285714285714286" calcext:value-type="float">
            <text:p>0.29</text:p>
          </table:table-cell>
          <table:table-cell table:style-name="ce12" table:formula="of:=[.H3]/[.K3]" office:value-type="float" office:value="0.142857142857143" calcext:value-type="float">
            <text:p>0.14</text:p>
          </table:table-cell>
          <table:table-cell table:style-name="ce12" table:formula="of:=[.I3]/[.K3]" office:value-type="float" office:value="0" calcext:value-type="float">
            <text:p>0.00</text:p>
          </table:table-cell>
          <table:table-cell table:style-name="ce12" table:formula="of:=[.J3]/[.K3]" office:value-type="float" office:value="0.571428571428571" calcext:value-type="float">
            <text:p>0.5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5" calcext:value-type="date">
            <text:p>6/15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27M00S" calcext:value-type="time">
            <text:p>11:27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4]/[.K4]" office:value-type="float" office:value="0.333333333333333" calcext:value-type="float">
            <text:p>0.33</text:p>
          </table:table-cell>
          <table:table-cell table:style-name="ce12" table:formula="of:=[.H4]/[.K4]" office:value-type="float" office:value="0.444444444444444" calcext:value-type="float">
            <text:p>0.44</text:p>
          </table:table-cell>
          <table:table-cell table:style-name="ce12" table:formula="of:=[.I4]/[.K4]" office:value-type="float" office:value="0" calcext:value-type="float">
            <text:p>0.00</text:p>
          </table:table-cell>
          <table:table-cell table:style-name="ce12" table:formula="of:=[.J4]/[.K4]" office:value-type="float" office:value="0.111111111111111" calcext:value-type="float">
            <text:p>0.1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6" calcext:value-type="date">
            <text:p>6/1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13M00S" calcext:value-type="time">
            <text:p>11:13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5]/[.K5]" office:value-type="float" office:value="0.142857142857143" calcext:value-type="float">
            <text:p>0.14</text:p>
          </table:table-cell>
          <table:table-cell table:style-name="ce12" table:formula="of:=[.H5]/[.K5]" office:value-type="float" office:value="0.142857142857143" calcext:value-type="float">
            <text:p>0.14</text:p>
          </table:table-cell>
          <table:table-cell table:style-name="ce12" table:formula="of:=[.I5]/[.K5]" office:value-type="float" office:value="0" calcext:value-type="float">
            <text:p>0.00</text:p>
          </table:table-cell>
          <table:table-cell table:style-name="ce12" table:formula="of:=[.J5]/[.K5]" office:value-type="float" office:value="0.714285714285714" calcext:value-type="float">
            <text:p>0.7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6" calcext:value-type="date">
            <text:p>6/1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25M00S" calcext:value-type="time">
            <text:p>11:25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6]/[.K6]" office:value-type="float" office:value="0" calcext:value-type="float">
            <text:p>0.00</text:p>
          </table:table-cell>
          <table:table-cell table:style-name="ce12" table:formula="of:=[.H6]/[.K6]" office:value-type="float" office:value="0.222222222222222" calcext:value-type="float">
            <text:p>0.22</text:p>
          </table:table-cell>
          <table:table-cell table:style-name="ce12" table:formula="of:=[.I6]/[.K6]" office:value-type="float" office:value="0.666666666666667" calcext:value-type="float">
            <text:p>0.67</text:p>
          </table:table-cell>
          <table:table-cell table:style-name="ce12" table:formula="of:=[.J6]/[.K6]" office:value-type="float" office:value="0.111111111111111" calcext:value-type="float">
            <text:p>0.1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6" calcext:value-type="date">
            <text:p>6/1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36M00S" calcext:value-type="time">
            <text:p>11:36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7]/[.K7]" office:value-type="float" office:value="0.111111111111111" calcext:value-type="float">
            <text:p>0.11</text:p>
          </table:table-cell>
          <table:table-cell table:style-name="ce12" table:formula="of:=[.H7]/[.K7]" office:value-type="float" office:value="0" calcext:value-type="float">
            <text:p>0.00</text:p>
          </table:table-cell>
          <table:table-cell table:style-name="ce12" table:formula="of:=[.I7]/[.K7]" office:value-type="float" office:value="0.333333333333333" calcext:value-type="float">
            <text:p>0.33</text:p>
          </table:table-cell>
          <table:table-cell table:style-name="ce12" table:formula="of:=[.J7]/[.K7]" office:value-type="float" office:value="0.555555555555556" calcext:value-type="float">
            <text:p>0.5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6" calcext:value-type="date">
            <text:p>6/1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45M00S" calcext:value-type="time">
            <text:p>11:4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8]/[.K8]" office:value-type="float" office:value="0.2" calcext:value-type="float">
            <text:p>0.20</text:p>
          </table:table-cell>
          <table:table-cell table:style-name="ce12" table:formula="of:=[.H8]/[.K8]" office:value-type="float" office:value="0" calcext:value-type="float">
            <text:p>0.00</text:p>
          </table:table-cell>
          <table:table-cell table:style-name="ce12" table:formula="of:=[.I8]/[.K8]" office:value-type="float" office:value="0.2" calcext:value-type="float">
            <text:p>0.20</text:p>
          </table:table-cell>
          <table:table-cell table:style-name="ce12" table:formula="of:=[.J8]/[.K8]" office:value-type="float" office:value="0.6" calcext:value-type="float">
            <text:p>0.6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6" calcext:value-type="date">
            <text:p>6/1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52M00S" calcext:value-type="time">
            <text:p>11:52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9]/[.K9]" office:value-type="float" office:value="0.111111111111111" calcext:value-type="float">
            <text:p>0.11</text:p>
          </table:table-cell>
          <table:table-cell table:style-name="ce12" table:formula="of:=[.H9]/[.K9]" office:value-type="float" office:value="0.333333333333333" calcext:value-type="float">
            <text:p>0.33</text:p>
          </table:table-cell>
          <table:table-cell table:style-name="ce12" table:formula="of:=[.I9]/[.K9]" office:value-type="float" office:value="0" calcext:value-type="float">
            <text:p>0.00</text:p>
          </table:table-cell>
          <table:table-cell table:style-name="ce12" table:formula="of:=[.J9]/[.K9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6" calcext:value-type="date">
            <text:p>6/1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15M00S" calcext:value-type="time">
            <text:p>12:1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10]/[.K10]" office:value-type="float" office:value="0" calcext:value-type="float">
            <text:p>0.00</text:p>
          </table:table-cell>
          <table:table-cell table:style-name="ce12" table:formula="of:=[.H10]/[.K10]" office:value-type="float" office:value="0.2" calcext:value-type="float">
            <text:p>0.20</text:p>
          </table:table-cell>
          <table:table-cell table:style-name="ce12" table:formula="of:=[.I10]/[.K10]" office:value-type="float" office:value="0" calcext:value-type="float">
            <text:p>0.00</text:p>
          </table:table-cell>
          <table:table-cell table:style-name="ce12" table:formula="of:=[.J10]/[.K10]" office:value-type="float" office:value="0.4" calcext:value-type="float">
            <text:p>0.4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6" calcext:value-type="date">
            <text:p>6/1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24M00S" calcext:value-type="time">
            <text:p>12:24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11]/[.K11]" office:value-type="float" office:value="0" calcext:value-type="float">
            <text:p>0.00</text:p>
          </table:table-cell>
          <table:table-cell table:style-name="ce12" table:formula="of:=[.H11]/[.K11]" office:value-type="float" office:value="0.428571428571429" calcext:value-type="float">
            <text:p>0.43</text:p>
          </table:table-cell>
          <table:table-cell table:style-name="ce12" table:formula="of:=[.I11]/[.K11]" office:value-type="float" office:value="0.285714285714286" calcext:value-type="float">
            <text:p>0.29</text:p>
          </table:table-cell>
          <table:table-cell table:style-name="ce12" table:formula="of:=[.J11]/[.K11]" office:value-type="float" office:value="0.285714285714286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6" calcext:value-type="date">
            <text:p>6/1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40M00S" calcext:value-type="time">
            <text:p>12:40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12]/[.K12]" office:value-type="float" office:value="0.2" calcext:value-type="float">
            <text:p>0.20</text:p>
          </table:table-cell>
          <table:table-cell table:style-name="ce12" table:formula="of:=[.H12]/[.K12]" office:value-type="float" office:value="0" calcext:value-type="float">
            <text:p>0.00</text:p>
          </table:table-cell>
          <table:table-cell table:style-name="ce12" table:formula="of:=[.I12]/[.K12]" office:value-type="float" office:value="0.6" calcext:value-type="float">
            <text:p>0.60</text:p>
          </table:table-cell>
          <table:table-cell table:style-name="ce12" table:formula="of:=[.J12]/[.K12]" office:value-type="float" office:value="0.2" calcext:value-type="float">
            <text:p>0.2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7" calcext:value-type="date">
            <text:p>6/1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26M00S" calcext:value-type="time">
            <text:p>10:26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2" table:formula="of:=[.G13]/[.K13]" office:value-type="float" office:value="0.625" calcext:value-type="float">
            <text:p>0.63</text:p>
          </table:table-cell>
          <table:table-cell table:style-name="ce12" table:formula="of:=[.H13]/[.K13]" office:value-type="float" office:value="0" calcext:value-type="float">
            <text:p>0.00</text:p>
          </table:table-cell>
          <table:table-cell table:style-name="ce12" table:formula="of:=[.I13]/[.K13]" office:value-type="float" office:value="0.375" calcext:value-type="float">
            <text:p>0.38</text:p>
          </table:table-cell>
          <table:table-cell table:style-name="ce12" table:formula="of:=[.J13]/[.K13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7" calcext:value-type="date">
            <text:p>6/1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36M00S" calcext:value-type="time">
            <text:p>10:36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14]/[.K14]" office:value-type="float" office:value="0.571428571428571" calcext:value-type="float">
            <text:p>0.57</text:p>
          </table:table-cell>
          <table:table-cell table:style-name="ce12" table:formula="of:=[.H14]/[.K14]" office:value-type="float" office:value="0.142857142857143" calcext:value-type="float">
            <text:p>0.14</text:p>
          </table:table-cell>
          <table:table-cell table:style-name="ce12" table:formula="of:=[.I14]/[.K14]" office:value-type="float" office:value="0" calcext:value-type="float">
            <text:p>0.00</text:p>
          </table:table-cell>
          <table:table-cell table:style-name="ce12" table:formula="of:=[.J14]/[.K14]" office:value-type="float" office:value="0.285714285714286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7" calcext:value-type="date">
            <text:p>6/1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31M00S" calcext:value-type="time">
            <text:p>11:31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15]/[.K15]" office:value-type="float" office:value="0.285714285714286" calcext:value-type="float">
            <text:p>0.29</text:p>
          </table:table-cell>
          <table:table-cell table:style-name="ce12" table:formula="of:=[.H15]/[.K15]" office:value-type="float" office:value="0.428571428571429" calcext:value-type="float">
            <text:p>0.43</text:p>
          </table:table-cell>
          <table:table-cell table:style-name="ce12" table:formula="of:=[.I15]/[.K15]" office:value-type="float" office:value="0" calcext:value-type="float">
            <text:p>0.00</text:p>
          </table:table-cell>
          <table:table-cell table:style-name="ce12" table:formula="of:=[.J15]/[.K15]" office:value-type="float" office:value="0.285714285714286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7" calcext:value-type="date">
            <text:p>6/1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37M00S" calcext:value-type="time">
            <text:p>11:3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2" table:formula="of:=[.G16]/[.K16]" office:value-type="float" office:value="0" calcext:value-type="float">
            <text:p>0.00</text:p>
          </table:table-cell>
          <table:table-cell table:style-name="ce12" table:formula="of:=[.H16]/[.K16]" office:value-type="float" office:value="0" calcext:value-type="float">
            <text:p>0.00</text:p>
          </table:table-cell>
          <table:table-cell table:style-name="ce12" table:formula="of:=[.I16]/[.K16]" office:value-type="float" office:value="0" calcext:value-type="float">
            <text:p>0.00</text:p>
          </table:table-cell>
          <table:table-cell table:style-name="ce12" table:formula="of:=[.J16]/[.K16]" office:value-type="float" office:value="1" calcext:value-type="float">
            <text:p>1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7" calcext:value-type="date">
            <text:p>6/1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30M00S" calcext:value-type="time">
            <text:p>12:30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17]/[.K17]" office:value-type="float" office:value="0.8" calcext:value-type="float">
            <text:p>0.80</text:p>
          </table:table-cell>
          <table:table-cell table:style-name="ce12" table:formula="of:=[.H17]/[.K17]" office:value-type="float" office:value="0" calcext:value-type="float">
            <text:p>0.00</text:p>
          </table:table-cell>
          <table:table-cell table:style-name="ce12" table:formula="of:=[.I17]/[.K17]" office:value-type="float" office:value="0" calcext:value-type="float">
            <text:p>0.00</text:p>
          </table:table-cell>
          <table:table-cell table:style-name="ce12" table:formula="of:=[.J17]/[.K17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9" calcext:value-type="date">
            <text:p>6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58M00S" calcext:value-type="time">
            <text:p>10:58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18]/[.K18]" office:value-type="float" office:value="0" calcext:value-type="float">
            <text:p>0.00</text:p>
          </table:table-cell>
          <table:table-cell table:style-name="ce12" table:formula="of:=[.H18]/[.K18]" office:value-type="float" office:value="0.2" calcext:value-type="float">
            <text:p>0.20</text:p>
          </table:table-cell>
          <table:table-cell table:style-name="ce12" table:formula="of:=[.I18]/[.K18]" office:value-type="float" office:value="0.2" calcext:value-type="float">
            <text:p>0.20</text:p>
          </table:table-cell>
          <table:table-cell table:style-name="ce12" table:formula="of:=[.J18]/[.K18]" office:value-type="float" office:value="0.4" calcext:value-type="float">
            <text:p>0.4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9" calcext:value-type="date">
            <text:p>6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10M00S" calcext:value-type="time">
            <text:p>11:10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19]/[.K19]" office:value-type="float" office:value="0.8" calcext:value-type="float">
            <text:p>0.80</text:p>
          </table:table-cell>
          <table:table-cell table:style-name="ce12" table:formula="of:=[.H19]/[.K19]" office:value-type="float" office:value="0" calcext:value-type="float">
            <text:p>0.00</text:p>
          </table:table-cell>
          <table:table-cell table:style-name="ce12" table:formula="of:=[.I19]/[.K19]" office:value-type="float" office:value="0.2" calcext:value-type="float">
            <text:p>0.20</text:p>
          </table:table-cell>
          <table:table-cell table:style-name="ce12" table:formula="of:=[.J19]/[.K19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9" calcext:value-type="date">
            <text:p>6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27M00S" calcext:value-type="time">
            <text:p>11:27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20]/[.K20]" office:value-type="float" office:value="0" calcext:value-type="float">
            <text:p>0.00</text:p>
          </table:table-cell>
          <table:table-cell table:style-name="ce12" table:formula="of:=[.H20]/[.K20]" office:value-type="float" office:value="0.8" calcext:value-type="float">
            <text:p>0.80</text:p>
          </table:table-cell>
          <table:table-cell table:style-name="ce12" table:formula="of:=[.I20]/[.K20]" office:value-type="float" office:value="0" calcext:value-type="float">
            <text:p>0.00</text:p>
          </table:table-cell>
          <table:table-cell table:style-name="ce12" table:formula="of:=[.J20]/[.K20]" office:value-type="float" office:value="0.2" calcext:value-type="float">
            <text:p>0.2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9" calcext:value-type="date">
            <text:p>6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48M00S" calcext:value-type="time">
            <text:p>11:48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21]/[.K21]" office:value-type="float" office:value="0.333333333333333" calcext:value-type="float">
            <text:p>0.33</text:p>
          </table:table-cell>
          <table:table-cell table:style-name="ce12" table:formula="of:=[.H21]/[.K21]" office:value-type="float" office:value="0.222222222222222" calcext:value-type="float">
            <text:p>0.22</text:p>
          </table:table-cell>
          <table:table-cell table:style-name="ce12" table:formula="of:=[.I21]/[.K21]" office:value-type="float" office:value="0" calcext:value-type="float">
            <text:p>0.00</text:p>
          </table:table-cell>
          <table:table-cell table:style-name="ce12" table:formula="of:=[.J21]/[.K21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9" calcext:value-type="date">
            <text:p>6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45M00S" calcext:value-type="time">
            <text:p>12:45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22]/[.K22]" office:value-type="float" office:value="0.285714285714286" calcext:value-type="float">
            <text:p>0.29</text:p>
          </table:table-cell>
          <table:table-cell table:style-name="ce12" table:formula="of:=[.H22]/[.K22]" office:value-type="float" office:value="0.571428571428571" calcext:value-type="float">
            <text:p>0.57</text:p>
          </table:table-cell>
          <table:table-cell table:style-name="ce12" table:formula="of:=[.I22]/[.K22]" office:value-type="float" office:value="0.142857142857143" calcext:value-type="float">
            <text:p>0.14</text:p>
          </table:table-cell>
          <table:table-cell table:style-name="ce12" table:formula="of:=[.J22]/[.K22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9" calcext:value-type="date">
            <text:p>6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3H09M00S" calcext:value-type="time">
            <text:p>13:09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23]/[.K23]" office:value-type="float" office:value="0.222222222222222" calcext:value-type="float">
            <text:p>0.22</text:p>
          </table:table-cell>
          <table:table-cell table:style-name="ce12" table:formula="of:=[.H23]/[.K23]" office:value-type="float" office:value="0" calcext:value-type="float">
            <text:p>0.00</text:p>
          </table:table-cell>
          <table:table-cell table:style-name="ce12" table:formula="of:=[.I23]/[.K23]" office:value-type="float" office:value="0.111111111111111" calcext:value-type="float">
            <text:p>0.11</text:p>
          </table:table-cell>
          <table:table-cell table:style-name="ce12" table:formula="of:=[.J23]/[.K23]" office:value-type="float" office:value="0.444444444444444" calcext:value-type="float">
            <text:p>0.4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19" calcext:value-type="date">
            <text:p>6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3H20M00S" calcext:value-type="time">
            <text:p>13:2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24]/[.K24]" office:value-type="float" office:value="0.2" calcext:value-type="float">
            <text:p>0.20</text:p>
          </table:table-cell>
          <table:table-cell table:style-name="ce12" table:formula="of:=[.H24]/[.K24]" office:value-type="float" office:value="0" calcext:value-type="float">
            <text:p>0.00</text:p>
          </table:table-cell>
          <table:table-cell table:style-name="ce12" table:formula="of:=[.I24]/[.K24]" office:value-type="float" office:value="0" calcext:value-type="float">
            <text:p>0.00</text:p>
          </table:table-cell>
          <table:table-cell table:style-name="ce12" table:formula="of:=[.J24]/[.K24]" office:value-type="float" office:value="0.8" calcext:value-type="float">
            <text:p>0.8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1" calcext:value-type="date">
            <text:p>6/21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46M00S" calcext:value-type="time">
            <text:p>10:46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25]/[.K25]" office:value-type="float" office:value="0" calcext:value-type="float">
            <text:p>0.00</text:p>
          </table:table-cell>
          <table:table-cell table:style-name="ce12" table:formula="of:=[.H25]/[.K25]" office:value-type="float" office:value="0.285714285714286" calcext:value-type="float">
            <text:p>0.29</text:p>
          </table:table-cell>
          <table:table-cell table:style-name="ce12" table:formula="of:=[.I25]/[.K25]" office:value-type="float" office:value="0.428571428571429" calcext:value-type="float">
            <text:p>0.43</text:p>
          </table:table-cell>
          <table:table-cell table:style-name="ce12" table:formula="of:=[.J25]/[.K25]" office:value-type="float" office:value="0.285714285714286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1" calcext:value-type="date">
            <text:p>6/21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54M00S" calcext:value-type="time">
            <text:p>10:54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26]/[.K26]" office:value-type="float" office:value="0.888888888888889" calcext:value-type="float">
            <text:p>0.89</text:p>
          </table:table-cell>
          <table:table-cell table:style-name="ce12" table:formula="of:=[.H26]/[.K26]" office:value-type="float" office:value="0.111111111111111" calcext:value-type="float">
            <text:p>0.11</text:p>
          </table:table-cell>
          <table:table-cell table:style-name="ce12" table:formula="of:=[.I26]/[.K26]" office:value-type="float" office:value="0" calcext:value-type="float">
            <text:p>0.00</text:p>
          </table:table-cell>
          <table:table-cell table:style-name="ce12" table:formula="of:=[.J26]/[.K26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1" calcext:value-type="date">
            <text:p>6/21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21M00S" calcext:value-type="time">
            <text:p>10:21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27]/[.K27]" office:value-type="float" office:value="0.5" calcext:value-type="float">
            <text:p>0.50</text:p>
          </table:table-cell>
          <table:table-cell table:style-name="ce12" table:formula="of:=[.H27]/[.K27]" office:value-type="float" office:value="0.166666666666667" calcext:value-type="float">
            <text:p>0.17</text:p>
          </table:table-cell>
          <table:table-cell table:style-name="ce12" table:formula="of:=[.I27]/[.K27]" office:value-type="float" office:value="0.333333333333333" calcext:value-type="float">
            <text:p>0.33</text:p>
          </table:table-cell>
          <table:table-cell table:style-name="ce12" table:formula="of:=[.J27]/[.K27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1" calcext:value-type="date">
            <text:p>6/21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31M00S" calcext:value-type="time">
            <text:p>12:31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28]/[.K28]" office:value-type="float" office:value="0.6" calcext:value-type="float">
            <text:p>0.60</text:p>
          </table:table-cell>
          <table:table-cell table:style-name="ce12" table:formula="of:=[.H28]/[.K28]" office:value-type="float" office:value="0" calcext:value-type="float">
            <text:p>0.00</text:p>
          </table:table-cell>
          <table:table-cell table:style-name="ce12" table:formula="of:=[.I28]/[.K28]" office:value-type="float" office:value="0" calcext:value-type="float">
            <text:p>0.00</text:p>
          </table:table-cell>
          <table:table-cell table:style-name="ce12" table:formula="of:=[.J28]/[.K28]" office:value-type="float" office:value="0.4" calcext:value-type="float">
            <text:p>0.4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1" calcext:value-type="date">
            <text:p>6/21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56M00S" calcext:value-type="time">
            <text:p>12:56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29]/[.K29]" office:value-type="float" office:value="0" calcext:value-type="float">
            <text:p>0.00</text:p>
          </table:table-cell>
          <table:table-cell table:style-name="ce12" table:formula="of:=[.H29]/[.K29]" office:value-type="float" office:value="0.333333333333333" calcext:value-type="float">
            <text:p>0.33</text:p>
          </table:table-cell>
          <table:table-cell table:style-name="ce12" table:formula="of:=[.I29]/[.K29]" office:value-type="float" office:value="0" calcext:value-type="float">
            <text:p>0.00</text:p>
          </table:table-cell>
          <table:table-cell table:style-name="ce12" table:formula="of:=[.J29]/[.K29]" office:value-type="float" office:value="0.666666666666667" calcext:value-type="float">
            <text:p>0.6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1" calcext:value-type="date">
            <text:p>6/21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3H07M00S" calcext:value-type="time">
            <text:p>13:0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30]/[.K30]" office:value-type="float" office:value="0.142857142857143" calcext:value-type="float">
            <text:p>0.14</text:p>
          </table:table-cell>
          <table:table-cell table:style-name="ce12" table:formula="of:=[.H30]/[.K30]" office:value-type="float" office:value="0.142857142857143" calcext:value-type="float">
            <text:p>0.14</text:p>
          </table:table-cell>
          <table:table-cell table:style-name="ce12" table:formula="of:=[.I30]/[.K30]" office:value-type="float" office:value="0" calcext:value-type="float">
            <text:p>0.00</text:p>
          </table:table-cell>
          <table:table-cell table:style-name="ce12" table:formula="of:=[.J30]/[.K30]" office:value-type="float" office:value="0.714285714285714" calcext:value-type="float">
            <text:p>0.7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1" calcext:value-type="date">
            <text:p>6/21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3H14M00S" calcext:value-type="time">
            <text:p>13:14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2" table:formula="of:=[.G31]/[.K31]" office:value-type="float" office:value="0" calcext:value-type="float">
            <text:p>0.00</text:p>
          </table:table-cell>
          <table:table-cell table:style-name="ce12" table:formula="of:=[.H31]/[.K31]" office:value-type="float" office:value="0" calcext:value-type="float">
            <text:p>0.00</text:p>
          </table:table-cell>
          <table:table-cell table:style-name="ce12" table:formula="of:=[.I31]/[.K31]" office:value-type="float" office:value="0" calcext:value-type="float">
            <text:p>0.00</text:p>
          </table:table-cell>
          <table:table-cell table:style-name="ce12" table:formula="of:=[.J31]/[.K31]" office:value-type="float" office:value="1" calcext:value-type="float">
            <text:p>1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1" calcext:value-type="date">
            <text:p>6/21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3H40M00S" calcext:value-type="time">
            <text:p>13:40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2" table:formula="of:=[.G32]/[.K32]" office:value-type="float" office:value="0.25" calcext:value-type="float">
            <text:p>0.25</text:p>
          </table:table-cell>
          <table:table-cell table:style-name="ce12" table:formula="of:=[.H32]/[.K32]" office:value-type="float" office:value="0.375" calcext:value-type="float">
            <text:p>0.38</text:p>
          </table:table-cell>
          <table:table-cell table:style-name="ce12" table:formula="of:=[.I32]/[.K32]" office:value-type="float" office:value="0.125" calcext:value-type="float">
            <text:p>0.13</text:p>
          </table:table-cell>
          <table:table-cell table:style-name="ce12" table:formula="of:=[.J32]/[.K32]" office:value-type="float" office:value="0.125" calcext:value-type="float">
            <text:p>0.1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3" calcext:value-type="date">
            <text:p>6/2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35M00S" calcext:value-type="time">
            <text:p>10:3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2" table:formula="of:=[.G33]/[.K33]" office:value-type="float" office:value="0.125" calcext:value-type="float">
            <text:p>0.13</text:p>
          </table:table-cell>
          <table:table-cell table:style-name="ce12" table:formula="of:=[.H33]/[.K33]" office:value-type="float" office:value="0" calcext:value-type="float">
            <text:p>0.00</text:p>
          </table:table-cell>
          <table:table-cell table:style-name="ce12" table:formula="of:=[.I33]/[.K33]" office:value-type="float" office:value="0.625" calcext:value-type="float">
            <text:p>0.63</text:p>
          </table:table-cell>
          <table:table-cell table:style-name="ce12" table:formula="of:=[.J33]/[.K33]" office:value-type="float" office:value="0.125" calcext:value-type="float">
            <text:p>0.1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3" calcext:value-type="date">
            <text:p>6/2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42M00S" calcext:value-type="time">
            <text:p>10:42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2" table:formula="of:=[.G34]/[.K34]" office:value-type="float" office:value="0" calcext:value-type="float">
            <text:p>0.00</text:p>
          </table:table-cell>
          <table:table-cell table:style-name="ce12" table:formula="of:=[.H34]/[.K34]" office:value-type="float" office:value="0" calcext:value-type="float">
            <text:p>0.00</text:p>
          </table:table-cell>
          <table:table-cell table:style-name="ce12" table:formula="of:=[.I34]/[.K34]" office:value-type="float" office:value="0" calcext:value-type="float">
            <text:p>0.00</text:p>
          </table:table-cell>
          <table:table-cell table:style-name="ce12" table:formula="of:=[.J34]/[.K34]" office:value-type="float" office:value="0.75" calcext:value-type="float">
            <text:p>0.75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3" calcext:value-type="date">
            <text:p>6/2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59M00S" calcext:value-type="time">
            <text:p>10:59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35]/[.K35]" office:value-type="float" office:value="0.285714285714286" calcext:value-type="float">
            <text:p>0.29</text:p>
          </table:table-cell>
          <table:table-cell table:style-name="ce12" table:formula="of:=[.H35]/[.K35]" office:value-type="float" office:value="0.142857142857143" calcext:value-type="float">
            <text:p>0.14</text:p>
          </table:table-cell>
          <table:table-cell table:style-name="ce12" table:formula="of:=[.I35]/[.K35]" office:value-type="float" office:value="0" calcext:value-type="float">
            <text:p>0.00</text:p>
          </table:table-cell>
          <table:table-cell table:style-name="ce12" table:formula="of:=[.J35]/[.K35]" office:value-type="float" office:value="0.571428571428571" calcext:value-type="float">
            <text:p>0.5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3" calcext:value-type="date">
            <text:p>6/2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17M00S" calcext:value-type="time">
            <text:p>11:1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2" table:formula="of:=[.G36]/[.K36]" office:value-type="float" office:value="0" calcext:value-type="float">
            <text:p>0.00</text:p>
          </table:table-cell>
          <table:table-cell table:style-name="ce12" table:formula="of:=[.H36]/[.K36]" office:value-type="float" office:value="0" calcext:value-type="float">
            <text:p>0.00</text:p>
          </table:table-cell>
          <table:table-cell table:style-name="ce12" table:formula="of:=[.I36]/[.K36]" office:value-type="float" office:value="0" calcext:value-type="float">
            <text:p>0.00</text:p>
          </table:table-cell>
          <table:table-cell table:style-name="ce12" table:formula="of:=[.J36]/[.K36]" office:value-type="float" office:value="1" calcext:value-type="float">
            <text:p>1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3" calcext:value-type="date">
            <text:p>6/2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07M00S" calcext:value-type="time">
            <text:p>12:07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2" table:formula="of:=[.G37]/[.K37]" office:value-type="float" office:value="0" calcext:value-type="float">
            <text:p>0.00</text:p>
          </table:table-cell>
          <table:table-cell table:style-name="ce12" table:formula="of:=[.H37]/[.K37]" office:value-type="float" office:value="0" calcext:value-type="float">
            <text:p>0.00</text:p>
          </table:table-cell>
          <table:table-cell table:style-name="ce12" table:formula="of:=[.I37]/[.K37]" office:value-type="float" office:value="0" calcext:value-type="float">
            <text:p>0.00</text:p>
          </table:table-cell>
          <table:table-cell table:style-name="ce12" table:formula="of:=[.J37]/[.K37]" office:value-type="float" office:value="1" calcext:value-type="float">
            <text:p>1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3" calcext:value-type="date">
            <text:p>6/2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17M00S" calcext:value-type="time">
            <text:p>12:17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38]/[.K38]" office:value-type="float" office:value="0.166666666666667" calcext:value-type="float">
            <text:p>0.17</text:p>
          </table:table-cell>
          <table:table-cell table:style-name="ce12" table:formula="of:=[.H38]/[.K38]" office:value-type="float" office:value="0.333333333333333" calcext:value-type="float">
            <text:p>0.33</text:p>
          </table:table-cell>
          <table:table-cell table:style-name="ce12" table:formula="of:=[.I38]/[.K38]" office:value-type="float" office:value="0" calcext:value-type="float">
            <text:p>0.00</text:p>
          </table:table-cell>
          <table:table-cell table:style-name="ce12" table:formula="of:=[.J38]/[.K38]" office:value-type="float" office:value="0.166666666666667" calcext:value-type="float">
            <text:p>0.1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3" calcext:value-type="date">
            <text:p>6/2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3H10M00S" calcext:value-type="time">
            <text:p>13:10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2" table:formula="of:=[.G39]/[.K39]" office:value-type="float" office:value="0.1" calcext:value-type="float">
            <text:p>0.10</text:p>
          </table:table-cell>
          <table:table-cell table:style-name="ce12" table:formula="of:=[.H39]/[.K39]" office:value-type="float" office:value="0.2" calcext:value-type="float">
            <text:p>0.20</text:p>
          </table:table-cell>
          <table:table-cell table:style-name="ce12" table:formula="of:=[.I39]/[.K39]" office:value-type="float" office:value="0.1" calcext:value-type="float">
            <text:p>0.10</text:p>
          </table:table-cell>
          <table:table-cell table:style-name="ce12" table:formula="of:=[.J39]/[.K39]" office:value-type="float" office:value="0.6" calcext:value-type="float">
            <text:p>0.6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6" calcext:value-type="date">
            <text:p>6/2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04M00S" calcext:value-type="time">
            <text:p>10:04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2" table:formula="of:=[.G40]/[.K40]" office:value-type="float" office:value="0.8" calcext:value-type="float">
            <text:p>0.80</text:p>
          </table:table-cell>
          <table:table-cell table:style-name="ce12" table:formula="of:=[.H40]/[.K40]" office:value-type="float" office:value="0" calcext:value-type="float">
            <text:p>0.00</text:p>
          </table:table-cell>
          <table:table-cell table:style-name="ce12" table:formula="of:=[.I40]/[.K40]" office:value-type="float" office:value="0" calcext:value-type="float">
            <text:p>0.00</text:p>
          </table:table-cell>
          <table:table-cell table:style-name="ce12" table:formula="of:=[.J40]/[.K40]" office:value-type="float" office:value="0.2" calcext:value-type="float">
            <text:p>0.2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6" calcext:value-type="date">
            <text:p>6/2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19M00S" calcext:value-type="time">
            <text:p>10:19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41]/[.K41]" office:value-type="float" office:value="0" calcext:value-type="float">
            <text:p>0.00</text:p>
          </table:table-cell>
          <table:table-cell table:style-name="ce12" table:formula="of:=[.H41]/[.K41]" office:value-type="float" office:value="1" calcext:value-type="float">
            <text:p>1.00</text:p>
          </table:table-cell>
          <table:table-cell table:style-name="ce12" table:formula="of:=[.I41]/[.K41]" office:value-type="float" office:value="0" calcext:value-type="float">
            <text:p>0.00</text:p>
          </table:table-cell>
          <table:table-cell table:style-name="ce12" table:formula="of:=[.J41]/[.K41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6" calcext:value-type="date">
            <text:p>6/2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26M00S" calcext:value-type="time">
            <text:p>10:26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2" table:formula="of:=[.G42]/[.K42]" office:value-type="float" office:value="0.5" calcext:value-type="float">
            <text:p>0.50</text:p>
          </table:table-cell>
          <table:table-cell table:style-name="ce12" table:formula="of:=[.H42]/[.K42]" office:value-type="float" office:value="0.5" calcext:value-type="float">
            <text:p>0.50</text:p>
          </table:table-cell>
          <table:table-cell table:style-name="ce12" table:formula="of:=[.I42]/[.K42]" office:value-type="float" office:value="0" calcext:value-type="float">
            <text:p>0.00</text:p>
          </table:table-cell>
          <table:table-cell table:style-name="ce12" table:formula="of:=[.J42]/[.K42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6" calcext:value-type="date">
            <text:p>6/2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41M00S" calcext:value-type="time">
            <text:p>10:41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43]/[.K43]" office:value-type="float" office:value="0.333333333333333" calcext:value-type="float">
            <text:p>0.33</text:p>
          </table:table-cell>
          <table:table-cell table:style-name="ce12" table:formula="of:=[.H43]/[.K43]" office:value-type="float" office:value="0" calcext:value-type="float">
            <text:p>0.00</text:p>
          </table:table-cell>
          <table:table-cell table:style-name="ce12" table:formula="of:=[.I43]/[.K43]" office:value-type="float" office:value="0.666666666666667" calcext:value-type="float">
            <text:p>0.67</text:p>
          </table:table-cell>
          <table:table-cell table:style-name="ce12" table:formula="of:=[.J43]/[.K43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6" calcext:value-type="date">
            <text:p>6/2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46M00S" calcext:value-type="time">
            <text:p>10:46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2" table:formula="of:=[.G44]/[.K44]" office:value-type="float" office:value="0.7" calcext:value-type="float">
            <text:p>0.70</text:p>
          </table:table-cell>
          <table:table-cell table:style-name="ce12" table:formula="of:=[.H44]/[.K44]" office:value-type="float" office:value="0" calcext:value-type="float">
            <text:p>0.00</text:p>
          </table:table-cell>
          <table:table-cell table:style-name="ce12" table:formula="of:=[.I44]/[.K44]" office:value-type="float" office:value="0.3" calcext:value-type="float">
            <text:p>0.30</text:p>
          </table:table-cell>
          <table:table-cell table:style-name="ce12" table:formula="of:=[.J44]/[.K44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6" calcext:value-type="date">
            <text:p>6/2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55M00S" calcext:value-type="time">
            <text:p>10:55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45]/[.K45]" office:value-type="float" office:value="0.222222222222222" calcext:value-type="float">
            <text:p>0.22</text:p>
          </table:table-cell>
          <table:table-cell table:style-name="ce12" table:formula="of:=[.H45]/[.K45]" office:value-type="float" office:value="0" calcext:value-type="float">
            <text:p>0.00</text:p>
          </table:table-cell>
          <table:table-cell table:style-name="ce12" table:formula="of:=[.I45]/[.K45]" office:value-type="float" office:value="0.555555555555556" calcext:value-type="float">
            <text:p>0.56</text:p>
          </table:table-cell>
          <table:table-cell table:style-name="ce12" table:formula="of:=[.J45]/[.K45]" office:value-type="float" office:value="0.222222222222222" calcext:value-type="float">
            <text:p>0.2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6" calcext:value-type="date">
            <text:p>6/2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05M00S" calcext:value-type="time">
            <text:p>11:05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2" table:formula="of:=[.G46]/[.K46]" office:value-type="float" office:value="0.5" calcext:value-type="float">
            <text:p>0.50</text:p>
          </table:table-cell>
          <table:table-cell table:style-name="ce12" table:formula="of:=[.H46]/[.K46]" office:value-type="float" office:value="0" calcext:value-type="float">
            <text:p>0.00</text:p>
          </table:table-cell>
          <table:table-cell table:style-name="ce12" table:formula="of:=[.I46]/[.K46]" office:value-type="float" office:value="0.5" calcext:value-type="float">
            <text:p>0.50</text:p>
          </table:table-cell>
          <table:table-cell table:style-name="ce12" table:formula="of:=[.J46]/[.K46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6" calcext:value-type="date">
            <text:p>6/2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17M00S" calcext:value-type="time">
            <text:p>11:17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47]/[.K47]" office:value-type="float" office:value="0.166666666666667" calcext:value-type="float">
            <text:p>0.17</text:p>
          </table:table-cell>
          <table:table-cell table:style-name="ce12" table:formula="of:=[.H47]/[.K47]" office:value-type="float" office:value="0" calcext:value-type="float">
            <text:p>0.00</text:p>
          </table:table-cell>
          <table:table-cell table:style-name="ce12" table:formula="of:=[.I47]/[.K47]" office:value-type="float" office:value="0.5" calcext:value-type="float">
            <text:p>0.50</text:p>
          </table:table-cell>
          <table:table-cell table:style-name="ce12" table:formula="of:=[.J47]/[.K47]" office:value-type="float" office:value="0.166666666666667" calcext:value-type="float">
            <text:p>0.1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6" calcext:value-type="date">
            <text:p>6/2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34M00S" calcext:value-type="time">
            <text:p>11:34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2" table:formula="of:=[.G48]/[.K48]" office:value-type="float" office:value="0" calcext:value-type="float">
            <text:p>0.00</text:p>
          </table:table-cell>
          <table:table-cell table:style-name="ce12" table:formula="of:=[.H48]/[.K48]" office:value-type="float" office:value="0" calcext:value-type="float">
            <text:p>0.00</text:p>
          </table:table-cell>
          <table:table-cell table:style-name="ce12" table:formula="of:=[.I48]/[.K48]" office:value-type="float" office:value="0" calcext:value-type="float">
            <text:p>0.00</text:p>
          </table:table-cell>
          <table:table-cell table:style-name="ce12" table:formula="of:=[.J48]/[.K48]" office:value-type="float" office:value="1" calcext:value-type="float">
            <text:p>1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6" calcext:value-type="date">
            <text:p>6/26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55M00S" calcext:value-type="time">
            <text:p>11:55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49]/[.K49]" office:value-type="float" office:value="0.4" calcext:value-type="float">
            <text:p>0.40</text:p>
          </table:table-cell>
          <table:table-cell table:style-name="ce12" table:formula="of:=[.H49]/[.K49]" office:value-type="float" office:value="0" calcext:value-type="float">
            <text:p>0.00</text:p>
          </table:table-cell>
          <table:table-cell table:style-name="ce12" table:formula="of:=[.I49]/[.K49]" office:value-type="float" office:value="0" calcext:value-type="float">
            <text:p>0.00</text:p>
          </table:table-cell>
          <table:table-cell table:style-name="ce12" table:formula="of:=[.J49]/[.K49]" office:value-type="float" office:value="0.6" calcext:value-type="float">
            <text:p>0.6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7" calcext:value-type="date">
            <text:p>6/2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21M00S" calcext:value-type="time">
            <text:p>11:21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50]/[.K50]" office:value-type="float" office:value="0.5" calcext:value-type="float">
            <text:p>0.50</text:p>
          </table:table-cell>
          <table:table-cell table:style-name="ce12" table:formula="of:=[.H50]/[.K50]" office:value-type="float" office:value="0.333333333333333" calcext:value-type="float">
            <text:p>0.33</text:p>
          </table:table-cell>
          <table:table-cell table:style-name="ce12" table:formula="of:=[.I50]/[.K50]" office:value-type="float" office:value="0" calcext:value-type="float">
            <text:p>0.00</text:p>
          </table:table-cell>
          <table:table-cell table:style-name="ce12" table:formula="of:=[.J50]/[.K50]" office:value-type="float" office:value="0.166666666666667" calcext:value-type="float">
            <text:p>0.1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7" calcext:value-type="date">
            <text:p>6/2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31M00S" calcext:value-type="time">
            <text:p>12:31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51]/[.K51]" office:value-type="float" office:value="0" calcext:value-type="float">
            <text:p>0.00</text:p>
          </table:table-cell>
          <table:table-cell table:style-name="ce12" table:formula="of:=[.H51]/[.K51]" office:value-type="float" office:value="0.333333333333333" calcext:value-type="float">
            <text:p>0.33</text:p>
          </table:table-cell>
          <table:table-cell table:style-name="ce12" table:formula="of:=[.I51]/[.K51]" office:value-type="float" office:value="0.166666666666667" calcext:value-type="float">
            <text:p>0.17</text:p>
          </table:table-cell>
          <table:table-cell table:style-name="ce12" table:formula="of:=[.J51]/[.K51]" office:value-type="float" office:value="0.5" calcext:value-type="float">
            <text:p>0.5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7" calcext:value-type="date">
            <text:p>6/2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43M00S" calcext:value-type="time">
            <text:p>12:43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52]/[.K52]" office:value-type="float" office:value="0.4" calcext:value-type="float">
            <text:p>0.40</text:p>
          </table:table-cell>
          <table:table-cell table:style-name="ce12" table:formula="of:=[.H52]/[.K52]" office:value-type="float" office:value="0" calcext:value-type="float">
            <text:p>0.00</text:p>
          </table:table-cell>
          <table:table-cell table:style-name="ce12" table:formula="of:=[.I52]/[.K52]" office:value-type="float" office:value="0" calcext:value-type="float">
            <text:p>0.00</text:p>
          </table:table-cell>
          <table:table-cell table:style-name="ce12" table:formula="of:=[.J52]/[.K52]" office:value-type="float" office:value="0.6" calcext:value-type="float">
            <text:p>0.6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7" calcext:value-type="date">
            <text:p>6/2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3H37M00S" calcext:value-type="time">
            <text:p>13:37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53]/[.K53]" office:value-type="float" office:value="0" calcext:value-type="float">
            <text:p>0.00</text:p>
          </table:table-cell>
          <table:table-cell table:style-name="ce12" table:formula="of:=[.H53]/[.K53]" office:value-type="float" office:value="0.2" calcext:value-type="float">
            <text:p>0.20</text:p>
          </table:table-cell>
          <table:table-cell table:style-name="ce12" table:formula="of:=[.I53]/[.K53]" office:value-type="float" office:value="0.4" calcext:value-type="float">
            <text:p>0.40</text:p>
          </table:table-cell>
          <table:table-cell table:style-name="ce12" table:formula="of:=[.J53]/[.K53]" office:value-type="float" office:value="0.4" calcext:value-type="float">
            <text:p>0.4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8" calcext:value-type="date">
            <text:p>6/28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08H45M00S" calcext:value-type="time">
            <text:p>8:45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2" table:formula="of:=[.G54]/[.K54]" office:value-type="float" office:value="0" calcext:value-type="float">
            <text:p>0.00</text:p>
          </table:table-cell>
          <table:table-cell table:style-name="ce12" table:formula="of:=[.H54]/[.K54]" office:value-type="float" office:value="0" calcext:value-type="float">
            <text:p>0.00</text:p>
          </table:table-cell>
          <table:table-cell table:style-name="ce12" table:formula="of:=[.I54]/[.K54]" office:value-type="float" office:value="0" calcext:value-type="float">
            <text:p>0.00</text:p>
          </table:table-cell>
          <table:table-cell table:style-name="ce12" table:formula="of:=[.J54]/[.K54]" office:value-type="float" office:value="1" calcext:value-type="float">
            <text:p>1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8" calcext:value-type="date">
            <text:p>6/28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55]/[.K55]" office:value-type="float" office:value="0.8" calcext:value-type="float">
            <text:p>0.80</text:p>
          </table:table-cell>
          <table:table-cell table:style-name="ce12" table:formula="of:=[.H55]/[.K55]" office:value-type="float" office:value="0" calcext:value-type="float">
            <text:p>0.00</text:p>
          </table:table-cell>
          <table:table-cell table:style-name="ce12" table:formula="of:=[.I55]/[.K55]" office:value-type="float" office:value="0" calcext:value-type="float">
            <text:p>0.00</text:p>
          </table:table-cell>
          <table:table-cell table:style-name="ce12" table:formula="of:=[.J55]/[.K55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8" calcext:value-type="date">
            <text:p>6/28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15M00S" calcext:value-type="time">
            <text:p>10:15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56]/[.K56]" office:value-type="float" office:value="0.8" calcext:value-type="float">
            <text:p>0.80</text:p>
          </table:table-cell>
          <table:table-cell table:style-name="ce12" table:formula="of:=[.H56]/[.K56]" office:value-type="float" office:value="0.2" calcext:value-type="float">
            <text:p>0.20</text:p>
          </table:table-cell>
          <table:table-cell table:style-name="ce12" table:formula="of:=[.I56]/[.K56]" office:value-type="float" office:value="0" calcext:value-type="float">
            <text:p>0.00</text:p>
          </table:table-cell>
          <table:table-cell table:style-name="ce12" table:formula="of:=[.J56]/[.K56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4" calcext:value-type="date">
            <text:p>7/4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12M00S" calcext:value-type="time">
            <text:p>10:12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57]/[.K57]" office:value-type="float" office:value="0.142857142857143" calcext:value-type="float">
            <text:p>0.14</text:p>
          </table:table-cell>
          <table:table-cell table:style-name="ce12" table:formula="of:=[.H57]/[.K57]" office:value-type="float" office:value="0.285714285714286" calcext:value-type="float">
            <text:p>0.29</text:p>
          </table:table-cell>
          <table:table-cell table:style-name="ce12" table:formula="of:=[.I57]/[.K57]" office:value-type="float" office:value="0.285714285714286" calcext:value-type="float">
            <text:p>0.29</text:p>
          </table:table-cell>
          <table:table-cell table:style-name="ce12" table:formula="of:=[.J57]/[.K57]" office:value-type="float" office:value="0.285714285714286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4" calcext:value-type="date">
            <text:p>7/4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32M00S" calcext:value-type="time">
            <text:p>10:32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58]/[.K58]" office:value-type="float" office:value="0.166666666666667" calcext:value-type="float">
            <text:p>0.17</text:p>
          </table:table-cell>
          <table:table-cell table:style-name="ce12" table:formula="of:=[.H58]/[.K58]" office:value-type="float" office:value="0" calcext:value-type="float">
            <text:p>0.00</text:p>
          </table:table-cell>
          <table:table-cell table:style-name="ce12" table:formula="of:=[.I58]/[.K58]" office:value-type="float" office:value="0.333333333333333" calcext:value-type="float">
            <text:p>0.33</text:p>
          </table:table-cell>
          <table:table-cell table:style-name="ce12" table:formula="of:=[.J58]/[.K58]" office:value-type="float" office:value="0.5" calcext:value-type="float">
            <text:p>0.5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4" calcext:value-type="date">
            <text:p>7/4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32M00S" calcext:value-type="time">
            <text:p>11:32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59]/[.K59]" office:value-type="float" office:value="0.555555555555556" calcext:value-type="float">
            <text:p>0.56</text:p>
          </table:table-cell>
          <table:table-cell table:style-name="ce12" table:formula="of:=[.H59]/[.K59]" office:value-type="float" office:value="0.222222222222222" calcext:value-type="float">
            <text:p>0.22</text:p>
          </table:table-cell>
          <table:table-cell table:style-name="ce12" table:formula="of:=[.I59]/[.K59]" office:value-type="float" office:value="0.111111111111111" calcext:value-type="float">
            <text:p>0.11</text:p>
          </table:table-cell>
          <table:table-cell table:style-name="ce12" table:formula="of:=[.J59]/[.K59]" office:value-type="float" office:value="0.111111111111111" calcext:value-type="float">
            <text:p>0.1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4" calcext:value-type="date">
            <text:p>7/4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43M00S" calcext:value-type="time">
            <text:p>11:43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60]/[.K60]" office:value-type="float" office:value="0.4" calcext:value-type="float">
            <text:p>0.40</text:p>
          </table:table-cell>
          <table:table-cell table:style-name="ce12" table:formula="of:=[.H60]/[.K60]" office:value-type="float" office:value="0.4" calcext:value-type="float">
            <text:p>0.40</text:p>
          </table:table-cell>
          <table:table-cell table:style-name="ce12" table:formula="of:=[.I60]/[.K60]" office:value-type="float" office:value="0" calcext:value-type="float">
            <text:p>0.00</text:p>
          </table:table-cell>
          <table:table-cell table:style-name="ce12" table:formula="of:=[.J60]/[.K60]" office:value-type="float" office:value="0.2" calcext:value-type="float">
            <text:p>0.2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5" calcext:value-type="date">
            <text:p>7/5/2017</text:p>
          </table:table-cell>
          <table:table-cell table:style-name="ce1" office:value-type="string" calcext:value-type="string">
            <text:p>C</text:p>
          </table:table-cell>
          <table:table-cell table:style-name="ce7" office:value-type="time" office:time-value="PT11H14M00S" calcext:value-type="time">
            <text:p>11:14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61]/[.K61]" office:value-type="float" office:value="0.2" calcext:value-type="float">
            <text:p>0.20</text:p>
          </table:table-cell>
          <table:table-cell table:style-name="ce12" table:formula="of:=[.H61]/[.K61]" office:value-type="float" office:value="0.8" calcext:value-type="float">
            <text:p>0.80</text:p>
          </table:table-cell>
          <table:table-cell table:style-name="ce12" table:formula="of:=[.I61]/[.K61]" office:value-type="float" office:value="0" calcext:value-type="float">
            <text:p>0.00</text:p>
          </table:table-cell>
          <table:table-cell table:style-name="ce12" table:formula="of:=[.J61]/[.K61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5" calcext:value-type="date">
            <text:p>7/5/2017</text:p>
          </table:table-cell>
          <table:table-cell table:style-name="ce1" office:value-type="string" calcext:value-type="string">
            <text:p>C</text:p>
          </table:table-cell>
          <table:table-cell table:style-name="ce7" office:value-type="time" office:time-value="PT11H26M00S" calcext:value-type="time">
            <text:p>11:26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62]/[.K62]" office:value-type="float" office:value="0.777777777777778" calcext:value-type="float">
            <text:p>0.78</text:p>
          </table:table-cell>
          <table:table-cell table:style-name="ce12" table:formula="of:=[.H62]/[.K62]" office:value-type="float" office:value="0" calcext:value-type="float">
            <text:p>0.00</text:p>
          </table:table-cell>
          <table:table-cell table:style-name="ce12" table:formula="of:=[.I62]/[.K62]" office:value-type="float" office:value="0.111111111111111" calcext:value-type="float">
            <text:p>0.11</text:p>
          </table:table-cell>
          <table:table-cell table:style-name="ce12" table:formula="of:=[.J62]/[.K62]" office:value-type="float" office:value="0.111111111111111" calcext:value-type="float">
            <text:p>0.1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6" calcext:value-type="date">
            <text:p>7/6/2017</text:p>
          </table:table-cell>
          <table:table-cell table:style-name="ce1" office:value-type="string" calcext:value-type="string">
            <text:p>C</text:p>
          </table:table-cell>
          <table:table-cell table:style-name="ce7" office:value-type="time" office:time-value="PT08H19M00S" calcext:value-type="time">
            <text:p>8:19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63]/[.K63]" office:value-type="float" office:value="0.428571428571429" calcext:value-type="float">
            <text:p>0.43</text:p>
          </table:table-cell>
          <table:table-cell table:style-name="ce12" table:formula="of:=[.H63]/[.K63]" office:value-type="float" office:value="0.142857142857143" calcext:value-type="float">
            <text:p>0.14</text:p>
          </table:table-cell>
          <table:table-cell table:style-name="ce12" table:formula="of:=[.I63]/[.K63]" office:value-type="float" office:value="0.428571428571429" calcext:value-type="float">
            <text:p>0.43</text:p>
          </table:table-cell>
          <table:table-cell table:style-name="ce12" table:formula="of:=[.J63]/[.K63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6" calcext:value-type="date">
            <text:p>7/6/2017</text:p>
          </table:table-cell>
          <table:table-cell table:style-name="ce1" office:value-type="string" calcext:value-type="string">
            <text:p>C</text:p>
          </table:table-cell>
          <table:table-cell table:style-name="ce7" office:value-type="time" office:time-value="PT09H23M00S" calcext:value-type="time">
            <text:p>9:23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2" table:formula="of:=[.G64]/[.K64]" office:value-type="float" office:value="0.5" calcext:value-type="float">
            <text:p>0.50</text:p>
          </table:table-cell>
          <table:table-cell table:style-name="ce12" table:formula="of:=[.H64]/[.K64]" office:value-type="float" office:value="0.1" calcext:value-type="float">
            <text:p>0.10</text:p>
          </table:table-cell>
          <table:table-cell table:style-name="ce12" table:formula="of:=[.I64]/[.K64]" office:value-type="float" office:value="0.4" calcext:value-type="float">
            <text:p>0.40</text:p>
          </table:table-cell>
          <table:table-cell table:style-name="ce12" table:formula="of:=[.J64]/[.K64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6" calcext:value-type="date">
            <text:p>7/6/2017</text:p>
          </table:table-cell>
          <table:table-cell table:style-name="ce1" office:value-type="string" calcext:value-type="string">
            <text:p>C</text:p>
          </table:table-cell>
          <table:table-cell table:style-name="ce7" office:value-type="time" office:time-value="PT10H14M00S" calcext:value-type="time">
            <text:p>10:14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65]/[.K65]" office:value-type="float" office:value="0" calcext:value-type="float">
            <text:p>0.00</text:p>
          </table:table-cell>
          <table:table-cell table:style-name="ce12" table:formula="of:=[.H65]/[.K65]" office:value-type="float" office:value="1" calcext:value-type="float">
            <text:p>1.00</text:p>
          </table:table-cell>
          <table:table-cell table:style-name="ce12" table:formula="of:=[.I65]/[.K65]" office:value-type="float" office:value="0" calcext:value-type="float">
            <text:p>0.00</text:p>
          </table:table-cell>
          <table:table-cell table:style-name="ce12" table:formula="of:=[.J65]/[.K65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6" calcext:value-type="date">
            <text:p>7/6/2017</text:p>
          </table:table-cell>
          <table:table-cell table:style-name="ce1" office:value-type="string" calcext:value-type="string">
            <text:p>C</text:p>
          </table:table-cell>
          <table:table-cell table:style-name="ce7" office:value-type="time" office:time-value="PT11H25M00S" calcext:value-type="time">
            <text:p>11:2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66]/[.K66]" office:value-type="float" office:value="0.6" calcext:value-type="float">
            <text:p>0.60</text:p>
          </table:table-cell>
          <table:table-cell table:style-name="ce12" table:formula="of:=[.H66]/[.K66]" office:value-type="float" office:value="0.2" calcext:value-type="float">
            <text:p>0.20</text:p>
          </table:table-cell>
          <table:table-cell table:style-name="ce12" table:formula="of:=[.I66]/[.K66]" office:value-type="float" office:value="0.2" calcext:value-type="float">
            <text:p>0.20</text:p>
          </table:table-cell>
          <table:table-cell table:style-name="ce12" table:formula="of:=[.J66]/[.K66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6" calcext:value-type="date">
            <text:p>7/6/2017</text:p>
          </table:table-cell>
          <table:table-cell table:style-name="ce1" office:value-type="string" calcext:value-type="string">
            <text:p>C</text:p>
          </table:table-cell>
          <table:table-cell table:style-name="ce7" office:value-type="time" office:time-value="PT12H05M00S" calcext:value-type="time">
            <text:p>12:0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67]/[.K67]" office:value-type="float" office:value="0.333333333333333" calcext:value-type="float">
            <text:p>0.33</text:p>
          </table:table-cell>
          <table:table-cell table:style-name="ce12" table:formula="of:=[.H67]/[.K67]" office:value-type="float" office:value="0.5" calcext:value-type="float">
            <text:p>0.50</text:p>
          </table:table-cell>
          <table:table-cell table:style-name="ce12" table:formula="of:=[.I67]/[.K67]" office:value-type="float" office:value="0" calcext:value-type="float">
            <text:p>0.00</text:p>
          </table:table-cell>
          <table:table-cell table:style-name="ce12" table:formula="of:=[.J67]/[.K67]" office:value-type="float" office:value="0.166666666666667" calcext:value-type="float">
            <text:p>0.1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6" calcext:value-type="date">
            <text:p>7/6/2017</text:p>
          </table:table-cell>
          <table:table-cell table:style-name="ce1" office:value-type="string" calcext:value-type="string">
            <text:p>C</text:p>
          </table:table-cell>
          <table:table-cell table:style-name="ce7" office:value-type="time" office:time-value="PT12H18M00S" calcext:value-type="time">
            <text:p>12:18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68]/[.K68]" office:value-type="float" office:value="0" calcext:value-type="float">
            <text:p>0.00</text:p>
          </table:table-cell>
          <table:table-cell table:style-name="ce12" table:formula="of:=[.H68]/[.K68]" office:value-type="float" office:value="1" calcext:value-type="float">
            <text:p>1.00</text:p>
          </table:table-cell>
          <table:table-cell table:style-name="ce12" table:formula="of:=[.I68]/[.K68]" office:value-type="float" office:value="0" calcext:value-type="float">
            <text:p>0.00</text:p>
          </table:table-cell>
          <table:table-cell table:style-name="ce12" table:formula="of:=[.J68]/[.K68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6" calcext:value-type="date">
            <text:p>7/6/2017</text:p>
          </table:table-cell>
          <table:table-cell table:style-name="ce1" office:value-type="string" calcext:value-type="string">
            <text:p>C</text:p>
          </table:table-cell>
          <table:table-cell table:style-name="ce7" office:value-type="time" office:time-value="PT12H34M00S" calcext:value-type="time">
            <text:p>12:34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69]/[.K69]" office:value-type="float" office:value="0.142857142857143" calcext:value-type="float">
            <text:p>0.14</text:p>
          </table:table-cell>
          <table:table-cell table:style-name="ce12" table:formula="of:=[.H69]/[.K69]" office:value-type="float" office:value="0.142857142857143" calcext:value-type="float">
            <text:p>0.14</text:p>
          </table:table-cell>
          <table:table-cell table:style-name="ce12" table:formula="of:=[.I69]/[.K69]" office:value-type="float" office:value="0.285714285714286" calcext:value-type="float">
            <text:p>0.29</text:p>
          </table:table-cell>
          <table:table-cell table:style-name="ce12" table:formula="of:=[.J69]/[.K69]" office:value-type="float" office:value="0.428571428571429" calcext:value-type="float">
            <text:p>0.4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7" calcext:value-type="date">
            <text:p>7/7/2017</text:p>
          </table:table-cell>
          <table:table-cell table:style-name="ce1" office:value-type="string" calcext:value-type="string">
            <text:p>C</text:p>
          </table:table-cell>
          <table:table-cell table:style-name="ce7" office:value-type="time" office:time-value="PT08H23M00S" calcext:value-type="time">
            <text:p>8:23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70]/[.K70]" office:value-type="float" office:value="0.555555555555556" calcext:value-type="float">
            <text:p>0.56</text:p>
          </table:table-cell>
          <table:table-cell table:style-name="ce12" table:formula="of:=[.H70]/[.K70]" office:value-type="float" office:value="0" calcext:value-type="float">
            <text:p>0.00</text:p>
          </table:table-cell>
          <table:table-cell table:style-name="ce12" table:formula="of:=[.I70]/[.K70]" office:value-type="float" office:value="0" calcext:value-type="float">
            <text:p>0.00</text:p>
          </table:table-cell>
          <table:table-cell table:style-name="ce12" table:formula="of:=[.J70]/[.K70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7" calcext:value-type="date">
            <text:p>7/7/2017</text:p>
          </table:table-cell>
          <table:table-cell table:style-name="ce1" office:value-type="string" calcext:value-type="string">
            <text:p>C</text:p>
          </table:table-cell>
          <table:table-cell table:style-name="ce7" office:value-type="time" office:time-value="PT09H50M00S" calcext:value-type="time">
            <text:p>9:50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71]/[.K71]" office:value-type="float" office:value="0" calcext:value-type="float">
            <text:p>0.00</text:p>
          </table:table-cell>
          <table:table-cell table:style-name="ce12" table:formula="of:=[.H71]/[.K71]" office:value-type="float" office:value="0.666666666666667" calcext:value-type="float">
            <text:p>0.67</text:p>
          </table:table-cell>
          <table:table-cell table:style-name="ce12" table:formula="of:=[.I71]/[.K71]" office:value-type="float" office:value="0" calcext:value-type="float">
            <text:p>0.00</text:p>
          </table:table-cell>
          <table:table-cell table:style-name="ce12" table:formula="of:=[.J71]/[.K71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0" calcext:value-type="date">
            <text:p>7/10/2017</text:p>
          </table:table-cell>
          <table:table-cell table:style-name="ce1" office:value-type="string" calcext:value-type="string">
            <text:p>B</text:p>
          </table:table-cell>
          <table:table-cell table:style-name="ce7" office:value-type="time" office:time-value="PT09H25M00S" calcext:value-type="time">
            <text:p>9:25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72]/[.K72]" office:value-type="float" office:value="0" calcext:value-type="float">
            <text:p>0.00</text:p>
          </table:table-cell>
          <table:table-cell table:style-name="ce12" table:formula="of:=[.H72]/[.K72]" office:value-type="float" office:value="0.6" calcext:value-type="float">
            <text:p>0.60</text:p>
          </table:table-cell>
          <table:table-cell table:style-name="ce12" table:formula="of:=[.I72]/[.K72]" office:value-type="float" office:value="0.4" calcext:value-type="float">
            <text:p>0.40</text:p>
          </table:table-cell>
          <table:table-cell table:style-name="ce12" table:formula="of:=[.J72]/[.K72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0" calcext:value-type="date">
            <text:p>7/10/2017</text:p>
          </table:table-cell>
          <table:table-cell table:style-name="ce1" office:value-type="string" calcext:value-type="string">
            <text:p>B</text:p>
          </table:table-cell>
          <table:table-cell table:style-name="ce7" office:value-type="time" office:time-value="PT09H51M00S" calcext:value-type="time">
            <text:p>9:51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73]/[.K73]" office:value-type="float" office:value="0.2" calcext:value-type="float">
            <text:p>0.20</text:p>
          </table:table-cell>
          <table:table-cell table:style-name="ce12" table:formula="of:=[.H73]/[.K73]" office:value-type="float" office:value="0.4" calcext:value-type="float">
            <text:p>0.40</text:p>
          </table:table-cell>
          <table:table-cell table:style-name="ce12" table:formula="of:=[.I73]/[.K73]" office:value-type="float" office:value="0.4" calcext:value-type="float">
            <text:p>0.40</text:p>
          </table:table-cell>
          <table:table-cell table:style-name="ce12" table:formula="of:=[.J73]/[.K73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0" calcext:value-type="date">
            <text:p>7/10/2017</text:p>
          </table:table-cell>
          <table:table-cell table:style-name="ce1" office:value-type="string" calcext:value-type="string">
            <text:p>B</text:p>
          </table:table-cell>
          <table:table-cell table:style-name="ce7" office:value-type="time" office:time-value="PT10H08M00S" calcext:value-type="time">
            <text:p>10:08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74]/[.K74]" office:value-type="float" office:value="0.333333333333333" calcext:value-type="float">
            <text:p>0.33</text:p>
          </table:table-cell>
          <table:table-cell table:style-name="ce12" table:formula="of:=[.H74]/[.K74]" office:value-type="float" office:value="0" calcext:value-type="float">
            <text:p>0.00</text:p>
          </table:table-cell>
          <table:table-cell table:style-name="ce12" table:formula="of:=[.I74]/[.K74]" office:value-type="float" office:value="0" calcext:value-type="float">
            <text:p>0.00</text:p>
          </table:table-cell>
          <table:table-cell table:style-name="ce12" table:formula="of:=[.J74]/[.K74]" office:value-type="float" office:value="0.666666666666667" calcext:value-type="float">
            <text:p>0.6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0" calcext:value-type="date">
            <text:p>7/10/2017</text:p>
          </table:table-cell>
          <table:table-cell table:style-name="ce1" office:value-type="string" calcext:value-type="string">
            <text:p>B</text:p>
          </table:table-cell>
          <table:table-cell table:style-name="ce7" office:value-type="time" office:time-value="PT11H34M00S" calcext:value-type="time">
            <text:p>11:34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75]/[.K75]" office:value-type="float" office:value="0" calcext:value-type="float">
            <text:p>0.00</text:p>
          </table:table-cell>
          <table:table-cell table:style-name="ce12" table:formula="of:=[.H75]/[.K75]" office:value-type="float" office:value="0.6" calcext:value-type="float">
            <text:p>0.60</text:p>
          </table:table-cell>
          <table:table-cell table:style-name="ce12" table:formula="of:=[.I75]/[.K75]" office:value-type="float" office:value="0.4" calcext:value-type="float">
            <text:p>0.40</text:p>
          </table:table-cell>
          <table:table-cell table:style-name="ce12" table:formula="of:=[.J75]/[.K75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0" calcext:value-type="date">
            <text:p>7/10/2017</text:p>
          </table:table-cell>
          <table:table-cell table:style-name="ce1" office:value-type="string" calcext:value-type="string">
            <text:p>B</text:p>
          </table:table-cell>
          <table:table-cell table:style-name="ce7" office:value-type="time" office:time-value="PT11H41M00S" calcext:value-type="time">
            <text:p>11:41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76]/[.K76]" office:value-type="float" office:value="0" calcext:value-type="float">
            <text:p>0.00</text:p>
          </table:table-cell>
          <table:table-cell table:style-name="ce12" table:formula="of:=[.H76]/[.K76]" office:value-type="float" office:value="0.2" calcext:value-type="float">
            <text:p>0.20</text:p>
          </table:table-cell>
          <table:table-cell table:style-name="ce12" table:formula="of:=[.I76]/[.K76]" office:value-type="float" office:value="0" calcext:value-type="float">
            <text:p>0.00</text:p>
          </table:table-cell>
          <table:table-cell table:style-name="ce12" table:formula="of:=[.J76]/[.K76]" office:value-type="float" office:value="0.8" calcext:value-type="float">
            <text:p>0.8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0" calcext:value-type="date">
            <text:p>7/10/2017</text:p>
          </table:table-cell>
          <table:table-cell table:style-name="ce1" office:value-type="string" calcext:value-type="string">
            <text:p>B</text:p>
          </table:table-cell>
          <table:table-cell table:style-name="ce7" office:value-type="time" office:time-value="PT12H23M00S" calcext:value-type="time">
            <text:p>12:23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77]/[.K77]" office:value-type="float" office:value="0" calcext:value-type="float">
            <text:p>0.00</text:p>
          </table:table-cell>
          <table:table-cell table:style-name="ce12" table:formula="of:=[.H77]/[.K77]" office:value-type="float" office:value="0" calcext:value-type="float">
            <text:p>0.00</text:p>
          </table:table-cell>
          <table:table-cell table:style-name="ce12" table:formula="of:=[.I77]/[.K77]" office:value-type="float" office:value="0.285714285714286" calcext:value-type="float">
            <text:p>0.29</text:p>
          </table:table-cell>
          <table:table-cell table:style-name="ce12" table:formula="of:=[.J77]/[.K77]" office:value-type="float" office:value="0.714285714285714" calcext:value-type="float">
            <text:p>0.7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3" calcext:value-type="date">
            <text:p>7/1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08H02M00S" calcext:value-type="time">
            <text:p>8:02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78]/[.K78]" office:value-type="float" office:value="0" calcext:value-type="float">
            <text:p>0.00</text:p>
          </table:table-cell>
          <table:table-cell table:style-name="ce12" table:formula="of:=[.H78]/[.K78]" office:value-type="float" office:value="0" calcext:value-type="float">
            <text:p>0.00</text:p>
          </table:table-cell>
          <table:table-cell table:style-name="ce12" table:formula="of:=[.I78]/[.K78]" office:value-type="float" office:value="0.142857142857143" calcext:value-type="float">
            <text:p>0.14</text:p>
          </table:table-cell>
          <table:table-cell table:style-name="ce12" table:formula="of:=[.J78]/[.K78]" office:value-type="float" office:value="0.571428571428571" calcext:value-type="float">
            <text:p>0.5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3" calcext:value-type="date">
            <text:p>7/1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08H15M00S" calcext:value-type="time">
            <text:p>8:15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79]/[.K79]" office:value-type="float" office:value="0.285714285714286" calcext:value-type="float">
            <text:p>0.29</text:p>
          </table:table-cell>
          <table:table-cell table:style-name="ce12" table:formula="of:=[.H79]/[.K79]" office:value-type="float" office:value="0" calcext:value-type="float">
            <text:p>0.00</text:p>
          </table:table-cell>
          <table:table-cell table:style-name="ce12" table:formula="of:=[.I79]/[.K79]" office:value-type="float" office:value="0.571428571428571" calcext:value-type="float">
            <text:p>0.57</text:p>
          </table:table-cell>
          <table:table-cell table:style-name="ce12" table:formula="of:=[.J79]/[.K79]" office:value-type="float" office:value="0.142857142857143" calcext:value-type="float">
            <text:p>0.1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3" calcext:value-type="date">
            <text:p>7/1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08H46M00S" calcext:value-type="time">
            <text:p>8:46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80]/[.K80]" office:value-type="float" office:value="0.333333333333333" calcext:value-type="float">
            <text:p>0.33</text:p>
          </table:table-cell>
          <table:table-cell table:style-name="ce12" table:formula="of:=[.H80]/[.K80]" office:value-type="float" office:value="0.166666666666667" calcext:value-type="float">
            <text:p>0.17</text:p>
          </table:table-cell>
          <table:table-cell table:style-name="ce12" table:formula="of:=[.I80]/[.K80]" office:value-type="float" office:value="0" calcext:value-type="float">
            <text:p>0.00</text:p>
          </table:table-cell>
          <table:table-cell table:style-name="ce12" table:formula="of:=[.J80]/[.K80]" office:value-type="float" office:value="0.5" calcext:value-type="float">
            <text:p>0.5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3" calcext:value-type="date">
            <text:p>7/1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09H21M00S" calcext:value-type="time">
            <text:p>9:21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81]/[.K81]" office:value-type="float" office:value="0.444444444444444" calcext:value-type="float">
            <text:p>0.44</text:p>
          </table:table-cell>
          <table:table-cell table:style-name="ce12" table:formula="of:=[.H81]/[.K81]" office:value-type="float" office:value="0" calcext:value-type="float">
            <text:p>0.00</text:p>
          </table:table-cell>
          <table:table-cell table:style-name="ce12" table:formula="of:=[.I81]/[.K81]" office:value-type="float" office:value="0.111111111111111" calcext:value-type="float">
            <text:p>0.11</text:p>
          </table:table-cell>
          <table:table-cell table:style-name="ce12" table:formula="of:=[.J81]/[.K81]" office:value-type="float" office:value="0.444444444444444" calcext:value-type="float">
            <text:p>0.4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3" calcext:value-type="date">
            <text:p>7/1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09H30M00S" calcext:value-type="time">
            <text:p>9:3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82]/[.K82]" office:value-type="float" office:value="0.444444444444444" calcext:value-type="float">
            <text:p>0.44</text:p>
          </table:table-cell>
          <table:table-cell table:style-name="ce12" table:formula="of:=[.H82]/[.K82]" office:value-type="float" office:value="0.111111111111111" calcext:value-type="float">
            <text:p>0.11</text:p>
          </table:table-cell>
          <table:table-cell table:style-name="ce12" table:formula="of:=[.I82]/[.K82]" office:value-type="float" office:value="0.111111111111111" calcext:value-type="float">
            <text:p>0.11</text:p>
          </table:table-cell>
          <table:table-cell table:style-name="ce12" table:formula="of:=[.J82]/[.K82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3" calcext:value-type="date">
            <text:p>7/1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09H45M00S" calcext:value-type="time">
            <text:p>9:45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2" table:formula="of:=[.G83]/[.K83]" office:value-type="float" office:value="0.375" calcext:value-type="float">
            <text:p>0.38</text:p>
          </table:table-cell>
          <table:table-cell table:style-name="ce12" table:formula="of:=[.H83]/[.K83]" office:value-type="float" office:value="0" calcext:value-type="float">
            <text:p>0.00</text:p>
          </table:table-cell>
          <table:table-cell table:style-name="ce12" table:formula="of:=[.I83]/[.K83]" office:value-type="float" office:value="0" calcext:value-type="float">
            <text:p>0.00</text:p>
          </table:table-cell>
          <table:table-cell table:style-name="ce12" table:formula="of:=[.J83]/[.K83]" office:value-type="float" office:value="0.5" calcext:value-type="float">
            <text:p>0.5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3" calcext:value-type="date">
            <text:p>7/1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09H54M00S" calcext:value-type="time">
            <text:p>9:54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2" table:formula="of:=[.G84]/[.K84]" office:value-type="float" office:value="0" calcext:value-type="float">
            <text:p>0.00</text:p>
          </table:table-cell>
          <table:table-cell table:style-name="ce12" table:formula="of:=[.H84]/[.K84]" office:value-type="float" office:value="0" calcext:value-type="float">
            <text:p>0.00</text:p>
          </table:table-cell>
          <table:table-cell table:style-name="ce12" table:formula="of:=[.I84]/[.K84]" office:value-type="float" office:value="0" calcext:value-type="float">
            <text:p>0.00</text:p>
          </table:table-cell>
          <table:table-cell table:style-name="ce12" table:formula="of:=[.J84]/[.K84]" office:value-type="float" office:value="1" calcext:value-type="float">
            <text:p>1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3" calcext:value-type="date">
            <text:p>7/1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02M00S" calcext:value-type="time">
            <text:p>10:02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85]/[.K85]" office:value-type="float" office:value="0.166666666666667" calcext:value-type="float">
            <text:p>0.17</text:p>
          </table:table-cell>
          <table:table-cell table:style-name="ce12" table:formula="of:=[.H85]/[.K85]" office:value-type="float" office:value="0.333333333333333" calcext:value-type="float">
            <text:p>0.33</text:p>
          </table:table-cell>
          <table:table-cell table:style-name="ce12" table:formula="of:=[.I85]/[.K85]" office:value-type="float" office:value="0.166666666666667" calcext:value-type="float">
            <text:p>0.17</text:p>
          </table:table-cell>
          <table:table-cell table:style-name="ce12" table:formula="of:=[.J85]/[.K85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3" calcext:value-type="date">
            <text:p>7/1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35M00S" calcext:value-type="time">
            <text:p>10:3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2" table:formula="of:=[.G86]/[.K86]" office:value-type="float" office:value="0" calcext:value-type="float">
            <text:p>0.00</text:p>
          </table:table-cell>
          <table:table-cell table:style-name="ce12" table:formula="of:=[.H86]/[.K86]" office:value-type="float" office:value="0" calcext:value-type="float">
            <text:p>0.00</text:p>
          </table:table-cell>
          <table:table-cell table:style-name="ce12" table:formula="of:=[.I86]/[.K86]" office:value-type="float" office:value="0" calcext:value-type="float">
            <text:p>0.00</text:p>
          </table:table-cell>
          <table:table-cell table:style-name="ce12" table:formula="of:=[.J86]/[.K86]" office:value-type="float" office:value="1" calcext:value-type="float">
            <text:p>1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3" calcext:value-type="date">
            <text:p>7/1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15M00S" calcext:value-type="time">
            <text:p>11:1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2" table:formula="of:=[.G87]/[.K87]" office:value-type="float" office:value="0.5" calcext:value-type="float">
            <text:p>0.50</text:p>
          </table:table-cell>
          <table:table-cell table:style-name="ce12" table:formula="of:=[.H87]/[.K87]" office:value-type="float" office:value="0" calcext:value-type="float">
            <text:p>0.00</text:p>
          </table:table-cell>
          <table:table-cell table:style-name="ce12" table:formula="of:=[.I87]/[.K87]" office:value-type="float" office:value="0" calcext:value-type="float">
            <text:p>0.00</text:p>
          </table:table-cell>
          <table:table-cell table:style-name="ce12" table:formula="of:=[.J87]/[.K87]" office:value-type="float" office:value="0.5" calcext:value-type="float">
            <text:p>0.5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3" calcext:value-type="date">
            <text:p>7/1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23M00S" calcext:value-type="time">
            <text:p>11:23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88]/[.K88]" office:value-type="float" office:value="0.285714285714286" calcext:value-type="float">
            <text:p>0.29</text:p>
          </table:table-cell>
          <table:table-cell table:style-name="ce12" table:formula="of:=[.H88]/[.K88]" office:value-type="float" office:value="0.714285714285714" calcext:value-type="float">
            <text:p>0.71</text:p>
          </table:table-cell>
          <table:table-cell table:style-name="ce12" table:formula="of:=[.I88]/[.K88]" office:value-type="float" office:value="0" calcext:value-type="float">
            <text:p>0.00</text:p>
          </table:table-cell>
          <table:table-cell table:style-name="ce12" table:formula="of:=[.J88]/[.K88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3" calcext:value-type="date">
            <text:p>7/1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34M00S" calcext:value-type="time">
            <text:p>11:34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89]/[.K89]" office:value-type="float" office:value="0.166666666666667" calcext:value-type="float">
            <text:p>0.17</text:p>
          </table:table-cell>
          <table:table-cell table:style-name="ce12" table:formula="of:=[.H89]/[.K89]" office:value-type="float" office:value="0.166666666666667" calcext:value-type="float">
            <text:p>0.17</text:p>
          </table:table-cell>
          <table:table-cell table:style-name="ce12" table:formula="of:=[.I89]/[.K89]" office:value-type="float" office:value="0" calcext:value-type="float">
            <text:p>0.00</text:p>
          </table:table-cell>
          <table:table-cell table:style-name="ce12" table:formula="of:=[.J89]/[.K89]" office:value-type="float" office:value="0.666666666666667" calcext:value-type="float">
            <text:p>0.6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3" calcext:value-type="date">
            <text:p>7/13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50M00S" calcext:value-type="time">
            <text:p>11:5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90]/[.K90]" office:value-type="float" office:value="0" calcext:value-type="float">
            <text:p>0.00</text:p>
          </table:table-cell>
          <table:table-cell table:style-name="ce12" table:formula="of:=[.H90]/[.K90]" office:value-type="float" office:value="0" calcext:value-type="float">
            <text:p>0.00</text:p>
          </table:table-cell>
          <table:table-cell table:style-name="ce12" table:formula="of:=[.I90]/[.K90]" office:value-type="float" office:value="0.142857142857143" calcext:value-type="float">
            <text:p>0.14</text:p>
          </table:table-cell>
          <table:table-cell table:style-name="ce12" table:formula="of:=[.J90]/[.K90]" office:value-type="float" office:value="0.857142857142857" calcext:value-type="float">
            <text:p>0.8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5" calcext:value-type="date">
            <text:p>7/15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6H14M00S" calcext:value-type="time">
            <text:p>16:14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91]/[.K91]" office:value-type="float" office:value="0.166666666666667" calcext:value-type="float">
            <text:p>0.17</text:p>
          </table:table-cell>
          <table:table-cell table:style-name="ce12" table:formula="of:=[.H91]/[.K91]" office:value-type="float" office:value="0" calcext:value-type="float">
            <text:p>0.00</text:p>
          </table:table-cell>
          <table:table-cell table:style-name="ce12" table:formula="of:=[.I91]/[.K91]" office:value-type="float" office:value="0" calcext:value-type="float">
            <text:p>0.00</text:p>
          </table:table-cell>
          <table:table-cell table:style-name="ce12" table:formula="of:=[.J91]/[.K91]" office:value-type="float" office:value="0.833333333333333" calcext:value-type="float">
            <text:p>0.8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7" calcext:value-type="date">
            <text:p>7/1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16M00S" calcext:value-type="time">
            <text:p>10:16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92]/[.K92]" office:value-type="float" office:value="0.166666666666667" calcext:value-type="float">
            <text:p>0.17</text:p>
          </table:table-cell>
          <table:table-cell table:style-name="ce12" table:formula="of:=[.H92]/[.K92]" office:value-type="float" office:value="0" calcext:value-type="float">
            <text:p>0.00</text:p>
          </table:table-cell>
          <table:table-cell table:style-name="ce12" table:formula="of:=[.I92]/[.K92]" office:value-type="float" office:value="0" calcext:value-type="float">
            <text:p>0.00</text:p>
          </table:table-cell>
          <table:table-cell table:style-name="ce12" table:formula="of:=[.J92]/[.K92]" office:value-type="float" office:value="0.833333333333333" calcext:value-type="float">
            <text:p>0.8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7" calcext:value-type="date">
            <text:p>7/1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39M00S" calcext:value-type="time">
            <text:p>10:39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93]/[.K93]" office:value-type="float" office:value="0.166666666666667" calcext:value-type="float">
            <text:p>0.17</text:p>
          </table:table-cell>
          <table:table-cell table:style-name="ce12" table:formula="of:=[.H93]/[.K93]" office:value-type="float" office:value="0" calcext:value-type="float">
            <text:p>0.00</text:p>
          </table:table-cell>
          <table:table-cell table:style-name="ce12" table:formula="of:=[.I93]/[.K93]" office:value-type="float" office:value="0" calcext:value-type="float">
            <text:p>0.00</text:p>
          </table:table-cell>
          <table:table-cell table:style-name="ce12" table:formula="of:=[.J93]/[.K93]" office:value-type="float" office:value="0.833333333333333" calcext:value-type="float">
            <text:p>0.8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7" calcext:value-type="date">
            <text:p>7/1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04M00S" calcext:value-type="time">
            <text:p>11:04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2" table:formula="of:=[.G94]/[.K94]" office:value-type="float" office:value="0" calcext:value-type="float">
            <text:p>0.00</text:p>
          </table:table-cell>
          <table:table-cell table:style-name="ce12" table:formula="of:=[.H94]/[.K94]" office:value-type="float" office:value="0.125" calcext:value-type="float">
            <text:p>0.13</text:p>
          </table:table-cell>
          <table:table-cell table:style-name="ce12" table:formula="of:=[.I94]/[.K94]" office:value-type="float" office:value="0.875" calcext:value-type="float">
            <text:p>0.88</text:p>
          </table:table-cell>
          <table:table-cell table:style-name="ce12" table:formula="of:=[.J94]/[.K94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7" calcext:value-type="date">
            <text:p>7/1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30M00S" calcext:value-type="time">
            <text:p>11:30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95]/[.K95]" office:value-type="float" office:value="0.714285714285714" calcext:value-type="float">
            <text:p>0.71</text:p>
          </table:table-cell>
          <table:table-cell table:style-name="ce12" table:formula="of:=[.H95]/[.K95]" office:value-type="float" office:value="0.142857142857143" calcext:value-type="float">
            <text:p>0.14</text:p>
          </table:table-cell>
          <table:table-cell table:style-name="ce12" table:formula="of:=[.I95]/[.K95]" office:value-type="float" office:value="0" calcext:value-type="float">
            <text:p>0.00</text:p>
          </table:table-cell>
          <table:table-cell table:style-name="ce12" table:formula="of:=[.J95]/[.K95]" office:value-type="float" office:value="0.142857142857143" calcext:value-type="float">
            <text:p>0.1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7" calcext:value-type="date">
            <text:p>7/1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47M00S" calcext:value-type="time">
            <text:p>11:4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96]/[.K96]" office:value-type="float" office:value="0.166666666666667" calcext:value-type="float">
            <text:p>0.17</text:p>
          </table:table-cell>
          <table:table-cell table:style-name="ce12" table:formula="of:=[.H96]/[.K96]" office:value-type="float" office:value="0" calcext:value-type="float">
            <text:p>0.00</text:p>
          </table:table-cell>
          <table:table-cell table:style-name="ce12" table:formula="of:=[.I96]/[.K96]" office:value-type="float" office:value="0" calcext:value-type="float">
            <text:p>0.00</text:p>
          </table:table-cell>
          <table:table-cell table:style-name="ce12" table:formula="of:=[.J96]/[.K96]" office:value-type="float" office:value="0.833333333333333" calcext:value-type="float">
            <text:p>0.8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7" calcext:value-type="date">
            <text:p>7/1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16M00S" calcext:value-type="time">
            <text:p>12:16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97]/[.K97]" office:value-type="float" office:value="0" calcext:value-type="float">
            <text:p>0.00</text:p>
          </table:table-cell>
          <table:table-cell table:style-name="ce12" table:formula="of:=[.H97]/[.K97]" office:value-type="float" office:value="0.666666666666667" calcext:value-type="float">
            <text:p>0.67</text:p>
          </table:table-cell>
          <table:table-cell table:style-name="ce12" table:formula="of:=[.I97]/[.K97]" office:value-type="float" office:value="0" calcext:value-type="float">
            <text:p>0.00</text:p>
          </table:table-cell>
          <table:table-cell table:style-name="ce12" table:formula="of:=[.J97]/[.K97]" office:value-type="float" office:value="0.166666666666667" calcext:value-type="float">
            <text:p>0.1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7" calcext:value-type="date">
            <text:p>7/1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50M00S" calcext:value-type="time">
            <text:p>12:50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98]/[.K98]" office:value-type="float" office:value="0" calcext:value-type="float">
            <text:p>0.00</text:p>
          </table:table-cell>
          <table:table-cell table:style-name="ce12" table:formula="of:=[.H98]/[.K98]" office:value-type="float" office:value="0" calcext:value-type="float">
            <text:p>0.00</text:p>
          </table:table-cell>
          <table:table-cell table:style-name="ce12" table:formula="of:=[.I98]/[.K98]" office:value-type="float" office:value="0.5" calcext:value-type="float">
            <text:p>0.50</text:p>
          </table:table-cell>
          <table:table-cell table:style-name="ce12" table:formula="of:=[.J98]/[.K98]" office:value-type="float" office:value="0.5" calcext:value-type="float">
            <text:p>0.5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7" calcext:value-type="date">
            <text:p>7/17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3H24M00S" calcext:value-type="time">
            <text:p>13:24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2" table:formula="of:=[.G99]/[.K99]" office:value-type="float" office:value="0" calcext:value-type="float">
            <text:p>0.00</text:p>
          </table:table-cell>
          <table:table-cell table:style-name="ce12" table:formula="of:=[.H99]/[.K99]" office:value-type="float" office:value="0" calcext:value-type="float">
            <text:p>0.00</text:p>
          </table:table-cell>
          <table:table-cell table:style-name="ce12" table:formula="of:=[.I99]/[.K99]" office:value-type="float" office:value="0" calcext:value-type="float">
            <text:p>0.00</text:p>
          </table:table-cell>
          <table:table-cell table:style-name="ce12" table:formula="of:=[.J99]/[.K99]" office:value-type="float" office:value="1" calcext:value-type="float">
            <text:p>1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8" calcext:value-type="date">
            <text:p>7/18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09H47M00S" calcext:value-type="time">
            <text:p>9:4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2" table:formula="of:=[.G100]/[.K100]" office:value-type="float" office:value="0" calcext:value-type="float">
            <text:p>0.00</text:p>
          </table:table-cell>
          <table:table-cell table:style-name="ce12" table:formula="of:=[.H100]/[.K100]" office:value-type="float" office:value="0" calcext:value-type="float">
            <text:p>0.00</text:p>
          </table:table-cell>
          <table:table-cell table:style-name="ce12" table:formula="of:=[.I100]/[.K100]" office:value-type="float" office:value="0" calcext:value-type="float">
            <text:p>0.00</text:p>
          </table:table-cell>
          <table:table-cell table:style-name="ce12" table:formula="of:=[.J100]/[.K100]" office:value-type="float" office:value="1" calcext:value-type="float">
            <text:p>1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8" calcext:value-type="date">
            <text:p>7/18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09H58M00S" calcext:value-type="time">
            <text:p>9:58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101]/[.K101]" office:value-type="float" office:value="0" calcext:value-type="float">
            <text:p>0.00</text:p>
          </table:table-cell>
          <table:table-cell table:style-name="ce12" table:formula="of:=[.H101]/[.K101]" office:value-type="float" office:value="0.285714285714286" calcext:value-type="float">
            <text:p>0.29</text:p>
          </table:table-cell>
          <table:table-cell table:style-name="ce12" table:formula="of:=[.I101]/[.K101]" office:value-type="float" office:value="0.428571428571429" calcext:value-type="float">
            <text:p>0.43</text:p>
          </table:table-cell>
          <table:table-cell table:style-name="ce12" table:formula="of:=[.J101]/[.K101]" office:value-type="float" office:value="0.285714285714286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8" calcext:value-type="date">
            <text:p>7/18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36M00S" calcext:value-type="time">
            <text:p>10:36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102]/[.K102]" office:value-type="float" office:value="0.142857142857143" calcext:value-type="float">
            <text:p>0.14</text:p>
          </table:table-cell>
          <table:table-cell table:style-name="ce12" table:formula="of:=[.H102]/[.K102]" office:value-type="float" office:value="0.428571428571429" calcext:value-type="float">
            <text:p>0.43</text:p>
          </table:table-cell>
          <table:table-cell table:style-name="ce12" table:formula="of:=[.I102]/[.K102]" office:value-type="float" office:value="0.428571428571429" calcext:value-type="float">
            <text:p>0.43</text:p>
          </table:table-cell>
          <table:table-cell table:style-name="ce12" table:formula="of:=[.J102]/[.K102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8" calcext:value-type="date">
            <text:p>7/18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47M00S" calcext:value-type="time">
            <text:p>10:47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table:formula="of:=[.G103]/[.K103]" office:value-type="float" office:value="0.25" calcext:value-type="float">
            <text:p>0.25</text:p>
          </table:table-cell>
          <table:table-cell table:style-name="ce12" table:formula="of:=[.H103]/[.K103]" office:value-type="float" office:value="0" calcext:value-type="float">
            <text:p>0.00</text:p>
          </table:table-cell>
          <table:table-cell table:style-name="ce12" table:formula="of:=[.I103]/[.K103]" office:value-type="float" office:value="0" calcext:value-type="float">
            <text:p>0.00</text:p>
          </table:table-cell>
          <table:table-cell table:style-name="ce12" table:formula="of:=[.J103]/[.K103]" office:value-type="float" office:value="0.75" calcext:value-type="float">
            <text:p>0.75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8" calcext:value-type="date">
            <text:p>7/18/2017</text:p>
          </table:table-cell>
          <table:table-cell table:style-name="ce1" office:value-type="string" calcext:value-type="string">
            <text:p>A</text:p>
          </table:table-cell>
          <table:table-cell table:style-name="ce8" office:value-type="time" office:time-value="PT11H15M00S" calcext:value-type="time">
            <text:p>11:1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104]/[.K104]" office:value-type="float" office:value="0.2" calcext:value-type="float">
            <text:p>0.20</text:p>
          </table:table-cell>
          <table:table-cell table:style-name="ce12" table:formula="of:=[.H104]/[.K104]" office:value-type="float" office:value="0" calcext:value-type="float">
            <text:p>0.00</text:p>
          </table:table-cell>
          <table:table-cell table:style-name="ce12" table:formula="of:=[.I104]/[.K104]" office:value-type="float" office:value="0" calcext:value-type="float">
            <text:p>0.00</text:p>
          </table:table-cell>
          <table:table-cell table:style-name="ce12" table:formula="of:=[.J104]/[.K104]" office:value-type="float" office:value="0.8" calcext:value-type="float">
            <text:p>0.8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8" calcext:value-type="date">
            <text:p>7/18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16M00S" calcext:value-type="time">
            <text:p>12:16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2" table:formula="of:=[.G105]/[.K105]" office:value-type="float" office:value="0" calcext:value-type="float">
            <text:p>0.00</text:p>
          </table:table-cell>
          <table:table-cell table:style-name="ce12" table:formula="of:=[.H105]/[.K105]" office:value-type="float" office:value="0" calcext:value-type="float">
            <text:p>0.00</text:p>
          </table:table-cell>
          <table:table-cell table:style-name="ce12" table:formula="of:=[.I105]/[.K105]" office:value-type="float" office:value="0" calcext:value-type="float">
            <text:p>0.00</text:p>
          </table:table-cell>
          <table:table-cell table:style-name="ce12" table:formula="of:=[.J105]/[.K105]" office:value-type="float" office:value="1" calcext:value-type="float">
            <text:p>1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8" calcext:value-type="date">
            <text:p>7/18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2H37M00S" calcext:value-type="time">
            <text:p>12:3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106]/[.K106]" office:value-type="float" office:value="0.2" calcext:value-type="float">
            <text:p>0.20</text:p>
          </table:table-cell>
          <table:table-cell table:style-name="ce12" table:formula="of:=[.H106]/[.K106]" office:value-type="float" office:value="0.2" calcext:value-type="float">
            <text:p>0.20</text:p>
          </table:table-cell>
          <table:table-cell table:style-name="ce12" table:formula="of:=[.I106]/[.K106]" office:value-type="float" office:value="0" calcext:value-type="float">
            <text:p>0.00</text:p>
          </table:table-cell>
          <table:table-cell table:style-name="ce12" table:formula="of:=[.J106]/[.K106]" office:value-type="float" office:value="0.6" calcext:value-type="float">
            <text:p>0.6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9" calcext:value-type="date">
            <text:p>7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09H14M00S" calcext:value-type="time">
            <text:p>9:14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107]/[.K107]" office:value-type="float" office:value="0" calcext:value-type="float">
            <text:p>0.00</text:p>
          </table:table-cell>
          <table:table-cell table:style-name="ce12" table:formula="of:=[.H107]/[.K107]" office:value-type="float" office:value="0.166666666666667" calcext:value-type="float">
            <text:p>0.17</text:p>
          </table:table-cell>
          <table:table-cell table:style-name="ce12" table:formula="of:=[.I107]/[.K107]" office:value-type="float" office:value="0.5" calcext:value-type="float">
            <text:p>0.50</text:p>
          </table:table-cell>
          <table:table-cell table:style-name="ce12" table:formula="of:=[.J107]/[.K107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9" calcext:value-type="date">
            <text:p>7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04M00S" calcext:value-type="time">
            <text:p>10:04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108]/[.K108]" office:value-type="float" office:value="0" calcext:value-type="float">
            <text:p>0.00</text:p>
          </table:table-cell>
          <table:table-cell table:style-name="ce12" table:formula="of:=[.H108]/[.K108]" office:value-type="float" office:value="0" calcext:value-type="float">
            <text:p>0.00</text:p>
          </table:table-cell>
          <table:table-cell table:style-name="ce12" table:formula="of:=[.I108]/[.K108]" office:value-type="float" office:value="0.2" calcext:value-type="float">
            <text:p>0.20</text:p>
          </table:table-cell>
          <table:table-cell table:style-name="ce12" table:formula="of:=[.J108]/[.K108]" office:value-type="float" office:value="0.6" calcext:value-type="float">
            <text:p>0.6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9" calcext:value-type="date">
            <text:p>7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14M00S" calcext:value-type="time">
            <text:p>10:14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2" table:formula="of:=[.G109]/[.K109]" office:value-type="float" office:value="0" calcext:value-type="float">
            <text:p>0.00</text:p>
          </table:table-cell>
          <table:table-cell table:style-name="ce12" table:formula="of:=[.H109]/[.K109]" office:value-type="float" office:value="0" calcext:value-type="float">
            <text:p>0.00</text:p>
          </table:table-cell>
          <table:table-cell table:style-name="ce12" table:formula="of:=[.I109]/[.K109]" office:value-type="float" office:value="0" calcext:value-type="float">
            <text:p>0.00</text:p>
          </table:table-cell>
          <table:table-cell table:style-name="ce12" table:formula="of:=[.J109]/[.K109]" office:value-type="float" office:value="1" calcext:value-type="float">
            <text:p>1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9" calcext:value-type="date">
            <text:p>7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0H22M00S" calcext:value-type="time">
            <text:p>10:22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110]/[.K110]" office:value-type="float" office:value="0" calcext:value-type="float">
            <text:p>0.00</text:p>
          </table:table-cell>
          <table:table-cell table:style-name="ce12" table:formula="of:=[.H110]/[.K110]" office:value-type="float" office:value="0.2" calcext:value-type="float">
            <text:p>0.20</text:p>
          </table:table-cell>
          <table:table-cell table:style-name="ce12" table:formula="of:=[.I110]/[.K110]" office:value-type="float" office:value="0.2" calcext:value-type="float">
            <text:p>0.20</text:p>
          </table:table-cell>
          <table:table-cell table:style-name="ce12" table:formula="of:=[.J110]/[.K110]" office:value-type="float" office:value="0.6" calcext:value-type="float">
            <text:p>0.6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9" calcext:value-type="date">
            <text:p>7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40M00S" calcext:value-type="time">
            <text:p>11:40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111]/[.K111]" office:value-type="float" office:value="0" calcext:value-type="float">
            <text:p>0.00</text:p>
          </table:table-cell>
          <table:table-cell table:style-name="ce12" table:formula="of:=[.H111]/[.K111]" office:value-type="float" office:value="0" calcext:value-type="float">
            <text:p>0.00</text:p>
          </table:table-cell>
          <table:table-cell table:style-name="ce12" table:formula="of:=[.I111]/[.K111]" office:value-type="float" office:value="1" calcext:value-type="float">
            <text:p>1.00</text:p>
          </table:table-cell>
          <table:table-cell table:style-name="ce12" table:formula="of:=[.J111]/[.K111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9" calcext:value-type="date">
            <text:p>7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52M00S" calcext:value-type="time">
            <text:p>11:52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112]/[.K112]" office:value-type="float" office:value="0" calcext:value-type="float">
            <text:p>0.00</text:p>
          </table:table-cell>
          <table:table-cell table:style-name="ce12" table:formula="of:=[.H112]/[.K112]" office:value-type="float" office:value="1" calcext:value-type="float">
            <text:p>1.00</text:p>
          </table:table-cell>
          <table:table-cell table:style-name="ce12" table:formula="of:=[.I112]/[.K112]" office:value-type="float" office:value="0" calcext:value-type="float">
            <text:p>0.00</text:p>
          </table:table-cell>
          <table:table-cell table:style-name="ce12" table:formula="of:=[.J112]/[.K112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9" calcext:value-type="date">
            <text:p>7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1H58M00S" calcext:value-type="time">
            <text:p>11:58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113]/[.K113]" office:value-type="float" office:value="0" calcext:value-type="float">
            <text:p>0.00</text:p>
          </table:table-cell>
          <table:table-cell table:style-name="ce12" table:formula="of:=[.H113]/[.K113]" office:value-type="float" office:value="0" calcext:value-type="float">
            <text:p>0.00</text:p>
          </table:table-cell>
          <table:table-cell table:style-name="ce12" table:formula="of:=[.I113]/[.K113]" office:value-type="float" office:value="1" calcext:value-type="float">
            <text:p>1.00</text:p>
          </table:table-cell>
          <table:table-cell table:style-name="ce12" table:formula="of:=[.J113]/[.K113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9" calcext:value-type="date">
            <text:p>7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3H03M00S" calcext:value-type="time">
            <text:p>13:03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2" table:formula="of:=[.G114]/[.K114]" office:value-type="float" office:value="0.3" calcext:value-type="float">
            <text:p>0.30</text:p>
          </table:table-cell>
          <table:table-cell table:style-name="ce12" table:formula="of:=[.H114]/[.K114]" office:value-type="float" office:value="0.1" calcext:value-type="float">
            <text:p>0.10</text:p>
          </table:table-cell>
          <table:table-cell table:style-name="ce12" table:formula="of:=[.I114]/[.K114]" office:value-type="float" office:value="0.1" calcext:value-type="float">
            <text:p>0.10</text:p>
          </table:table-cell>
          <table:table-cell table:style-name="ce12" table:formula="of:=[.J114]/[.K114]" office:value-type="float" office:value="0.5" calcext:value-type="float">
            <text:p>0.5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9" calcext:value-type="date">
            <text:p>7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3H14M00S" calcext:value-type="time">
            <text:p>13:14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2" table:formula="of:=[.G115]/[.K115]" office:value-type="float" office:value="0.625" calcext:value-type="float">
            <text:p>0.63</text:p>
          </table:table-cell>
          <table:table-cell table:style-name="ce12" table:formula="of:=[.H115]/[.K115]" office:value-type="float" office:value="0.375" calcext:value-type="float">
            <text:p>0.38</text:p>
          </table:table-cell>
          <table:table-cell table:style-name="ce12" table:formula="of:=[.I115]/[.K115]" office:value-type="float" office:value="0" calcext:value-type="float">
            <text:p>0.00</text:p>
          </table:table-cell>
          <table:table-cell table:style-name="ce12" table:formula="of:=[.J115]/[.K115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9" calcext:value-type="date">
            <text:p>7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3H23M00S" calcext:value-type="time">
            <text:p>13:23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116]/[.K116]" office:value-type="float" office:value="0" calcext:value-type="float">
            <text:p>0.00</text:p>
          </table:table-cell>
          <table:table-cell table:style-name="ce12" table:formula="of:=[.H116]/[.K116]" office:value-type="float" office:value="0.142857142857143" calcext:value-type="float">
            <text:p>0.14</text:p>
          </table:table-cell>
          <table:table-cell table:style-name="ce12" table:formula="of:=[.I116]/[.K116]" office:value-type="float" office:value="0.142857142857143" calcext:value-type="float">
            <text:p>0.14</text:p>
          </table:table-cell>
          <table:table-cell table:style-name="ce12" table:formula="of:=[.J116]/[.K116]" office:value-type="float" office:value="0.714285714285714" calcext:value-type="float">
            <text:p>0.7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9" calcext:value-type="date">
            <text:p>7/19/2017</text:p>
          </table:table-cell>
          <table:table-cell table:style-name="ce1" office:value-type="string" calcext:value-type="string">
            <text:p>A</text:p>
          </table:table-cell>
          <table:table-cell table:style-name="ce7" office:value-type="time" office:time-value="PT13H30M00S" calcext:value-type="time">
            <text:p>13:30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2" table:formula="of:=[.G117]/[.K117]" office:value-type="float" office:value="0" calcext:value-type="float">
            <text:p>0.00</text:p>
          </table:table-cell>
          <table:table-cell table:style-name="ce12" table:formula="of:=[.H117]/[.K117]" office:value-type="float" office:value="0.555555555555556" calcext:value-type="float">
            <text:p>0.56</text:p>
          </table:table-cell>
          <table:table-cell table:style-name="ce12" table:formula="of:=[.I117]/[.K117]" office:value-type="float" office:value="0.111111111111111" calcext:value-type="float">
            <text:p>0.11</text:p>
          </table:table-cell>
          <table:table-cell table:style-name="ce12" table:formula="of:=[.J117]/[.K117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20" calcext:value-type="date">
            <text:p>7/20/2017</text:p>
          </table:table-cell>
          <table:table-cell table:style-name="ce1" office:value-type="string" calcext:value-type="string">
            <text:p>B</text:p>
          </table:table-cell>
          <table:table-cell table:style-name="ce7" office:value-type="time" office:time-value="PT11H20M00S" calcext:value-type="time">
            <text:p>11:20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118]/[.K118]" office:value-type="float" office:value="0.2" calcext:value-type="float">
            <text:p>0.20</text:p>
          </table:table-cell>
          <table:table-cell table:style-name="ce12" table:formula="of:=[.H118]/[.K118]" office:value-type="float" office:value="0.2" calcext:value-type="float">
            <text:p>0.20</text:p>
          </table:table-cell>
          <table:table-cell table:style-name="ce12" table:formula="of:=[.I118]/[.K118]" office:value-type="float" office:value="0" calcext:value-type="float">
            <text:p>0.00</text:p>
          </table:table-cell>
          <table:table-cell table:style-name="ce12" table:formula="of:=[.J118]/[.K118]" office:value-type="float" office:value="0.4" calcext:value-type="float">
            <text:p>0.4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20" calcext:value-type="date">
            <text:p>7/20/2017</text:p>
          </table:table-cell>
          <table:table-cell table:style-name="ce1" office:value-type="string" calcext:value-type="string">
            <text:p>B</text:p>
          </table:table-cell>
          <table:table-cell table:style-name="ce7" office:value-type="time" office:time-value="PT12H19M00S" calcext:value-type="time">
            <text:p>12:19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2" table:formula="of:=[.G119]/[.K119]" office:value-type="float" office:value="0.142857142857143" calcext:value-type="float">
            <text:p>0.14</text:p>
          </table:table-cell>
          <table:table-cell table:style-name="ce12" table:formula="of:=[.H119]/[.K119]" office:value-type="float" office:value="0.428571428571429" calcext:value-type="float">
            <text:p>0.43</text:p>
          </table:table-cell>
          <table:table-cell table:style-name="ce12" table:formula="of:=[.I119]/[.K119]" office:value-type="float" office:value="0.428571428571429" calcext:value-type="float">
            <text:p>0.43</text:p>
          </table:table-cell>
          <table:table-cell table:style-name="ce12" table:formula="of:=[.J119]/[.K119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20" calcext:value-type="date">
            <text:p>7/20/2017</text:p>
          </table:table-cell>
          <table:table-cell table:style-name="ce1" office:value-type="string" calcext:value-type="string">
            <text:p>B</text:p>
          </table:table-cell>
          <table:table-cell table:style-name="ce7" office:value-type="time" office:time-value="PT12H39M00S" calcext:value-type="time">
            <text:p>12:39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2" table:formula="of:=[.G120]/[.K120]" office:value-type="float" office:value="0.8" calcext:value-type="float">
            <text:p>0.80</text:p>
          </table:table-cell>
          <table:table-cell table:style-name="ce12" table:formula="of:=[.H120]/[.K120]" office:value-type="float" office:value="0" calcext:value-type="float">
            <text:p>0.00</text:p>
          </table:table-cell>
          <table:table-cell table:style-name="ce12" table:formula="of:=[.I120]/[.K120]" office:value-type="float" office:value="0" calcext:value-type="float">
            <text:p>0.00</text:p>
          </table:table-cell>
          <table:table-cell table:style-name="ce12" table:formula="of:=[.J120]/[.K120]" office:value-type="float" office:value="0.2" calcext:value-type="float">
            <text:p>0.2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20" calcext:value-type="date">
            <text:p>7/20/2017</text:p>
          </table:table-cell>
          <table:table-cell table:style-name="ce1" office:value-type="string" calcext:value-type="string">
            <text:p>B</text:p>
          </table:table-cell>
          <table:table-cell table:style-name="ce7" office:value-type="time" office:time-value="PT13H02M00S" calcext:value-type="time">
            <text:p>13:02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121]/[.K121]" office:value-type="float" office:value="1" calcext:value-type="float">
            <text:p>1.00</text:p>
          </table:table-cell>
          <table:table-cell table:style-name="ce12" table:formula="of:=[.H121]/[.K121]" office:value-type="float" office:value="0" calcext:value-type="float">
            <text:p>0.00</text:p>
          </table:table-cell>
          <table:table-cell table:style-name="ce12" table:formula="of:=[.I121]/[.K121]" office:value-type="float" office:value="0" calcext:value-type="float">
            <text:p>0.00</text:p>
          </table:table-cell>
          <table:table-cell table:style-name="ce12" table:formula="of:=[.J121]/[.K121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20" calcext:value-type="date">
            <text:p>7/20/2017</text:p>
          </table:table-cell>
          <table:table-cell table:style-name="ce1" office:value-type="string" calcext:value-type="string">
            <text:p>B</text:p>
          </table:table-cell>
          <table:table-cell table:style-name="ce7" office:value-type="time" office:time-value="PT13H14M00S" calcext:value-type="time">
            <text:p>13:14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2" table:formula="of:=[.G122]/[.K122]" office:value-type="float" office:value="0.5" calcext:value-type="float">
            <text:p>0.50</text:p>
          </table:table-cell>
          <table:table-cell table:style-name="ce12" table:formula="of:=[.H122]/[.K122]" office:value-type="float" office:value="0" calcext:value-type="float">
            <text:p>0.00</text:p>
          </table:table-cell>
          <table:table-cell table:style-name="ce12" table:formula="of:=[.I122]/[.K122]" office:value-type="float" office:value="0" calcext:value-type="float">
            <text:p>0.00</text:p>
          </table:table-cell>
          <table:table-cell table:style-name="ce12" table:formula="of:=[.J122]/[.K122]" office:value-type="float" office:value="0.5" calcext:value-type="float">
            <text:p>0.5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20" calcext:value-type="date">
            <text:p>7/20/2017</text:p>
          </table:table-cell>
          <table:table-cell table:style-name="ce1" office:value-type="string" calcext:value-type="string">
            <text:p>B</text:p>
          </table:table-cell>
          <table:table-cell table:style-name="ce7" office:value-type="time" office:time-value="PT13H23M00S" calcext:value-type="time">
            <text:p>13:23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2" table:formula="of:=[.G123]/[.K123]" office:value-type="float" office:value="0.166666666666667" calcext:value-type="float">
            <text:p>0.17</text:p>
          </table:table-cell>
          <table:table-cell table:style-name="ce12" table:formula="of:=[.H123]/[.K123]" office:value-type="float" office:value="0.833333333333333" calcext:value-type="float">
            <text:p>0.83</text:p>
          </table:table-cell>
          <table:table-cell table:style-name="ce12" table:formula="of:=[.I123]/[.K123]" office:value-type="float" office:value="0" calcext:value-type="float">
            <text:p>0.00</text:p>
          </table:table-cell>
          <table:table-cell table:style-name="ce12" table:formula="of:=[.J123]/[.K123]" office:value-type="float" office:value="0" calcext:value-type="float">
            <text:p>0.0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15" calcext:value-type="date">
            <text:p>6/1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8H08M00S" calcext:value-type="time">
            <text:p>8:08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16" calcext:value-type="date">
            <text:p>6/1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9H26M00S" calcext:value-type="time">
            <text:p>9:26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19" calcext:value-type="date">
            <text:p>6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06M00S" calcext:value-type="time">
            <text:p>11:06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14" calcext:value-type="float">
            <text:p>0.714</text:p>
          </table:table-cell>
          <table:table-cell table:number-columns-repeated="1009"/>
        </table:table-row>
        <table:table-row table:style-name="ro2">
          <table:table-cell table:style-name="ce14" office:value-type="date" office:date-value="2018-06-20" calcext:value-type="date">
            <text:p>6/20/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05M00S" calcext:value-type="time">
            <text:p>12:05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0" calcext:value-type="date">
            <text:p>6/20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18M00S" calcext:value-type="time">
            <text:p>12:18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86" calcext:value-type="float">
            <text:p>0.28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0" calcext:value-type="date">
            <text:p>6/20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29M00S" calcext:value-type="time">
            <text:p>12:29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0" calcext:value-type="date">
            <text:p>6/20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39M00S" calcext:value-type="time">
            <text:p>12:39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3" calcext:value-type="date">
            <text:p>6/23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04M00S" calcext:value-type="time">
            <text:p>10:04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3" calcext:value-type="date">
            <text:p>6/23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03M00S" calcext:value-type="time">
            <text:p>11:03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3" calcext:value-type="date">
            <text:p>6/23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32M00S" calcext:value-type="time">
            <text:p>11:32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88" calcext:value-type="float">
            <text:p>0.888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3" calcext:value-type="date">
            <text:p>6/23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49M00S" calcext:value-type="time">
            <text:p>11:49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3" calcext:value-type="date">
            <text:p>6/23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18M00S" calcext:value-type="time">
            <text:p>12:18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3" calcext:value-type="date">
            <text:p>6/23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42M00S" calcext:value-type="time">
            <text:p>12:42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5" calcext:value-type="date">
            <text:p>6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23M00S" calcext:value-type="time">
            <text:p>11:23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25" calcext:value-type="float">
            <text:p>0.625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5" calcext:value-type="date">
            <text:p>6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50M00S" calcext:value-type="time">
            <text:p>11:50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5" calcext:value-type="date">
            <text:p>6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41M00S" calcext:value-type="time">
            <text:p>12:41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7" calcext:value-type="float">
            <text:p>0.667</text:p>
          </table:table-cell>
          <table:table-cell table:number-columns-repeated="2" table:style-name="ce1" office:value-type="float" office:value="0.167" calcext:value-type="float">
            <text:p>0.16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5" calcext:value-type="date">
            <text:p>6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1H01M00S" calcext:value-type="time">
            <text:p>1:01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5" calcext:value-type="date">
            <text:p>6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1H18M00S" calcext:value-type="time">
            <text:p>1:18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77" calcext:value-type="float">
            <text:p>0.77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5" calcext:value-type="date">
            <text:p>6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1H51M00S" calcext:value-type="time">
            <text:p>1:51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5" calcext:value-type="date">
            <text:p>6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2H28M00S" calcext:value-type="time">
            <text:p>2:28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5" calcext:value-type="date">
            <text:p>6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2H35M00S" calcext:value-type="time">
            <text:p>2:3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54M00S" calcext:value-type="time">
            <text:p>10:54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05M00S" calcext:value-type="time">
            <text:p>11:0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11M00S" calcext:value-type="time">
            <text:p>11:11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25" calcext:value-type="float">
            <text:p>0.625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35M00S" calcext:value-type="time">
            <text:p>11:3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50M00S" calcext:value-type="time">
            <text:p>11:5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01M00S" calcext:value-type="time">
            <text:p>12:01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1H01M00S" calcext:value-type="time">
            <text:p>1:01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143" calcext:value-type="float">
            <text:p>0.14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1H26M00S" calcext:value-type="time">
            <text:p>1:26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9" calcext:value-type="date">
            <text:p>6/29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9H22M00S" calcext:value-type="time">
            <text:p>9:22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9" calcext:value-type="date">
            <text:p>6/29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0H22M00S" calcext:value-type="time">
            <text:p>10:22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9" calcext:value-type="date">
            <text:p>6/29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0H33M00S" calcext:value-type="time">
            <text:p>10:33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5" calcext:value-type="date">
            <text:p>7/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49M00S" calcext:value-type="time">
            <text:p>10:49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5" calcext:value-type="date">
            <text:p>7/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58M00S" calcext:value-type="time">
            <text:p>10:58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25" calcext:value-type="float">
            <text:p>0.625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5" calcext:value-type="date">
            <text:p>7/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31M00S" calcext:value-type="time">
            <text:p>11:31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5" calcext:value-type="date">
            <text:p>7/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19M00S" calcext:value-type="time">
            <text:p>12:19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5" calcext:value-type="date">
            <text:p>7/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1H17M00S" calcext:value-type="time">
            <text:p>1:1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8H40M00S" calcext:value-type="time">
            <text:p>8:40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0H18M00S" calcext:value-type="time">
            <text:p>10:18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111" calcext:value-type="float">
            <text:p>0.11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0H27M00S" calcext:value-type="time">
            <text:p>10:2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333" calcext:value-type="float">
            <text:p>0.333</text:p>
          </table:table-cell>
          <table:table-cell table:number-columns-repeated="2" table:style-name="ce1" office:value-type="float" office:value="0.167" calcext:value-type="float">
            <text:p>0.167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0H46M00S" calcext:value-type="time">
            <text:p>10:46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1H03M00S" calcext:value-type="time">
            <text:p>11:03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1H46M00S" calcext:value-type="time">
            <text:p>11:46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1H59M00S" calcext:value-type="time">
            <text:p>11:59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43" calcext:value-type="float">
            <text:p>0.14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2H07M00S" calcext:value-type="time">
            <text:p>12:07</text:p>
          </table:table-cell>
          <table:table-cell table:style-name="ce1" office:value-type="string" calcext:value-type="string">
            <text:p>JV</text:p>
          </table:table-cell>
          <table:table-cell table:style-name="ce15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55" calcext:value-type="float">
            <text:p>0.555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2H23M00S" calcext:value-type="time">
            <text:p>12:23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0" calcext:value-type="date">
            <text:p>7/10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9H46M00S" calcext:value-type="time">
            <text:p>9:46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0" calcext:value-type="date">
            <text:p>7/10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1H00M00S" calcext:value-type="time">
            <text:p>11:00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0" calcext:value-type="date">
            <text:p>7/10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1H08M00S" calcext:value-type="time">
            <text:p>11:08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0" calcext:value-type="date">
            <text:p>7/10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2H23M00S" calcext:value-type="time">
            <text:p>12:23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167" calcext:value-type="float">
            <text:p>0.167</text:p>
          </table:table-cell>
          <table:table-cell table:number-columns-repeated="2"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0" calcext:value-type="date">
            <text:p>7/10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2H49M00S" calcext:value-type="time">
            <text:p>12:49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0" calcext:value-type="date">
            <text:p>7/10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1H30M00S" calcext:value-type="time">
            <text:p>1:3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0" calcext:value-type="date">
            <text:p>7/10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1H41M00S" calcext:value-type="time">
            <text:p>1:41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2" calcext:value-type="date">
            <text:p>7/12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5H05M00S" calcext:value-type="time">
            <text:p>5:0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7" calcext:value-type="float">
            <text:p>0.66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3" calcext:value-type="date">
            <text:p>7/13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37M00S" calcext:value-type="time">
            <text:p>10:37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3" calcext:value-type="date">
            <text:p>7/13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54M00S" calcext:value-type="time">
            <text:p>10:54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7" calcext:value-type="float">
            <text:p>0.667</text:p>
          </table:table-cell>
          <table:table-cell table:number-columns-repeated="2" table:style-name="ce1" office:value-type="float" office:value="0.167" calcext:value-type="float">
            <text:p>0.16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3" calcext:value-type="date">
            <text:p>7/13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14M00S" calcext:value-type="time">
            <text:p>11:14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14" calcext:value-type="float">
            <text:p>0.71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8-07-17" calcext:value-type="date">
            <text:p>7/17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8H48M00S" calcext:value-type="time">
            <text:p>8:48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8-07-17" calcext:value-type="date">
            <text:p>7/17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9H38M00S" calcext:value-type="time">
            <text:p>9:38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666" calcext:value-type="float">
            <text:p>0.666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8-07-17" calcext:value-type="date">
            <text:p>7/17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0H27M00S" calcext:value-type="time">
            <text:p>10:2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88" calcext:value-type="float">
            <text:p>0.888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8-07-17" calcext:value-type="date">
            <text:p>7/17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1H25M00S" calcext:value-type="time">
            <text:p>11:25</text:p>
          </table:table-cell>
          <table:table-cell table:style-name="ce1" office:value-type="string" calcext:value-type="string">
            <text:p>AM</text:p>
          </table:table-cell>
          <table:table-cell table:style-name="ce15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7" calcext:value-type="float">
            <text:p>0.16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8-07-17" calcext:value-type="date">
            <text:p>7/17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2H29M00S" calcext:value-type="time">
            <text:p>12:29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9H08M00S" calcext:value-type="time">
            <text:p>9:08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9H28M00S" calcext:value-type="time">
            <text:p>9:28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3" office:value-type="string" calcext:value-type="string">
            <text:p>A</text:p>
          </table:table-cell>
          <table:table-cell table:style-name="ce9" office:value-type="time" office:time-value="PT09H49M00S" calcext:value-type="time">
            <text:p>9:49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6" calcext:value-type="float">
            <text:p>0.66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24M00S" calcext:value-type="time">
            <text:p>10:24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09M00S" calcext:value-type="time">
            <text:p>11:09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54M00S" calcext:value-type="time">
            <text:p>11:54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03M00S" calcext:value-type="time">
            <text:p>12:03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33M00S" calcext:value-type="time">
            <text:p>12:33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33" calcext:value-type="float">
            <text:p>0.8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1H46M00S" calcext:value-type="time">
            <text:p>1:46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5" calcext:value-type="date">
            <text:p>6/15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1H14M00S" calcext:value-type="time">
            <text:p>11:14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5" calcext:value-type="date">
            <text:p>6/15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1H40M00S" calcext:value-type="time">
            <text:p>11:40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167" calcext:value-type="float">
            <text:p>0.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33" calcext:value-type="float">
            <text:p>0.83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6" calcext:value-type="date">
            <text:p>6/16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0H42M00S" calcext:value-type="time">
            <text:p>10:42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6" calcext:value-type="date">
            <text:p>6/16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1H24M00S" calcext:value-type="time">
            <text:p>11:24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6" calcext:value-type="date">
            <text:p>6/16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2H14M00S" calcext:value-type="time">
            <text:p>12:14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6" calcext:value-type="date">
            <text:p>6/16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01H30M00S" calcext:value-type="time">
            <text:p>1:30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7" calcext:value-type="float">
            <text:p>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7" calcext:value-type="date">
            <text:p>6/17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0H19M00S" calcext:value-type="time">
            <text:p>10:19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7" calcext:value-type="date">
            <text:p>6/17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0H37M00S" calcext:value-type="time">
            <text:p>10:3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7" calcext:value-type="date">
            <text:p>6/17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0H56M00S" calcext:value-type="time">
            <text:p>10:56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7" calcext:value-type="date">
            <text:p>6/17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1H09M00S" calcext:value-type="time">
            <text:p>11:09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7" calcext:value-type="date">
            <text:p>6/17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1H29M00S" calcext:value-type="time">
            <text:p>11:29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7" calcext:value-type="date">
            <text:p>6/17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1H46M00S" calcext:value-type="time">
            <text:p>11:46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7" calcext:value-type="date">
            <text:p>6/17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2H08M00S" calcext:value-type="time">
            <text:p>12:08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9" calcext:value-type="date">
            <text:p>6/19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1H36M00S" calcext:value-type="time">
            <text:p>11:36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9" calcext:value-type="date">
            <text:p>6/19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2H15M00S" calcext:value-type="time">
            <text:p>12:15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125" calcext:value-type="float">
            <text:p>0.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25" calcext:value-type="float">
            <text:p>0.62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19" calcext:value-type="date">
            <text:p>6/19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2H44M00S" calcext:value-type="time">
            <text:p>12:44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667" calcext:value-type="float">
            <text:p>0.66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1" calcext:value-type="date">
            <text:p>6/21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0H28M00S" calcext:value-type="time">
            <text:p>10:28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286" calcext:value-type="float">
            <text:p>0.2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14" calcext:value-type="float">
            <text:p>0.71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1" calcext:value-type="date">
            <text:p>6/21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1H25M00S" calcext:value-type="time">
            <text:p>11:25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1" calcext:value-type="date">
            <text:p>6/21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1H47M00S" calcext:value-type="time">
            <text:p>11:47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6" calcext:value-type="float">
            <text:p>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1" calcext:value-type="date">
            <text:p>6/21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2H24M00S" calcext:value-type="time">
            <text:p>12:24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1" calcext:value-type="date">
            <text:p>6/21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2H57M00S" calcext:value-type="time">
            <text:p>12:5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0.625" calcext:value-type="float">
            <text:p>0.62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1" calcext:value-type="date">
            <text:p>6/21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01H07M00S" calcext:value-type="time">
            <text:p>1:0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1" calcext:value-type="date">
            <text:p>6/21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02H01M00S" calcext:value-type="time">
            <text:p>2:01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1" calcext:value-type="date">
            <text:p>6/21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02H11M00S" calcext:value-type="time">
            <text:p>2:11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1" calcext:value-type="date">
            <text:p>6/21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02H27M00S" calcext:value-type="time">
            <text:p>2:2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7" calcext:value-type="float">
            <text:p>0.66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3" calcext:value-type="date">
            <text:p>6/23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0H44M00S" calcext:value-type="time">
            <text:p>10:44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3" calcext:value-type="date">
            <text:p>6/23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1H03M00S" calcext:value-type="time">
            <text:p>11:03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3" calcext:value-type="date">
            <text:p>6/23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1H15M00S" calcext:value-type="time">
            <text:p>11:15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33" calcext:value-type="float">
            <text:p>0.83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3" calcext:value-type="date">
            <text:p>6/23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2H06M00S" calcext:value-type="time">
            <text:p>12:06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3" calcext:value-type="date">
            <text:p>6/23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12H17M00S" calcext:value-type="time">
            <text:p>12:17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3" calcext:value-type="date">
            <text:p>6/23/2017</text:p>
          </table:table-cell>
          <table:table-cell table:style-name="ce6" office:value-type="string" calcext:value-type="string">
            <text:p>A</text:p>
          </table:table-cell>
          <table:table-cell table:style-name="ce10" office:value-type="time" office:time-value="PT01H14M00S" calcext:value-type="time">
            <text:p>1:14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7" calcext:value-type="date">
            <text:p>6/2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19M00S" calcext:value-type="time">
            <text:p>11:19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7" calcext:value-type="date">
            <text:p>6/2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05M00S" calcext:value-type="time">
            <text:p>12:05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.167" calcext:value-type="float">
            <text:p>0.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6-27" calcext:value-type="date">
            <text:p>6/2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27M00S" calcext:value-type="time">
            <text:p>12:27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7" calcext:value-type="date">
            <text:p>6/2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48M00S" calcext:value-type="time">
            <text:p>12:48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7" calcext:value-type="date">
            <text:p>6/2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59M00S" calcext:value-type="time">
            <text:p>12:59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7" calcext:value-type="date">
            <text:p>6/2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39M00S" calcext:value-type="time">
            <text:p>1:39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6-28" calcext:value-type="date">
            <text:p>6/28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1H22M00S" calcext:value-type="time">
            <text:p>11:22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1" calcext:value-type="date">
            <text:p>7/1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1H43M00S" calcext:value-type="time">
            <text:p>11:43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375" calcext:value-type="float">
            <text:p>0.375</text:p>
          </table:table-cell>
          <table:table-cell table:number-columns-repeated="2" table:style-name="ce1" office:value-type="float" office:value="0.125" calcext:value-type="float">
            <text:p>0.125</text:p>
          </table:table-cell>
          <table:table-cell table:style-name="ce1" office:value-type="float" office:value="0.375" calcext:value-type="float">
            <text:p>0.37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4" calcext:value-type="date">
            <text:p>7/4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45M00S" calcext:value-type="time">
            <text:p>9:45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4" calcext:value-type="date">
            <text:p>7/4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10M00S" calcext:value-type="time">
            <text:p>10:10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4" calcext:value-type="date">
            <text:p>7/4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52M00S" calcext:value-type="time">
            <text:p>10:52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777" calcext:value-type="float">
            <text:p>0.7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2" calcext:value-type="float">
            <text:p>0.222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4" calcext:value-type="date">
            <text:p>7/4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06M00S" calcext:value-type="time">
            <text:p>11:06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8" calcext:value-type="float">
            <text:p>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4" calcext:value-type="date">
            <text:p>7/4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51M00S" calcext:value-type="time">
            <text:p>11:51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5" calcext:value-type="date">
            <text:p>7/5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08M00S" calcext:value-type="time">
            <text:p>10:08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6" calcext:value-type="float">
            <text:p>0.6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5" calcext:value-type="date">
            <text:p>7/5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56M00S" calcext:value-type="time">
            <text:p>10:56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125" calcext:value-type="float">
            <text:p>0.12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5" calcext:value-type="date">
            <text:p>7/5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1H09M00S" calcext:value-type="time">
            <text:p>11:09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09H52M00S" calcext:value-type="time">
            <text:p>9:52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6" calcext:value-type="float">
            <text:p>0.6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13M00S" calcext:value-type="time">
            <text:p>10:13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5" calcext:value-type="float">
            <text:p>0.5</text:p>
          </table:table-cell>
          <table:table-cell table:number-columns-repeated="3" table:style-name="ce1" office:value-type="float" office:value="0.167" calcext:value-type="float">
            <text:p>0.16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19M00S" calcext:value-type="time">
            <text:p>10:19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59M00S" calcext:value-type="time">
            <text:p>10:59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429" calcext:value-type="float">
            <text:p>0.429</text:p>
          </table:table-cell>
          <table:table-cell table:number-columns-repeated="2" table:style-name="ce1" office:value-type="float" office:value="0.143" calcext:value-type="float">
            <text:p>0.143</text:p>
          </table:table-cell>
          <table:table-cell table:style-name="ce1" office:value-type="float" office:value="0.286" calcext:value-type="float">
            <text:p>0.286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1H18M00S" calcext:value-type="time">
            <text:p>11:18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1H26M00S" calcext:value-type="time">
            <text:p>11:26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2H04M00S" calcext:value-type="time">
            <text:p>12:04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2H17M00S" calcext:value-type="time">
            <text:p>12:1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2H34M00S" calcext:value-type="time">
            <text:p>12:34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6" calcext:value-type="date">
            <text:p>7/6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2H47M00S" calcext:value-type="time">
            <text:p>12:4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08H21M00S" calcext:value-type="time">
            <text:p>8:21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08H28M00S" calcext:value-type="time">
            <text:p>8:28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7" calcext:value-type="float">
            <text:p>0.16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09H41M00S" calcext:value-type="time">
            <text:p>9:41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09H55M00S" calcext:value-type="time">
            <text:p>9:55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17M00S" calcext:value-type="time">
            <text:p>10:1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333" calcext:value-type="float">
            <text:p>0.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7" calcext:value-type="float">
            <text:p>0.66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31M00S" calcext:value-type="time">
            <text:p>10:31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0H53M00S" calcext:value-type="time">
            <text:p>10:53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1H23M00S" calcext:value-type="time">
            <text:p>11:23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777" calcext:value-type="float">
            <text:p>0.7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2H07M00S" calcext:value-type="time">
            <text:p>12:0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222" calcext:value-type="float">
            <text:p>0.222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7" calcext:value-type="date">
            <text:p>7/7/2017</text:p>
          </table:table-cell>
          <table:table-cell table:style-name="ce6" office:value-type="string" calcext:value-type="string">
            <text:p>C</text:p>
          </table:table-cell>
          <table:table-cell table:style-name="ce9" office:value-type="time" office:time-value="PT12H40M00S" calcext:value-type="time">
            <text:p>12:40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08" calcext:value-type="date">
            <text:p>7/8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08H34M00S" calcext:value-type="time">
            <text:p>8:34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8" calcext:value-type="date">
            <text:p>7/8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08H57M00S" calcext:value-type="time">
            <text:p>8:57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888" calcext:value-type="float">
            <text:p>0.8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8" calcext:value-type="date">
            <text:p>7/8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0H02M00S" calcext:value-type="time">
            <text:p>10:02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08" calcext:value-type="date">
            <text:p>7/8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0H54M00S" calcext:value-type="time">
            <text:p>10:54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1" calcext:value-type="date">
            <text:p>7/11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1H22M00S" calcext:value-type="time">
            <text:p>11:22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1" calcext:value-type="date">
            <text:p>7/11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01H08M00S" calcext:value-type="time">
            <text:p>1:08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5" calcext:value-type="date">
            <text:p>7/15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4H37M00S" calcext:value-type="time">
            <text:p>4:3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5" calcext:value-type="date">
            <text:p>7/15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5H03M00S" calcext:value-type="time">
            <text:p>5:03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01M00S" calcext:value-type="time">
            <text:p>9:01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12M00S" calcext:value-type="time">
            <text:p>9:12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31M00S" calcext:value-type="time">
            <text:p>9:31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1" calcext:value-type="float">
            <text:p>0.111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59M00S" calcext:value-type="time">
            <text:p>9:59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18M00S" calcext:value-type="time">
            <text:p>10:18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02M00S" calcext:value-type="time">
            <text:p>11:02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286" calcext:value-type="float">
            <text:p>0.2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14" calcext:value-type="float">
            <text:p>0.71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19M00S" calcext:value-type="time">
            <text:p>11:19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34M00S" calcext:value-type="time">
            <text:p>11:34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46M00S" calcext:value-type="time">
            <text:p>11:46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143" calcext:value-type="float">
            <text:p>0.14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53M00S" calcext:value-type="time">
            <text:p>11:53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29" calcext:value-type="float">
            <text:p>0.429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02M00S" calcext:value-type="time">
            <text:p>12:02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333" calcext:value-type="float">
            <text:p>0.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7" calcext:value-type="float">
            <text:p>0.66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15M00S" calcext:value-type="time">
            <text:p>12:15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75" calcext:value-type="float">
            <text:p>0.37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43M00S" calcext:value-type="time">
            <text:p>12:43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07M00S" calcext:value-type="time">
            <text:p>1:0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27M00S" calcext:value-type="time">
            <text:p>1:27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7" calcext:value-type="date">
            <text:p>7/17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43M00S" calcext:value-type="time">
            <text:p>1:43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25M00S" calcext:value-type="time">
            <text:p>9:25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36M00S" calcext:value-type="time">
            <text:p>9:36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57M00S" calcext:value-type="time">
            <text:p>9:5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06M00S" calcext:value-type="time">
            <text:p>10:06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23M00S" calcext:value-type="time">
            <text:p>10:23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7" calcext:value-type="float">
            <text:p>0.66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32M00S" calcext:value-type="time">
            <text:p>10:32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89" calcext:value-type="float">
            <text:p>0.889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36M00S" calcext:value-type="time">
            <text:p>11:36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89" calcext:value-type="float">
            <text:p>0.889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46M00S" calcext:value-type="time">
            <text:p>11:46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167" calcext:value-type="float">
            <text:p>0.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33" calcext:value-type="float">
            <text:p>0.83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12M00S" calcext:value-type="time">
            <text:p>12:12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167" calcext:value-type="float">
            <text:p>0.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7" calcext:value-type="float">
            <text:p>0.66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19M00S" calcext:value-type="time">
            <text:p>12:19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28M00S" calcext:value-type="time">
            <text:p>12:28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555" calcext:value-type="float">
            <text:p>0.5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37M00S" calcext:value-type="time">
            <text:p>12:3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45M00S" calcext:value-type="time">
            <text:p>12:45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6" calcext:value-type="float">
            <text:p>0.6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8" calcext:value-type="date">
            <text:p>7/18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56M00S" calcext:value-type="time">
            <text:p>12:56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07M00S" calcext:value-type="time">
            <text:p>9:0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number-columns-repeated="6"/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27M00S" calcext:value-type="time">
            <text:p>9:27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833" calcext:value-type="float">
            <text:p>0.8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33M00S" calcext:value-type="time">
            <text:p>9:33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9H46M00S" calcext:value-type="time">
            <text:p>9:46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57" calcext:value-type="float">
            <text:p>0.85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07M00S" calcext:value-type="time">
            <text:p>10:0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429" calcext:value-type="float">
            <text:p>0.4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29" calcext:value-type="float">
            <text:p>0.429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14M00S" calcext:value-type="time">
            <text:p>10:14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23M00S" calcext:value-type="time">
            <text:p>10:23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555" calcext:value-type="float">
            <text:p>0.55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34M00S" calcext:value-type="time">
            <text:p>10:34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41M00S" calcext:value-type="time">
            <text:p>10:41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7" calcext:value-type="float">
            <text:p>0.66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07M00S" calcext:value-type="time">
            <text:p>11:0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37M00S" calcext:value-type="time">
            <text:p>11:37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143" calcext:value-type="float">
            <text:p>0.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14" calcext:value-type="float">
            <text:p>0.71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49M00S" calcext:value-type="time">
            <text:p>11:49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13M00S" calcext:value-type="time">
            <text:p>12:13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2H59M00S" calcext:value-type="time">
            <text:p>12:59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10M00S" calcext:value-type="time">
            <text:p>1:10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15M00S" calcext:value-type="time">
            <text:p>1:15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21M00S" calcext:value-type="time">
            <text:p>1:21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table:number-columns-repeated="5"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19" calcext:value-type="date">
            <text:p>7/19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01H31M00S" calcext:value-type="time">
            <text:p>1:31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0H12M00S" calcext:value-type="time">
            <text:p>10:12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429" calcext:value-type="float">
            <text:p>0.4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0H35M00S" calcext:value-type="time">
            <text:p>10:35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0H54M00S" calcext:value-type="time">
            <text:p>10:54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125" calcext:value-type="float">
            <text:p>0.12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1H04M00S" calcext:value-type="time">
            <text:p>11:04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429" calcext:value-type="float">
            <text:p>0.429</text:p>
          </table:table-cell>
          <table:table-cell table:number-columns-repeated="2" table:style-name="ce1" office:value-type="float" office:value="0.286" calcext:value-type="float">
            <text:p>0.2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1H12M00S" calcext:value-type="time">
            <text:p>11:12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1H30M00S" calcext:value-type="time">
            <text:p>11:30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2H14M00S" calcext:value-type="time">
            <text:p>12:14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2H20M00S" calcext:value-type="time">
            <text:p>12:20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143" calcext:value-type="float">
            <text:p>0.143</text:p>
          </table:table-cell>
          <table:table-cell table:number-columns-repeated="2" table:style-name="ce1" office:value-type="float" office:value="0.429" calcext:value-type="float">
            <text:p>0.4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12H42M00S" calcext:value-type="time">
            <text:p>12:42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01H03M00S" calcext:value-type="time">
            <text:p>1:03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3" calcext:value-type="float">
            <text:p>0.333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01H10M00S" calcext:value-type="time">
            <text:p>1:10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22" calcext:value-type="float">
            <text:p>0.222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20" calcext:value-type="date">
            <text:p>7/20/2017</text:p>
          </table:table-cell>
          <table:table-cell table:style-name="ce6" office:value-type="string" calcext:value-type="string">
            <text:p>B</text:p>
          </table:table-cell>
          <table:table-cell table:style-name="ce9" office:value-type="time" office:time-value="PT01H20M00S" calcext:value-type="time">
            <text:p>1:20</text:p>
          </table:table-cell>
          <table:table-cell table:style-name="ce6" office:value-type="string" calcext:value-type="string">
            <text:p>JV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22" calcext:value-type="date">
            <text:p>7/22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0H27M00S" calcext:value-type="time">
            <text:p>10:27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4" office:value-type="date" office:date-value="2017-07-22" calcext:value-type="date">
            <text:p>7/22/2017</text:p>
          </table:table-cell>
          <table:table-cell table:style-name="ce6" office:value-type="string" calcext:value-type="string">
            <text:p>A</text:p>
          </table:table-cell>
          <table:table-cell table:style-name="ce9" office:value-type="time" office:time-value="PT11H39M00S" calcext:value-type="time">
            <text:p>11:39</text:p>
          </table:table-cell>
          <table:table-cell table:style-name="ce6" office:value-type="string" calcext:value-type="string">
            <text:p>AM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5" calcext:value-type="date">
            <text:p>6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25M00S" calcext:value-type="time">
            <text:p>10:2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5" calcext:value-type="date">
            <text:p>6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10M00S" calcext:value-type="time">
            <text:p>11:10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5" calcext:value-type="date">
            <text:p>6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47M00S" calcext:value-type="time">
            <text:p>12:4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5" calcext:value-type="date">
            <text:p>6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1H37M00S" calcext:value-type="time">
            <text:p>1:3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40M00S" calcext:value-type="time">
            <text:p>10:4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71" calcext:value-type="float">
            <text:p>0.7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07M00S" calcext:value-type="time">
            <text:p>11:07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25M00S" calcext:value-type="time">
            <text:p>11:25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.33" calcext:value-type="float">
            <text:p>0.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45M00S" calcext:value-type="time">
            <text:p>11:4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1H20M00S" calcext:value-type="time">
            <text:p>1:2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4" calcext:value-type="float">
            <text:p>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2H00M00S" calcext:value-type="time">
            <text:p>2:00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6" calcext:value-type="date">
            <text:p>6/2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05M00S" calcext:value-type="time">
            <text:p>10:05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8" calcext:value-type="date">
            <text:p>6/28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8H09M00S" calcext:value-type="time">
            <text:p>8:09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8" calcext:value-type="date">
            <text:p>6/28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8H45M00S" calcext:value-type="time">
            <text:p>8:4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8" calcext:value-type="date">
            <text:p>6/28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9H40M00S" calcext:value-type="time">
            <text:p>9:40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8" calcext:value-type="date">
            <text:p>6/28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9H56M00S" calcext:value-type="time">
            <text:p>9:56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8" calcext:value-type="float">
            <text:p>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8" calcext:value-type="date">
            <text:p>6/28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06M00S" calcext:value-type="time">
            <text:p>10:06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8" calcext:value-type="date">
            <text:p>6/28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10M00S" calcext:value-type="time">
            <text:p>11:1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29" calcext:value-type="float">
            <text:p>0.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71" calcext:value-type="float">
            <text:p>0.7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8" calcext:value-type="date">
            <text:p>6/28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45M00S" calcext:value-type="time">
            <text:p>11:45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8" calcext:value-type="date">
            <text:p>6/28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05M00S" calcext:value-type="time">
            <text:p>12:0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6" calcext:value-type="float">
            <text:p>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6-29" calcext:value-type="date">
            <text:p>6/29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9H20M00S" calcext:value-type="time">
            <text:p>9:2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33" calcext:value-type="float">
            <text:p>0.33</text:p>
          </table:table-cell>
          <table:table-cell table:number-columns-repeated="2" table:style-name="ce1" office:value-type="float" office:value="0.165" calcext:value-type="float">
            <text:p>0.165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3" calcext:value-type="date">
            <text:p>7/3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9H25M00S" calcext:value-type="time">
            <text:p>9:2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3" calcext:value-type="date">
            <text:p>7/3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9H39M00S" calcext:value-type="time">
            <text:p>9:39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3" calcext:value-type="date">
            <text:p>7/3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0H43M00S" calcext:value-type="time">
            <text:p>10:43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3" calcext:value-type="date">
            <text:p>7/3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0H53M00S" calcext:value-type="time">
            <text:p>10:53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5" calcext:value-type="date">
            <text:p>7/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51M00S" calcext:value-type="time">
            <text:p>10:51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number-columns-repeated="6"/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5" calcext:value-type="date">
            <text:p>7/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03M00S" calcext:value-type="time">
            <text:p>11:03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number-columns-repeated="2"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5" calcext:value-type="date">
            <text:p>7/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25M00S" calcext:value-type="time">
            <text:p>12:2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5" calcext:value-type="date">
            <text:p>7/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1H02M00S" calcext:value-type="time">
            <text:p>1:02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5" calcext:value-type="date">
            <text:p>7/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1H20M00S" calcext:value-type="time">
            <text:p>1:2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8H35M00S" calcext:value-type="time">
            <text:p>8:35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number-columns-repeated="6"/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1432" calcext:value-type="float">
            <text:p>0.1432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9H00M00S" calcext:value-type="time">
            <text:p>9:00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85" calcext:value-type="float">
            <text:p>0.285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0H25M00S" calcext:value-type="time">
            <text:p>10:25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1H50M00S" calcext:value-type="time">
            <text:p>11:50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714" calcext:value-type="float">
            <text:p>0.714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2H06M00S" calcext:value-type="time">
            <text:p>12:06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1" calcext:value-type="float">
            <text:p>0.7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6" calcext:value-type="date">
            <text:p>7/6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2H19M00S" calcext:value-type="time">
            <text:p>12:19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9" calcext:value-type="date">
            <text:p>7/9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8H50M00S" calcext:value-type="time">
            <text:p>8:5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09" calcext:value-type="date">
            <text:p>7/9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9H28M00S" calcext:value-type="time">
            <text:p>9:28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0" calcext:value-type="date">
            <text:p>7/10/2018</text:p>
          </table:table-cell>
          <table:table-cell table:style-name="ce3" office:value-type="string" calcext:value-type="string">
            <text:p>B</text:p>
          </table:table-cell>
          <table:table-cell table:style-name="ce9" office:value-type="time" office:time-value="PT09H37M00S" calcext:value-type="time">
            <text:p>9:3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0.428" calcext:value-type="float">
            <text:p>0.428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0" calcext:value-type="date">
            <text:p>7/10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0H07M00S" calcext:value-type="time">
            <text:p>10:0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0" calcext:value-type="date">
            <text:p>7/10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0H41M00S" calcext:value-type="time">
            <text:p>10:41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3" calcext:value-type="date">
            <text:p>7/13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32M00S" calcext:value-type="time">
            <text:p>10:32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number-columns-repeated="2" table:style-name="ce1" office:value-type="float" office:value="0.33" calcext:value-type="float">
            <text:p>0.33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6" calcext:value-type="date">
            <text:p>7/1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8H37M00S" calcext:value-type="time">
            <text:p>8:37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6" calcext:value-type="date">
            <text:p>7/1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04M00S" calcext:value-type="time">
            <text:p>10:04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6" calcext:value-type="date">
            <text:p>7/1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55M00S" calcext:value-type="time">
            <text:p>11:55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6" calcext:value-type="date">
            <text:p>7/16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35M00S" calcext:value-type="time">
            <text:p>12:3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83" calcext:value-type="float">
            <text:p>0.8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7" calcext:value-type="date">
            <text:p>7/17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08H29M00S" calcext:value-type="time">
            <text:p>8:29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.145" calcext:value-type="float">
            <text:p>0.145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7" calcext:value-type="date">
            <text:p>7/17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0H15M00S" calcext:value-type="time">
            <text:p>10:1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83" calcext:value-type="float">
            <text:p>0.8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7" calcext:value-type="date">
            <text:p>7/17/2018</text:p>
          </table:table-cell>
          <table:table-cell table:style-name="ce1" office:value-type="string" calcext:value-type="string">
            <text:p>B</text:p>
          </table:table-cell>
          <table:table-cell table:style-name="ce9" office:value-type="time" office:time-value="PT11H30M00S" calcext:value-type="time">
            <text:p>11:3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9H38M00S" calcext:value-type="time">
            <text:p>9:38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number-columns-repeated="6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30M00S" calcext:value-type="time">
            <text:p>10:30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number-columns-repeated="6"/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45M00S" calcext:value-type="time">
            <text:p>10:4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13M00S" calcext:value-type="time">
            <text:p>11:13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125" calcext:value-type="float">
            <text:p>0.125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22M00S" calcext:value-type="time">
            <text:p>11:22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F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4" calcext:value-type="float">
            <text:p>0.8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1H56M00S" calcext:value-type="time">
            <text:p>11:56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19" calcext:value-type="date">
            <text:p>7/19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37M00S" calcext:value-type="time">
            <text:p>12:37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20" calcext:value-type="date">
            <text:p>7/20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8H30M00S" calcext:value-type="time">
            <text:p>8:3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20" calcext:value-type="date">
            <text:p>7/20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9H05M00S" calcext:value-type="time">
            <text:p>9:05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20" calcext:value-type="date">
            <text:p>7/20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03M00S" calcext:value-type="time">
            <text:p>10:03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.285" calcext:value-type="float">
            <text:p>0.285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20" calcext:value-type="date">
            <text:p>7/20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50M00S" calcext:value-type="time">
            <text:p>10:5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24" calcext:value-type="date">
            <text:p>7/24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9H35M00S" calcext:value-type="time">
            <text:p>9:35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24" calcext:value-type="date">
            <text:p>7/24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10M00S" calcext:value-type="time">
            <text:p>10:1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number-columns-repeated="2"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.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24" calcext:value-type="date">
            <text:p>7/24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45M00S" calcext:value-type="time">
            <text:p>10:45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25" calcext:value-type="date">
            <text:p>7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09H30M00S" calcext:value-type="time">
            <text:p>9:3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25" calcext:value-type="date">
            <text:p>7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25" calcext:value-type="date">
            <text:p>7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00M00S" calcext:value-type="time">
            <text:p>12:0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7-25" calcext:value-type="date">
            <text:p>7/25/2018</text:p>
          </table:table-cell>
          <table:table-cell table:style-name="ce1" office:value-type="string" calcext:value-type="string">
            <text:p>A</text:p>
          </table:table-cell>
          <table:table-cell table:style-name="ce9" office:value-type="time" office:time-value="PT12H20M00S" calcext:value-type="time">
            <text:p>12:20</text:p>
          </table:table-cell>
          <table:table-cell table:style-name="ce1" office:value-type="string" calcext:value-type="string">
            <text:p>J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2</text:p>
          </table:table-cell>
          <table:table-cell table:number-columns-repeated="5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4" table:number-rows-repeated="10481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6P0" style:volatile="true">
      <number:hours/>
      <number:text>:</number:text>
      <number:minutes number:style="long"/>
    </number:time-style>
    <number:text-style style:name="N126">
      <number:text-content/>
      <style:map style:condition="value()&lt;=1.79769313486232E+308" style:apply-style-name="N126P0"/>
    </number:text-style>
    <number:date-style style:name="N127P0" style:volatile="true">
      <number:month/>
      <number:text>/</number:text>
      <number:day/>
      <number:text>/</number:text>
      <number:year/>
    </number:date-style>
    <number:text-style style:name="N127">
      <number:text-content/>
      <style:map style:condition="value()&lt;=1.79769313486232E+308" style:apply-style-name="N127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09:54:11.1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tivity_20_Budget" style:display-name="PageStyle_Activity Budg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ighbour_20_Budget" style:display-name="PageStyle_Neighbour Budg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date>2021-06-07T09:56:19.068000000</dc:date>
    <meta:generator>LibreOffice/6.1.2.1$Windows_X86_64 LibreOffice_project/65905a128db06ba48db947242809d14d3f9a93fe</meta:generator>
    <meta:editing-duration>PT57S</meta:editing-duration>
    <meta:editing-cycles>1</meta:editing-cycles>
    <meta:document-statistic meta:table-count="2" meta:cell-count="932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